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2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3" style:family="graphic" style:parent-style-name="standard">
      <style:graphic-properties svg:stroke-width="0.7cm" svg:stroke-color="#000000" draw:marker-start-width="1.906cm" draw:marker-end-width="1.906cm" draw:stroke-linejoin="bevel" draw:fill="solid" draw:fill-color="#729fcf" draw:textarea-horizontal-align="justify" draw:textarea-vertical-align="middle" draw:auto-grow-height="false" fo:min-height="14.642cm" fo:min-width="14.392cm" fo:padding-top="0.479cm" fo:padding-bottom="0.479cm" fo:padding-left="0.604cm" fo:padding-right="0.604cm"/>
    </style:style>
    <style:style style:name="gr4" style:family="graphic" style:parent-style-name="measure">
      <style:graphic-properties draw:stroke-linejoin="bevel"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 draw:placing="above"/>
    </style:style>
    <style:style style:name="gr6" style:family="graphic" style:parent-style-name="measure" style:list-style-name="L1">
      <style:graphic-properties draw:textarea-vertical-align="middle" draw:line-distance="0.6cm" draw:placing="above"/>
    </style:style>
    <style:style style:name="gr7" style:family="graphic" style:parent-style-name="measure" style:list-style-name="L1">
      <style:graphic-properties draw:textarea-vertical-align="middle" draw:line-distance="0.6cm" draw:placing="above"/>
    </style:style>
    <style:style style:name="gr8" style:family="graphic" style:parent-style-name="measure" style:list-style-name="L1">
      <style:graphic-properties draw:textarea-vertical-align="middle" draw:line-distance="0.6cm" draw:placing="above"/>
    </style:style>
    <style:style style:name="gr9" style:family="graphic" style:parent-style-name="standard">
      <style:graphic-properties svg:stroke-width="0.7cm" svg:stroke-color="#729fcf" draw:marker-start-width="1.906cm" draw:marker-end-width="1.906cm" draw:stroke-linejoin="bevel" draw:fill="solid" draw:fill-color="#3465a4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10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3465a4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1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8cm" fo:min-width="0cm" fo:padding-top="0.276cm" fo:padding-bottom="0.276cm" fo:padding-left="0.401cm" fo:padding-right="0.401cm"/>
    </style:style>
    <style:style style:name="gr13" style:family="graphic" style:parent-style-name="measure">
      <style:graphic-properties draw:stroke-linejoin="bevel" draw:textarea-vertical-align="middle" draw:line-distance="1cm"/>
    </style:style>
    <style:style style:name="gr14" style:family="graphic" style:parent-style-name="measure" style:list-style-name="L1">
      <style:graphic-properties draw:textarea-vertical-align="middle" draw:line-distance="1cm" draw:placing="below"/>
    </style:style>
    <style:style style:name="gr15" style:family="graphic" style:parent-style-name="standard">
      <style:graphic-properties svg:stroke-width="0.1cm" svg:stroke-color="#666666" draw:marker-start-width="0.106cm" draw:marker-end-width="0.106cm" draw:stroke-linejoin="bevel" draw:fill="solid" draw:fill-color="#004586" draw:textarea-horizontal-align="justify" draw:textarea-vertical-align="middle" draw:auto-grow-height="false" fo:min-height="8.042cm" fo:min-width="3.792cm" fo:padding-top="0.179cm" fo:padding-bottom="0.179cm" fo:padding-left="0.304cm" fo:padding-right="0.304cm"/>
    </style:style>
    <style:style style:name="gr16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8cm" fo:min-width="0.3cm" draw:shadow-opacity="10%"/>
    </style:style>
    <style:style style:name="gr17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8cm"/>
    </style:style>
    <style:style style:name="gr1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1.1cm" draw:shadow-opacity="10%"/>
    </style:style>
    <style:style style:name="gr19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2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5cm" fo:min-width="1.9cm" draw:shadow-opacity="10%"/>
    </style:style>
    <style:style style:name="gr21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2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3cm" draw:shadow-opacity="10%"/>
    </style:style>
    <style:style style:name="gr23" style:family="graphic" style:parent-style-name="standard">
      <style:graphic-properties draw:stroke-linejoin="miter" draw:fill-color="#e6e6e6" draw:textarea-horizontal-align="justify" draw:textarea-vertical-align="middle" draw:auto-grow-height="false" fo:min-height="2.15cm" fo:min-width="0cm"/>
    </style:style>
    <style:style style:name="gr2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9cm" fo:min-width="0.3cm" draw:shadow-opacity="10%"/>
    </style:style>
    <style:style style:name="gr25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9cm"/>
    </style:style>
    <style:style style:name="gr26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4.148cm" fo:min-width="0.3cm" draw:shadow-opacity="10%"/>
    </style:style>
    <style:style style:name="gr27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3.898cm"/>
    </style:style>
    <style:style style:name="gr2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7cm" draw:shadow-opacity="10%"/>
    </style:style>
    <style:style style:name="gr29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30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31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33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34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.104cm" fo:min-width="0.1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848cm" fo:min-width="1.798cm" fo:padding-top="0.276cm" fo:padding-bottom="0.276cm" fo:padding-left="0.401cm" fo:padding-right="0.401cm"/>
    </style:style>
    <style:style style:name="gr36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1.498cm" fo:padding-top="0.326cm" fo:padding-bottom="0.326cm" fo:padding-left="0.451cm" fo:padding-right="0.451cm"/>
    </style:style>
    <style:style style:name="gr3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8" style:family="graphic" style:parent-style-name="standard">
      <style:graphic-properties svg:stroke-width="0.1cm" svg:stroke-color="#e6e6e6" draw:marker-start-width="0.106cm" draw:marker-end-width="0.106cm" draw:stroke-linejoin="bevel" draw:fill="solid" draw:fill-color="#e6e6e6" draw:textarea-horizontal-align="justify" draw:textarea-vertical-align="middle" draw:auto-grow-height="false" fo:min-height="1.642cm" fo:min-width="4.592cm" fo:padding-top="0.179cm" fo:padding-bottom="0.179cm" fo:padding-left="0.304cm" fo:padding-right="0.304cm"/>
    </style:style>
    <style:style style:name="gr39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4.95cm" fo:min-width="1.3cm"/>
    </style:style>
    <style:style style:name="gr40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2.598cm" fo:padding-top="0.276cm" fo:padding-bottom="0.276cm" fo:padding-left="0.401cm" fo:padding-right="0.401cm"/>
    </style:style>
    <style:style style:name="gr41" style:family="graphic" style:parent-style-name="standard">
      <style:graphic-properties svg:stroke-width="0.2cm" svg:stroke-color="#cccccc" draw:marker-start-width="0.8cm" draw:marker-end-width="0.8cm" draw:fill-color="#b3b3b3" draw:textarea-horizontal-align="justify" draw:textarea-vertical-align="middle" draw:auto-grow-height="false" fo:min-height="0.911cm" fo:min-width="1.301cm" fo:padding-top="0.225cm" fo:padding-bottom="0.225cm" fo:padding-left="0.35cm" fo:padding-right="0.35cm"/>
    </style:style>
    <style:style style:name="gr42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0.798cm" fo:padding-top="0.276cm" fo:padding-bottom="0.276cm" fo:padding-left="0.401cm" fo:padding-right="0.401cm"/>
    </style:style>
    <style:style style:name="gr43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7cm" fo:min-width="0.7cm" fo:padding-top="0.225cm" fo:padding-bottom="0.225cm" fo:padding-left="0.35cm" fo:padding-right="0.35cm"/>
    </style:style>
    <style:style style:name="gr45" style:family="graphic" style:parent-style-name="standard">
      <style:graphic-properties svg:stroke-width="0.2cm" svg:stroke-color="#cccccc" draw:marker-start-width="0.8cm" draw:marker-end-width="0.8cm" svg:stroke-linecap="round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6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0cm" fo:padding-top="0.326cm" fo:padding-bottom="0.326cm" fo:padding-left="0.451cm" fo:padding-right="0.451cm"/>
    </style:style>
    <style:style style:name="gr4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9cm" fo:min-width="3.098cm" fo:padding-top="0.326cm" fo:padding-bottom="0.326cm" fo:padding-left="0.451cm" fo:padding-right="0.451cm"/>
    </style:style>
    <style:style style:name="gr4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9.498cm" fo:padding-top="0.326cm" fo:padding-bottom="0.326cm" fo:padding-left="0.451cm" fo:padding-right="0.451cm"/>
    </style:style>
    <style:style style:name="gr49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01cm" fo:padding-top="0.225cm" fo:padding-bottom="0.225cm" fo:padding-left="0.35cm" fo:padding-right="0.35cm"/>
    </style:style>
    <style:style style:name="gr50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884cm" fo:min-width="2.9cm" fo:padding-top="0.225cm" fo:padding-bottom="0.225cm" fo:padding-left="0.35cm" fo:padding-right="0.35cm"/>
    </style:style>
    <style:style style:name="gr5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28cm" fo:min-width="0.5cm" fo:padding-top="0.225cm" fo:padding-bottom="0.225cm" fo:padding-left="0.35cm" fo:padding-right="0.35cm"/>
    </style:style>
    <style:style style:name="gr5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748cm" fo:min-width="0cm" fo:padding-top="0.326cm" fo:padding-bottom="0.326cm" fo:padding-left="0.451cm" fo:padding-right="0.451cm"/>
    </style:style>
    <style:style style:name="gr5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48cm" fo:min-width="3.898cm" fo:padding-top="0.326cm" fo:padding-bottom="0.326cm" fo:padding-left="0.451cm" fo:padding-right="0.451cm"/>
    </style:style>
    <style:style style:name="gr5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5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3.948cm" fo:min-width="8.298cm" fo:padding-top="0.326cm" fo:padding-bottom="0.326cm" fo:padding-left="0.451cm" fo:padding-right="0.451cm"/>
    </style:style>
    <style:style style:name="gr56" style:family="graphic" style:parent-style-name="standard">
      <style:graphic-properties draw:stroke="none" svg:stroke-color="#000000" draw:fill="none" draw:fill-color="#ffffff" fo:min-height="1.455cm"/>
    </style:style>
    <style:style style:name="gr57" style:family="graphic" style:parent-style-name="standard">
      <style:graphic-properties svg:stroke-width="0.4cm" svg:stroke-color="#999999" draw:marker-start-width="0.3cm" draw:marker-end-width="0.3cm" draw:stroke-linejoin="round" svg:stroke-linecap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58" style:family="graphic" style:parent-style-name="standard">
      <style:graphic-properties svg:stroke-width="0.212cm" svg:stroke-color="#999999" draw:marker-start-width="0.518cm" draw:marker-end-width="0.518cm" draw:stroke-linejoin="round" svg:stroke-linecap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59" style:family="graphic" style:parent-style-name="standard">
      <style:graphic-properties draw:stroke="none" draw:stroke-linejoin="round" svg:stroke-linecap="round" draw:fill="none" draw:fill-color="#ffff99" draw:fill-image-width="0cm" draw:fill-image-height="0cm" fo:min-height="1.131cm"/>
    </style:style>
    <style:style style:name="gr60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right" draw:textarea-vertical-align="middle" draw:auto-grow-height="false" fo:min-height="0.335cm" fo:min-width="0.088cm" fo:padding-top="0.231cm" fo:padding-bottom="0.231cm" fo:padding-left="0.356cm" fo:padding-right="0.356cm"/>
    </style:style>
    <style:style style:name="gr61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0.459cm" fo:min-width="0.7cm" fo:padding-top="0.225cm" fo:padding-bottom="0.225cm" fo:padding-left="0.35cm" fo:padding-right="0.35cm"/>
    </style:style>
    <style:style style:name="gr6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6.348cm" fo:min-width="1.298cm" fo:padding-top="0.326cm" fo:padding-bottom="0.326cm" fo:padding-left="0.451cm" fo:padding-right="0.451cm"/>
    </style:style>
    <style:style style:name="gr6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8cm" fo:min-width="0.7cm" fo:padding-top="0.225cm" fo:padding-bottom="0.225cm" fo:padding-left="0.35cm" fo:padding-right="0.35cm"/>
    </style:style>
    <style:style style:name="gr6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819cm" fo:min-width="2.801cm" fo:padding-top="0.225cm" fo:padding-bottom="0.225cm" fo:padding-left="0.35cm" fo:padding-right="0.35cm"/>
    </style:style>
    <style:style style:name="gr65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9cm" fo:min-width="0.3cm" fo:padding-top="0.225cm" fo:padding-bottom="0.225cm" fo:padding-left="0.35cm" fo:padding-right="0.35cm"/>
    </style:style>
    <style:style style:name="gr6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847cm" fo:min-width="1.301cm" fo:padding-top="0.225cm" fo:padding-bottom="0.225cm" fo:padding-left="0.35cm" fo:padding-right="0.35cm"/>
    </style:style>
    <style:style style:name="gr6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748cm" fo:min-width="1.498cm" fo:padding-top="0.326cm" fo:padding-bottom="0.326cm" fo:padding-left="0.451cm" fo:padding-right="0.451cm"/>
    </style:style>
    <style:style style:name="gr68" style:family="graphic" style:parent-style-name="standard">
      <style:graphic-properties svg:stroke-width="0.2cm" svg:stroke-color="#cccccc" draw:marker-start-width="0.746cm" draw:marker-end-width="0.746cm" draw:stroke-linejoin="bevel" svg:stroke-linecap="round" draw:fill="solid" draw:fill-color="#b3b3b3" draw:textarea-horizontal-align="justify" draw:textarea-vertical-align="middle" draw:auto-grow-height="false" fo:min-height="0cm" fo:min-width="0.902cm" fo:padding-top="0.224cm" fo:padding-bottom="0.224cm" fo:padding-left="0.349cm" fo:padding-right="0.349cm"/>
    </style:style>
    <style:style style:name="gr6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548cm" fo:min-width="3.498cm" fo:padding-top="0.326cm" fo:padding-bottom="0.326cm" fo:padding-left="0.451cm" fo:padding-right="0.451cm"/>
    </style:style>
    <style:style style:name="gr70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8cm" fo:min-width="0.3cm" fo:padding-top="0.225cm" fo:padding-bottom="0.225cm" fo:padding-left="0.35cm" fo:padding-right="0.35cm"/>
    </style:style>
    <style:style style:name="gr71" style:family="graphic" style:parent-style-name="standard">
      <style:graphic-properties svg:stroke-width="0.1cm" svg:stroke-color="#cccccc" draw:marker-start-width="0cm" draw:marker-end-width="0cm" draw:fill-color="#cccccc" draw:textarea-horizontal-align="justify" draw:textarea-vertical-align="middle" draw:auto-grow-height="false" fo:min-height="0.039cm" fo:min-width="0.001cm" fo:padding-top="0.175cm" fo:padding-bottom="0.175cm" fo:padding-left="0.3cm" fo:padding-right="0.3cm"/>
    </style:style>
    <style:style style:name="gr7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8cm" fo:padding-top="0.231cm" fo:padding-bottom="0.231cm" fo:padding-left="0.356cm" fo:padding-right="0.356cm"/>
    </style:style>
    <style:style style:name="gr73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3cm" fo:min-width="1.5cm" draw:shadow-opacity="50%"/>
    </style:style>
    <style:style style:name="gr74" style:family="graphic" style:parent-style-name="standard">
      <style:graphic-properties svg:stroke-width="0.3cm" svg:stroke-color="#3465a4" draw:marker-start-width="1.1cm" draw:marker-end-width="1.1cm" draw:textarea-horizontal-align="justify" draw:textarea-vertical-align="middle" draw:auto-grow-height="false" fo:min-height="1.587cm" fo:min-width="0.96cm" fo:padding-top="0.275cm" fo:padding-bottom="0.275cm" fo:padding-left="0.4cm" fo:padding-right="0.4cm" draw:shadow="hidden"/>
    </style:style>
    <style:style style:name="gr75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179cm" fo:padding-bottom="0.179cm" fo:padding-left="0.304cm" fo:padding-right="0.304cm"/>
    </style:style>
    <style:style style:name="gr76" style:family="graphic" style:parent-style-name="standard">
      <style:graphic-properties svg:stroke-width="0.106cm" svg:stroke-color="#666666" draw:marker-start-width="0.659cm" draw:marker-end-width="0.659cm" draw:fill-color="#999999" draw:textarea-horizontal-align="right" draw:textarea-vertical-align="bottom" draw:auto-grow-height="false" fo:min-height="1cm" fo:min-width="1cm" fo:padding-top="0cm" fo:padding-bottom="0cm" fo:padding-left="0cm" fo:padding-right="0cm"/>
    </style:style>
    <style:style style:name="gr77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644cm" fo:min-width="0.594cm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3cm" fo:min-width="0.594cm" fo:padding-top="0.178cm" fo:padding-bottom="0.178cm" fo:padding-left="0.303cm" fo:padding-right="0.303cm"/>
    </style:style>
    <style:style style:name="gr79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right" draw:textarea-vertical-align="bottom" draw:auto-grow-height="false" fo:min-height="0.844cm" fo:min-width="1.994cm" fo:padding-top="0.178cm" fo:padding-bottom="0.178cm" fo:padding-left="0.303cm" fo:padding-right="0.303cm"/>
    </style:style>
    <style:style style:name="gr80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81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82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justify" draw:textarea-vertical-align="middle" draw:auto-grow-height="false" fo:min-height="0.741cm" fo:min-width="5.143cm" fo:padding-top="0.23cm" fo:padding-bottom="0.23cm" fo:padding-left="0.355cm" fo:padding-right="0.355cm"/>
    </style:style>
    <style:style style:name="gr83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84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85" style:family="graphic" style:parent-style-name="measure">
      <style:graphic-properties draw:textarea-vertical-align="middle" draw:line-distance="0.156cm" draw:placing="above"/>
    </style:style>
    <style:style style:name="gr86" style:family="graphic" style:parent-style-name="measure">
      <style:graphic-properties draw:textarea-vertical-align="middle" draw:line-distance="0.9cm" draw:placing="above"/>
    </style:style>
    <style:style style:name="gr87" style:family="graphic" style:parent-style-name="measure" style:list-style-name="L1">
      <style:graphic-properties draw:textarea-vertical-align="middle" draw:line-distance="0.597cm" draw:end-guide="0.003cm"/>
    </style:style>
    <style:style style:name="gr8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89" style:family="graphic" style:parent-style-name="measure" style:list-style-name="L1">
      <style:graphic-properties draw:textarea-vertical-align="middle" draw:line-distance="0.1cm" draw:placing="below"/>
    </style:style>
    <style:style style:name="gr90" style:family="graphic" style:parent-style-name="measure">
      <style:graphic-properties draw:textarea-vertical-align="middle" draw:line-distance="0.7cm" draw:placing="above"/>
    </style:style>
    <style:style style:name="gr9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9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9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9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9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96" style:family="graphic" style:parent-style-name="measure">
      <style:graphic-properties draw:textarea-vertical-align="middle" draw:line-distance="0.3cm" draw:placing="below"/>
    </style:style>
    <style:style style:name="gr97" style:family="graphic" style:parent-style-name="measure" style:list-style-name="L1">
      <style:graphic-properties draw:textarea-vertical-align="middle" draw:line-distance="0.5cm" draw:placing="above"/>
    </style:style>
    <style:style style:name="gr98" style:family="graphic" style:parent-style-name="measure">
      <style:graphic-properties draw:textarea-vertical-align="middle" draw:line-distance="0.8cm" draw:placing="above"/>
    </style:style>
    <style:style style:name="gr99" style:family="graphic" style:parent-style-name="measure" style:list-style-name="L1">
      <style:graphic-properties draw:textarea-vertical-align="middle" draw:line-distance="0.366cm" draw:placing="above"/>
    </style:style>
    <style:style style:name="gr100" style:family="graphic" style:parent-style-name="measure" style:list-style-name="L1">
      <style:graphic-properties draw:textarea-vertical-align="middle" draw:line-distance="0.366cm" draw:placing="above"/>
    </style:style>
    <style:style style:name="gr101" style:family="graphic" style:parent-style-name="objectwithoutfill">
      <style:graphic-properties svg:stroke-width="0.301cm" svg:stroke-color="#cccccc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102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103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04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105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2cm" fo:min-width="1.2cm" fo:padding-top="0cm" fo:padding-bottom="0cm" fo:padding-left="0cm" fo:padding-right="0cm"/>
    </style:style>
    <style:style style:name="gr10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594cm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10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109" style:family="graphic" style:parent-style-name="measure">
      <style:graphic-properties draw:textarea-vertical-align="middle" draw:line-distance="0.9cm"/>
    </style:style>
    <style:style style:name="gr11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111" style:family="graphic" style:parent-style-name="measure">
      <style:graphic-properties draw:textarea-vertical-align="middle" draw:line-distance="0.4cm" draw:placing="below"/>
    </style:style>
    <style:style style:name="gr112" style:family="graphic" style:parent-style-name="measure">
      <style:graphic-properties draw:textarea-vertical-align="middle" draw:line-distance="0.399cm" draw:start-guide="0.1cm" draw:placing="below"/>
    </style:style>
    <style:style style:name="gr113" style:family="graphic" style:parent-style-name="measure">
      <style:graphic-properties draw:textarea-vertical-align="middle" draw:line-distance="0.65cm" draw:placing="above"/>
    </style:style>
    <style:style style:name="gr114" style:family="graphic" style:parent-style-name="measure" style:list-style-name="L1">
      <style:graphic-properties draw:textarea-vertical-align="middle" draw:line-distance="1.1cm" draw:placing="above"/>
    </style:style>
    <style:style style:name="gr115" style:family="graphic" style:parent-style-name="measure">
      <style:graphic-properties draw:textarea-vertical-align="middle" draw:line-distance="3.1cm" draw:placing="above"/>
    </style:style>
    <style:style style:name="gr116" style:family="graphic" style:parent-style-name="measure">
      <style:graphic-properties draw:textarea-vertical-align="middle" draw:line-distance="0.2cm" draw:placing="below"/>
    </style:style>
    <style:style style:name="gr117" style:family="graphic" style:parent-style-name="measure" style:list-style-name="L1">
      <style:graphic-properties draw:textarea-vertical-align="middle" draw:line-distance="0.5cm" draw:placing="below"/>
    </style:style>
    <style:style style:name="gr118" style:family="graphic" style:parent-style-name="measure">
      <style:graphic-properties draw:textarea-vertical-align="middle" draw:line-distance="0.7cm" draw:start-guide="-0.111cm" draw:end-guide="0.2cm" draw:placing="above"/>
    </style:style>
    <style:style style:name="gr119" style:family="graphic" style:parent-style-name="measure" style:list-style-name="L1">
      <style:graphic-properties draw:textarea-vertical-align="middle" draw:line-distance="0.8cm" draw:end-guide="0.003cm"/>
    </style:style>
    <style:style style:name="gr120" style:family="graphic" style:parent-style-name="measure">
      <style:graphic-properties draw:textarea-vertical-align="middle" draw:line-distance="0.2cm" draw:placing="above"/>
    </style:style>
    <style:style style:name="gr121" style:family="graphic" style:parent-style-name="measure" style:list-style-name="L1">
      <style:graphic-properties draw:textarea-vertical-align="middle" draw:line-distance="0.366cm" draw:placing="below"/>
    </style:style>
    <style:style style:name="gr122" style:family="graphic" style:parent-style-name="measure">
      <style:graphic-properties draw:textarea-vertical-align="middle" draw:line-distance="0.412cm" draw:placing="above"/>
    </style:style>
    <style:style style:name="gr123" style:family="graphic" style:parent-style-name="measure" style:list-style-name="L1">
      <style:graphic-properties draw:textarea-vertical-align="middle" draw:line-distance="0.597cm" draw:end-guide="0.003cm"/>
    </style:style>
    <style:style style:name="gr12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3.393cm" fo:padding-top="0.178cm" fo:padding-bottom="0.178cm" fo:padding-left="0.303cm" fo:padding-right="0.303cm"/>
    </style:style>
    <style:style style:name="gr12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126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2cm" fo:min-width="2cm" fo:padding-top="0cm" fo:padding-bottom="0cm" fo:padding-left="0cm" fo:padding-right="0cm"/>
    </style:style>
    <style:style style:name="gr127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401cm" fo:min-width="1.4cm" fo:padding-top="0cm" fo:padding-bottom="0cm" fo:padding-left="0cm" fo:padding-right="0cm"/>
    </style:style>
    <style:style style:name="gr12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129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394cm" fo:padding-top="0.178cm" fo:padding-bottom="0.178cm" fo:padding-left="0.303cm" fo:padding-right="0.303cm"/>
    </style:style>
    <style:style style:name="gr130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.442cm" fo:min-width="0.192cm" fo:padding-top="0.179cm" fo:padding-bottom="0.179cm" fo:padding-left="0.304cm" fo:padding-right="0.304cm"/>
    </style:style>
    <style:style style:name="gr131" style:family="graphic" style:parent-style-name="measure" style:list-style-name="L1">
      <style:graphic-properties draw:textarea-vertical-align="middle" draw:line-distance="0.3cm" draw:start-guide="0cm" draw:placing="below"/>
    </style:style>
    <style:style style:name="gr132" style:family="graphic" style:parent-style-name="measure" style:list-style-name="L1">
      <style:graphic-properties draw:textarea-vertical-align="middle" draw:line-distance="0.2cm" draw:placing="below"/>
    </style:style>
    <style:style style:name="gr133" style:family="graphic" style:parent-style-name="measure">
      <style:graphic-properties draw:textarea-vertical-align="middle" draw:line-distance="0cm" draw:placing="above"/>
    </style:style>
    <style:style style:name="gr134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135" style:family="graphic" style:parent-style-name="measure">
      <style:graphic-properties draw:textarea-vertical-align="middle" draw:line-distance="2.4cm" draw:placing="above"/>
    </style:style>
    <style:style style:name="gr136" style:family="graphic" style:parent-style-name="measure" style:list-style-name="L1">
      <style:graphic-properties draw:textarea-vertical-align="middle" draw:line-distance="0.366cm" draw:start-guide="0cm" draw:placing="above"/>
    </style:style>
    <style:style style:name="gr137" style:family="graphic" style:parent-style-name="standard">
      <style:graphic-properties draw:fill-color="#b84700" draw:opacity="50%" draw:textarea-horizontal-align="justify" draw:textarea-vertical-align="middle" draw:auto-grow-height="false" fo:min-height="16.15cm" fo:min-width="0cm" draw:shadow-opacity="50%"/>
    </style:style>
    <style:style style:name="gr138" style:family="graphic" style:parent-style-name="standard">
      <style:graphic-properties draw:fill-color="#b84700" draw:textarea-horizontal-align="justify" draw:textarea-vertical-align="middle" draw:auto-grow-height="false" fo:min-height="0.552cm" fo:min-width="0cm"/>
    </style:style>
    <style:style style:name="gr139" style:family="graphic" style:parent-style-name="standard">
      <style:graphic-properties draw:fill-color="#b84700" draw:textarea-horizontal-align="justify" draw:textarea-vertical-align="middle" draw:auto-grow-height="false" fo:min-height="0.551cm" fo:min-width="0cm"/>
    </style:style>
    <style:style style:name="gr140" style:family="graphic" style:parent-style-name="standard">
      <style:graphic-properties draw:fill="none" draw:fill-color="#b84700" draw:opacity="50%" draw:textarea-horizontal-align="justify" draw:textarea-vertical-align="middle" draw:auto-grow-height="false" fo:min-height="16.15cm" fo:min-width="0cm" draw:shadow-opacity="50%"/>
    </style:style>
    <style:style style:name="gr141" style:family="graphic" style:parent-style-name="standard">
      <style:graphic-properties draw:fill-color="#b84700" draw:opacity="50%" draw:textarea-horizontal-align="justify" draw:textarea-vertical-align="middle" draw:auto-grow-height="false" fo:min-height="0.149cm" fo:min-width="14.3cm" draw:shadow-opacity="50%"/>
    </style:style>
    <style:style style:name="gr142" style:family="graphic" style:parent-style-name="standard">
      <style:graphic-properties draw:fill-color="#b84700" draw:opacity="50%" draw:textarea-horizontal-align="justify" draw:textarea-vertical-align="middle" draw:auto-grow-height="false" fo:min-height="0.148cm" fo:min-width="14.3cm" draw:shadow-opacity="50%"/>
    </style:style>
    <style:style style:name="gr143" style:family="graphic" style:parent-style-name="standard">
      <style:graphic-properties svg:stroke-width="0.7cm" svg:stroke-color="#000000" draw:marker-start-width="1.906cm" draw:marker-end-width="1.906cm" draw:stroke-linejoin="bevel" draw:fill="solid" draw:fill-color="#000000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144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5cm"/>
    </style:style>
    <style:style style:name="gr14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000000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4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000000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47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4.342cm" fo:min-width="6.493cm" fo:padding-top="0.429cm" fo:padding-bottom="0.429cm" fo:padding-left="0.554cm" fo:padding-right="0.554cm"/>
    </style:style>
    <style:style style:name="gr148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4.342cm" fo:min-width="6.492cm" fo:padding-top="0.429cm" fo:padding-bottom="0.429cm" fo:padding-left="0.554cm" fo:padding-right="0.554cm"/>
    </style:style>
    <style:style style:name="gr149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150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151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142cm" fo:min-width="6.492cm" fo:padding-top="0.429cm" fo:padding-bottom="0.429cm" fo:padding-left="0.554cm" fo:padding-right="0.554cm"/>
    </style:style>
    <style:style style:name="gr152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2cm" fo:padding-top="0.429cm" fo:padding-bottom="0.429cm" fo:padding-left="0.554cm" fo:padding-right="0.554cm"/>
    </style:style>
    <style:style style:name="gr153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3cm" fo:padding-top="0.429cm" fo:padding-bottom="0.429cm" fo:padding-left="0.554cm" fo:padding-right="0.554cm"/>
    </style:style>
    <style:style style:name="gr154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3cm" fo:padding-top="0.429cm" fo:padding-bottom="0.429cm" fo:padding-left="0.554cm" fo:padding-right="0.554cm"/>
    </style:style>
    <style:style style:name="gr155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142cm" fo:min-width="6.493cm" fo:padding-top="0.429cm" fo:padding-bottom="0.429cm" fo:padding-left="0.554cm" fo:padding-right="0.554cm"/>
    </style:style>
    <style:style style:name="gr156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157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158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159" style:family="graphic" style:parent-style-name="measure" style:list-style-name="L1">
      <style:graphic-properties draw:textarea-vertical-align="middle" draw:line-distance="0.6cm" draw:placing="above"/>
    </style:style>
    <style:style style:name="gr160" style:family="graphic" style:parent-style-name="measure" style:list-style-name="L1">
      <style:graphic-properties draw:textarea-vertical-align="middle" draw:line-distance="0.494cm" draw:placing="above"/>
    </style:style>
    <style:style style:name="gr161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9.142cm" fo:min-width="0cm" fo:padding-top="0.429cm" fo:padding-bottom="0.429cm" fo:padding-left="0.554cm" fo:padding-right="0.554cm"/>
    </style:style>
    <style:style style:name="gr162" style:family="graphic" style:parent-style-name="standard">
      <style:graphic-properties svg:stroke-width="0.6cm" svg:stroke-color="#666666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163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Houtvezelwand" draw:fill-hatch-solid="false" draw:textarea-horizontal-align="right" draw:textarea-vertical-align="middle" draw:auto-grow-height="false" fo:min-height="7.545cm" fo:min-width="12.098cm" fo:padding-top="0.226cm" fo:padding-bottom="0.226cm" fo:padding-left="0.351cm" fo:padding-right="0.351cm"/>
    </style:style>
    <style:style style:name="gr164" style:family="graphic" style:parent-style-name="standard">
      <style:graphic-properties draw:stroke="none" svg:stroke-width="0cm" svg:stroke-color="#000000" draw:marker-start-width="0.201cm" draw:marker-end-width="0.201cm" draw:stroke-linejoin="miter" draw:fill="hatch" draw:fill-color="#cccccc" draw:fill-hatch-name="Houtvezelwand" draw:fill-hatch-solid="false" draw:textarea-horizontal-align="right" draw:textarea-vertical-align="middle" draw:auto-grow-height="false" fo:min-height="7.95cm" fo:min-width="14.498cm" fo:padding-top="0.226cm" fo:padding-bottom="0.226cm" fo:padding-left="0.351cm" fo:padding-right="0.351cm"/>
    </style:style>
    <style:style style:name="gr16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66" style:family="graphic" style:parent-style-name="objectwithoutfill">
      <style:graphic-properties svg:stroke-width="0.3cm" svg:stroke-color="#b3b3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67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48cm" fo:min-width="1.5cm"/>
    </style:style>
    <style:style style:name="gr16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0.088cm" fo:padding-top="0.231cm" fo:padding-bottom="0.231cm" fo:padding-left="0.356cm" fo:padding-right="0.356cm"/>
    </style:style>
    <style:style style:name="gr16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170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338cm" fo:min-width="1.288cm" fo:padding-top="0.231cm" fo:padding-bottom="0.231cm" fo:padding-left="0.356cm" fo:padding-right="0.356cm"/>
    </style:style>
    <style:style style:name="gr171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5cm" draw:shadow-opacity="10%"/>
    </style:style>
    <style:style style:name="gr172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73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174" style:family="graphic" style:parent-style-name="standard">
      <style:graphic-properties draw:stroke="none" draw:fill="none" draw:fill-color="#ffff99" draw:fill-image-width="0cm" draw:fill-image-height="0cm" fo:min-height="0.712cm"/>
    </style:style>
    <style:style style:name="gr17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348cm" fo:min-width="5.9cm" fo:padding-top="0.326cm" fo:padding-bottom="0.326cm" fo:padding-left="0.451cm" fo:padding-right="0.451cm"/>
    </style:style>
    <style:style style:name="gr17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715cm" fo:min-width="9.098cm" fo:padding-top="0.326cm" fo:padding-bottom="0.326cm" fo:padding-left="0.451cm" fo:padding-right="0.451cm"/>
    </style:style>
    <style:style style:name="gr17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7cm" fo:min-width="2.9cm" fo:padding-top="0.326cm" fo:padding-bottom="0.326cm" fo:padding-left="0.451cm" fo:padding-right="0.451cm"/>
    </style:style>
    <style:style style:name="gr17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381cm" fo:min-width="6.496cm" fo:padding-top="0.326cm" fo:padding-bottom="0.326cm" fo:padding-left="0.451cm" fo:padding-right="0.451cm"/>
    </style:style>
    <style:style style:name="gr179" style:family="graphic" style:parent-style-name="standard">
      <style:graphic-properties draw:stroke="none" draw:fill-color="#000000" draw:textarea-horizontal-align="justify" draw:textarea-vertical-align="middle" draw:auto-grow-height="false" fo:min-height="10.15cm" fo:min-width="0cm"/>
    </style:style>
    <style:style style:name="gr180" style:family="graphic" style:parent-style-name="standard">
      <style:graphic-properties draw:stroke="none" draw:fill-color="#000000" draw:textarea-horizontal-align="justify" draw:textarea-vertical-align="middle" draw:auto-grow-height="false" fo:min-height="0.149cm" fo:min-width="13.902cm"/>
    </style:style>
    <style:style style:name="gr181" style:family="graphic" style:parent-style-name="standard">
      <style:graphic-properties draw:stroke="none" draw:fill-color="#000000" draw:textarea-horizontal-align="justify" draw:textarea-vertical-align="middle" draw:auto-grow-height="false" fo:min-height="0.152cm" fo:min-width="4.302cm"/>
    </style:style>
    <style:style style:name="gr182" style:family="graphic" style:parent-style-name="standard">
      <style:graphic-properties draw:stroke-linejoin="miter" draw:fill-color="#e6e6e6" draw:textarea-horizontal-align="justify" draw:textarea-vertical-align="middle" draw:auto-grow-height="false" fo:min-height="0.55cm" fo:min-width="0cm"/>
    </style:style>
    <style:style style:name="gr183" style:family="graphic" style:parent-style-name="standard">
      <style:graphic-properties draw:stroke="none" draw:fill-color="#000000" draw:textarea-horizontal-align="justify" draw:textarea-vertical-align="middle" draw:auto-grow-height="false" fo:min-height="5.15cm" fo:min-width="0cm"/>
    </style:style>
    <style:style style:name="gr18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5cm" fo:min-width="2.594cm" fo:padding-top="0.178cm" fo:padding-bottom="0.178cm" fo:padding-left="0.303cm" fo:padding-right="0.303cm"/>
    </style:style>
    <style:style style:name="gr18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8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43cm" fo:min-width="3.394cm" fo:padding-top="0.178cm" fo:padding-bottom="0.178cm" fo:padding-left="0.303cm" fo:padding-right="0.303cm"/>
    </style:style>
    <style:style style:name="gr187" style:family="graphic" style:parent-style-name="measure">
      <style:graphic-properties draw:textarea-vertical-align="middle" draw:line-distance="0cm" draw:placing="below"/>
    </style:style>
    <style:style style:name="gr188" style:family="graphic" style:parent-style-name="measure">
      <style:graphic-properties draw:textarea-vertical-align="middle" draw:line-distance="0.4cm" draw:start-guide="0cm" draw:placing="below"/>
    </style:style>
    <style:style style:name="gr189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19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0.741cm" fo:min-width="5.29cm" fo:padding-top="0.23cm" fo:padding-bottom="0.23cm" fo:padding-left="0.355cm" fo:padding-right="0.355cm" draw:shadow-opacity="0%"/>
    </style:style>
    <style:style style:name="gr191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opacity="0%" draw:textarea-horizontal-align="center" draw:textarea-vertical-align="middle" draw:auto-grow-height="false" fo:min-height="1.548cm" fo:min-width="8.097cm" fo:padding-top="0.226cm" fo:padding-bottom="0.226cm" fo:padding-left="0.351cm" fo:padding-right="0.351cm" draw:shadow-opacity="0%"/>
    </style:style>
    <style:style style:name="gr19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0.741cm" fo:min-width="2.293cm" fo:padding-top="0.23cm" fo:padding-bottom="0.23cm" fo:padding-left="0.355cm" fo:padding-right="0.355cm" draw:shadow-opacity="0%"/>
    </style:style>
    <style:style style:name="gr19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1.14cm" fo:min-width="3.89cm" fo:padding-top="0.23cm" fo:padding-bottom="0.23cm" fo:padding-left="0.355cm" fo:padding-right="0.355cm" draw:shadow-opacity="0%"/>
    </style:style>
    <style:style style:name="gr19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19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9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197" style:family="graphic" style:parent-style-name="measure">
      <style:graphic-properties draw:textarea-vertical-align="middle"/>
    </style:style>
    <style:style style:name="gr19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19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5cm" fo:padding-top="0.178cm" fo:padding-bottom="0.178cm" fo:padding-left="0.303cm" fo:padding-right="0.303cm"/>
    </style:style>
    <style:style style:name="gr200" style:family="graphic" style:parent-style-name="measure">
      <style:graphic-properties draw:textarea-vertical-align="middle" draw:line-distance="0.433cm" draw:placing="below"/>
    </style:style>
    <style:style style:name="gr201" style:family="graphic" style:parent-style-name="standard">
      <style:graphic-properties svg:stroke-width="0.05cm" svg:stroke-color="#ffffff" draw:marker-start-width="0.35cm" draw:marker-end-width="0.35cm" draw:stroke-linejoin="miter" draw:fill-color="#e6e6e6" draw:textarea-horizontal-align="justify" draw:textarea-vertical-align="middle" draw:auto-grow-height="false" fo:min-height="0.1cm" fo:min-width="2.251cm" fo:padding-top="0.15cm" fo:padding-bottom="0.15cm" fo:padding-left="0.275cm" fo:padding-right="0.275cm"/>
    </style:style>
    <style:style style:name="gr202" style:family="graphic" style:parent-style-name="standard">
      <style:graphic-properties svg:stroke-width="0.05cm" svg:stroke-color="#ffffff" draw:marker-start-width="0.35cm" draw:marker-end-width="0.35cm" draw:stroke-linejoin="miter" draw:fill-color="#e6e6e6" draw:textarea-horizontal-align="justify" draw:textarea-vertical-align="middle" draw:auto-grow-height="false" fo:min-height="0cm" fo:min-width="2.051cm" fo:padding-top="0.15cm" fo:padding-bottom="0.15cm" fo:padding-left="0.275cm" fo:padding-right="0.275cm"/>
    </style:style>
    <style:style style:name="gr203" style:family="graphic" style:parent-style-name="objectwithoutfill">
      <style:graphic-properties svg:stroke-width="0.201cm" svg:stroke-color="#b3b3b3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204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opacity="0%" draw:textarea-horizontal-align="justify" draw:textarea-vertical-align="middle" draw:auto-grow-height="false" fo:min-height="6.34cm" fo:min-width="2.09cm" fo:padding-top="0.23cm" fo:padding-bottom="0.23cm" fo:padding-left="0.355cm" fo:padding-right="0.355cm" draw:shadow-opacity="0%"/>
    </style:style>
    <style:style style:name="gr205" style:family="graphic" style:parent-style-name="standard">
      <style:graphic-properties svg:stroke-width="0cm" svg:stroke-color="#999999" draw:stroke-linejoin="miter" svg:stroke-linecap="round" draw:fill="hatch" draw:fill-color="#008000" draw:fill-hatch-name="Black_20_90_20_Degrees" draw:fill-hatch-solid="true" draw:opacity="50%" draw:textarea-horizontal-align="right" draw:textarea-vertical-align="middle" draw:auto-grow-height="false" fo:min-height="16.15cm" fo:min-width="4.3cm" draw:shadow-opacity="50%"/>
    </style:style>
    <style:style style:name="gr206" style:family="graphic" style:parent-style-name="standard">
      <style:graphic-properties draw:stroke="none" draw:fill-color="#000000" draw:textarea-horizontal-align="justify" draw:textarea-vertical-align="middle" draw:auto-grow-height="false" fo:min-height="0.149cm" fo:min-width="3.9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0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538cm" fo:min-width="1.688cm" fo:padding-top="0.231cm" fo:padding-bottom="0.231cm" fo:padding-left="0.356cm" fo:padding-right="0.356cm"/>
    </style:style>
    <style:style style:name="gr209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210" style:family="graphic" style:parent-style-name="measure" style:list-style-name="L1">
      <style:graphic-properties draw:textarea-vertical-align="middle" draw:line-distance="0.6cm" draw:placing="above"/>
    </style:style>
    <style:style style:name="gr211" style:family="graphic" style:parent-style-name="measure" style:list-style-name="L1">
      <style:graphic-properties draw:textarea-vertical-align="middle" draw:line-distance="0.6cm" draw:placing="above"/>
    </style:style>
    <style:style style:name="gr212" style:family="graphic" style:parent-style-name="measure" style:list-style-name="L1">
      <style:graphic-properties draw:textarea-vertical-align="middle" draw:line-distance="0.6cm" draw:placing="above"/>
    </style:style>
    <style:style style:name="gr213" style:family="graphic" style:parent-style-name="measure" style:list-style-name="L1">
      <style:graphic-properties draw:textarea-vertical-align="middle" draw:line-distance="0.6cm" draw:placing="above"/>
    </style:style>
    <style:style style:name="gr214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215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729fcf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216" style:family="graphic" style:parent-style-name="measure" style:list-style-name="L1">
      <style:graphic-properties draw:textarea-vertical-align="middle" draw:line-distance="1cm" draw:placing="below"/>
    </style:style>
    <style:style style:name="gr21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2.748cm" fo:min-width="0.898cm" fo:padding-top="0.326cm" fo:padding-bottom="0.326cm" fo:padding-left="0.451cm" fo:padding-right="0.451cm"/>
    </style:style>
    <style:style style:name="gr21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748cm" fo:min-width="1.098cm" fo:padding-top="0.326cm" fo:padding-bottom="0.326cm" fo:padding-left="0.451cm" fo:padding-right="0.451cm"/>
    </style:style>
    <style:style style:name="gr219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548cm" fo:min-width="6.698cm" fo:padding-top="0.326cm" fo:padding-bottom="0.326cm" fo:padding-left="0.451cm" fo:padding-right="0.451cm"/>
    </style:style>
    <style:style style:name="gr22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5.348cm" fo:min-width="0.698cm" fo:padding-top="0.326cm" fo:padding-bottom="0.326cm" fo:padding-left="0.451cm" fo:padding-right="0.451cm"/>
    </style:style>
    <style:style style:name="gr22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495cm" fo:min-width="2.301cm" fo:padding-top="0.225cm" fo:padding-bottom="0.225cm" fo:padding-left="0.35cm" fo:padding-right="0.35cm"/>
    </style:style>
    <style:style style:name="gr222" style:family="graphic" style:parent-style-name="standard">
      <style:graphic-properties draw:fill="hatch" draw:fill-color="#cccccc" draw:fill-hatch-name="Trap2" draw:fill-hatch-solid="true" draw:textarea-horizontal-align="justify" draw:textarea-vertical-align="middle" draw:auto-grow-height="false" fo:min-height="0.75cm" fo:min-width="0.699cm"/>
    </style:style>
    <style:style style:name="gr223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35cm" fo:min-width="0.5cm"/>
    </style:style>
    <style:style style:name="gr224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949cm" fo:min-width="0.5cm"/>
    </style:style>
    <style:style style:name="gr225" style:family="graphic" style:parent-style-name="standard">
      <style:graphic-properties svg:stroke-width="0.1cm" svg:stroke-color="#999999" draw:marker-start-width="0.5cm" draw:marker-end-width="0.5cm" draw:fill="hatch" draw:fill-color="#b3b3b3" draw:fill-hatch-name="Black_20_45_20_Degrees" draw:fill-hatch-solid="true" draw:textarea-horizontal-align="justify" draw:textarea-vertical-align="middle" draw:auto-grow-height="false" fo:min-height="1.587cm" fo:min-width="0.96cm" fo:padding-top="0.175cm" fo:padding-bottom="0.175cm" fo:padding-left="0.3cm" fo:padding-right="0.3cm" draw:shadow="hidden"/>
    </style:style>
    <style:style style:name="gr22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227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7cm" fo:padding-top="0.231cm" fo:padding-bottom="0.231cm" fo:padding-left="0.356cm" fo:padding-right="0.356cm"/>
    </style:style>
    <style:style style:name="gr22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351cm" fo:min-width="0.7cm" draw:shadow-opacity="10%"/>
    </style:style>
    <style:style style:name="gr229" style:family="graphic" style:parent-style-name="standard">
      <style:graphic-properties draw:stroke-linejoin="miter" draw:fill-color="#e6e6e6" draw:textarea-horizontal-align="justify" draw:textarea-vertical-align="middle" draw:auto-grow-height="false" fo:min-height="0.65cm" fo:min-width="0cm"/>
    </style:style>
    <style:style style:name="gr230" style:family="graphic" style:parent-style-name="standard">
      <style:graphic-properties draw:stroke="solid" draw:stroke-dash="Ultrafine_20_Dashed" svg:stroke-width="0.053cm" svg:stroke-color="#804c19" draw:marker-start-width="0.252cm" draw:marker-end-width="0.252cm" draw:textarea-vertical-align="middle" fo:padding-top="0.151cm" fo:padding-bottom="0.151cm" fo:padding-left="0.276cm" fo:padding-right="0.276cm"/>
    </style:style>
    <style:style style:name="gr231" style:family="graphic" style:parent-style-name="objectwithoutfill">
      <style:graphic-properties svg:stroke-width="0.053cm" svg:stroke-color="#804c19" draw:fill="none" draw:textarea-vertical-align="middle" fo:padding-top="0.151cm" fo:padding-bottom="0.151cm" fo:padding-left="0.276cm" fo:padding-right="0.276cm"/>
    </style:style>
    <style:style style:name="gr232" style:family="graphic" style:parent-style-name="measure" style:list-style-name="L1">
      <style:graphic-properties draw:textarea-vertical-align="middle" draw:line-distance="0.6cm" draw:placing="above"/>
    </style:style>
    <style:style style:name="gr233" style:family="graphic" style:parent-style-name="measure" style:list-style-name="L1">
      <style:graphic-properties draw:textarea-vertical-align="middle" draw:line-distance="0.6cm" draw:placing="above"/>
    </style:style>
    <style:style style:name="gr234" style:family="graphic" style:parent-style-name="measure" style:list-style-name="L1">
      <style:graphic-properties draw:textarea-vertical-align="middle" draw:line-distance="0.6cm" draw:placing="above"/>
    </style:style>
    <style:style style:name="gr235" style:family="graphic" style:parent-style-name="measure" style:list-style-name="L1">
      <style:graphic-properties draw:textarea-vertical-align="middle" draw:line-distance="0.6cm" draw:placing="above"/>
    </style:style>
    <style:style style:name="gr236" style:family="graphic" style:parent-style-name="measure" style:list-style-name="L1">
      <style:graphic-properties draw:textarea-vertical-align="middle" draw:line-distance="1cm" draw:placing="below"/>
    </style:style>
    <style:style style:name="gr237" style:family="graphic" style:parent-style-name="standard">
      <style:graphic-properties svg:stroke-width="0.1cm" svg:stroke-color="#666666" draw:marker-start-width="0.106cm" draw:marker-end-width="0.106cm" draw:stroke-linejoin="bevel" draw:fill="solid" draw:fill-color="#666666" draw:textarea-horizontal-align="justify" draw:textarea-vertical-align="middle" draw:auto-grow-height="false" fo:min-height="5.643cm" fo:min-width="3.792cm" fo:padding-top="0.179cm" fo:padding-bottom="0.179cm" fo:padding-left="0.304cm" fo:padding-right="0.304cm"/>
    </style:style>
    <style:style style:name="gr238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2.042cm" fo:min-width="3.792cm" fo:padding-top="0.179cm" fo:padding-bottom="0.179cm" fo:padding-left="0.304cm" fo:padding-right="0.304cm"/>
    </style:style>
    <style:style style:name="gr239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240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41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242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43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244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245" style:family="graphic" style:parent-style-name="measure" style:list-style-name="L1">
      <style:graphic-properties draw:textarea-vertical-align="middle" draw:line-distance="0.6cm" draw:placing="above"/>
    </style:style>
    <style:style style:name="gr246" style:family="graphic" style:parent-style-name="measure" style:list-style-name="L1">
      <style:graphic-properties draw:textarea-vertical-align="middle" draw:line-distance="0.494cm" draw:placing="above"/>
    </style:style>
    <style:style style:name="gr247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7.69cm" fo:padding-top="0.23cm" fo:padding-bottom="0.23cm" fo:padding-left="0.355cm" fo:padding-right="0.355cm"/>
    </style:style>
    <style:style style:name="gr24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2.49cm" fo:padding-top="0.23cm" fo:padding-bottom="0.23cm" fo:padding-left="0.355cm" fo:padding-right="0.355cm"/>
    </style:style>
    <style:style style:name="gr249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51cm" fo:min-width="1.5cm"/>
    </style:style>
    <style:style style:name="gr250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9cm" fo:min-width="0.088cm" fo:padding-top="0.231cm" fo:padding-bottom="0.231cm" fo:padding-left="0.356cm" fo:padding-right="0.356cm"/>
    </style:style>
    <style:style style:name="gr251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25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253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54" style:family="graphic" style:parent-style-name="standard">
      <style:graphic-properties draw:stroke="none" draw:fill="none" draw:fill-color="#ffff99" draw:fill-image-width="0cm" draw:fill-image-height="0cm" fo:min-height="1.131cm"/>
    </style:style>
    <style:style style:name="gr25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25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257" style:family="graphic" style:parent-style-name="standard">
      <style:graphic-properties draw:stroke="none" draw:fill-color="#000000" draw:textarea-horizontal-align="justify" draw:textarea-vertical-align="middle" draw:auto-grow-height="false" fo:min-height="7.35cm" fo:min-width="0cm"/>
    </style:style>
    <style:style style:name="gr258" style:family="graphic" style:parent-style-name="standard">
      <style:graphic-properties draw:stroke="none" draw:fill-color="#000000" draw:textarea-horizontal-align="justify" draw:textarea-vertical-align="middle" draw:auto-grow-height="false" fo:min-height="7.55cm" fo:min-width="0cm"/>
    </style:style>
    <style:style style:name="gr259" style:family="graphic" style:parent-style-name="standard">
      <style:graphic-properties draw:stroke="none" draw:fill-color="#000000" draw:textarea-horizontal-align="justify" draw:textarea-vertical-align="middle" draw:auto-grow-height="false" fo:min-height="0.151cm" fo:min-width="7.5cm"/>
    </style:style>
    <style:style style:name="gr260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12.1cm"/>
    </style:style>
    <style:style style:name="gr261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1.54cm" fo:min-width="7.69cm" fo:padding-top="0.23cm" fo:padding-bottom="0.23cm" fo:padding-left="0.355cm" fo:padding-right="0.355cm"/>
    </style:style>
    <style:style style:name="gr262" style:family="graphic" style:parent-style-name="standard">
      <style:graphic-properties draw:stroke="dash" draw:stroke-dash="Fine_20_Dotted" svg:stroke-color="#c0c0c0" draw:fill="none" draw:textarea-horizontal-align="justify" draw:textarea-vertical-align="middle" draw:auto-grow-height="false" fo:min-height="0.148cm" fo:min-width="0cm"/>
    </style:style>
    <style:style style:name="gr263" style:family="graphic" style:parent-style-name="standard">
      <style:graphic-properties draw:fill-color="#666600" draw:textarea-horizontal-align="justify" draw:textarea-vertical-align="middle" draw:auto-grow-height="false" fo:min-height="0.052cm" fo:min-width="0cm"/>
    </style:style>
    <style:style style:name="gr26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5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66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67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6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69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70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71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72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73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274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75" style:family="graphic" style:parent-style-name="measure" style:list-style-name="L1">
      <style:graphic-properties draw:textarea-vertical-align="middle" draw:line-distance="0.6cm"/>
    </style:style>
    <style:style style:name="gr276" style:family="graphic" style:parent-style-name="measure" style:list-style-name="L1">
      <style:graphic-properties draw:textarea-vertical-align="middle" draw:line-distance="0.6cm" draw:placing="above"/>
    </style:style>
    <style:style style:name="gr277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278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279" style:family="graphic" style:parent-style-name="measure">
      <style:graphic-properties draw:textarea-vertical-align="middle" draw:line-distance="1.589cm" draw:end-guide="-0.014cm"/>
    </style:style>
    <style:style style:name="gr280" style:family="graphic" style:parent-style-name="measure" style:list-style-name="L1">
      <style:graphic-properties draw:textarea-vertical-align="middle" draw:line-distance="0.6cm" draw:placing="above"/>
    </style:style>
    <style:style style:name="gr281" style:family="graphic" style:parent-style-name="measure" style:list-style-name="L1">
      <style:graphic-properties draw:textarea-vertical-align="middle" draw:line-distance="1cm"/>
    </style:style>
    <style:style style:name="gr282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83" style:family="graphic" style:parent-style-name="measure">
      <style:graphic-properties draw:textarea-vertical-align="middle" draw:line-distance="1.589cm"/>
    </style:style>
    <style:style style:name="gr284" style:family="graphic" style:parent-style-name="measure">
      <style:graphic-properties draw:textarea-vertical-align="middle" draw:line-distance="1.588cm"/>
    </style:style>
    <style:style style:name="gr285" style:family="graphic" style:parent-style-name="measure" style:list-style-name="L1">
      <style:graphic-properties draw:textarea-vertical-align="middle" draw:line-distance="0.6cm" draw:placing="above"/>
    </style:style>
    <style:style style:name="gr286" style:family="graphic" style:parent-style-name="measure" style:list-style-name="L1">
      <style:graphic-properties draw:textarea-vertical-align="middle" draw:line-distance="0.6cm" draw:placing="above"/>
    </style:style>
    <style:style style:name="gr287" style:family="graphic" style:parent-style-name="measure" style:list-style-name="L1">
      <style:graphic-properties draw:textarea-vertical-align="middle" draw:line-distance="0.6cm" draw:placing="below"/>
    </style:style>
    <style:style style:name="gr288" style:family="graphic" style:parent-style-name="measure" style:list-style-name="L1">
      <style:graphic-properties draw:textarea-vertical-align="middle" draw:line-distance="1cm" draw:placing="above"/>
    </style:style>
    <style:style style:name="gr289" style:family="graphic" style:parent-style-name="measure" style:list-style-name="L1">
      <style:graphic-properties draw:textarea-vertical-align="middle" draw:line-distance="1cm" draw:placing="above"/>
    </style:style>
    <style:style style:name="gr290" style:family="graphic" style:parent-style-name="measure">
      <style:graphic-properties draw:textarea-vertical-align="middle" draw:line-distance="0.2cm" draw:end-guide="0.026cm"/>
    </style:style>
    <style:style style:name="gr291" style:family="graphic" style:parent-style-name="measure" style:list-style-name="L1">
      <style:graphic-properties draw:textarea-vertical-align="middle" draw:line-distance="1cm" draw:placing="above"/>
    </style:style>
    <style:style style:name="gr292" style:family="graphic" style:parent-style-name="measure" style:list-style-name="L1">
      <style:graphic-properties draw:textarea-vertical-align="middle" draw:line-distance="1cm" draw:placing="above"/>
    </style:style>
    <style:style style:name="gr293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94" style:family="graphic" style:parent-style-name="measure" style:list-style-name="L1">
      <style:graphic-properties draw:textarea-vertical-align="middle" draw:placing="below"/>
    </style:style>
    <style:style style:name="gr295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29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29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298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29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30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30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30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30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304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30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30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30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30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30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310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11" style:family="graphic" style:parent-style-name="measure" style:list-style-name="L1">
      <style:graphic-properties draw:textarea-vertical-align="middle" draw:line-distance="0.6cm"/>
    </style:style>
    <style:style style:name="gr312" style:family="graphic" style:parent-style-name="measure" style:list-style-name="L1">
      <style:graphic-properties draw:textarea-vertical-align="middle" draw:line-distance="0.6cm" draw:placing="above"/>
    </style:style>
    <style:style style:name="gr313" style:family="graphic" style:parent-style-name="measure" style:list-style-name="L1">
      <style:graphic-properties draw:textarea-vertical-align="middle" draw:line-distance="0.6cm" draw:placing="above"/>
    </style:style>
    <style:style style:name="gr314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5" style:family="graphic" style:parent-style-name="measure" style:list-style-name="L1">
      <style:graphic-properties draw:textarea-vertical-align="middle" draw:line-distance="1cm"/>
    </style:style>
    <style:style style:name="gr316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17" style:family="graphic" style:parent-style-name="measure" style:list-style-name="L1">
      <style:graphic-properties draw:textarea-vertical-align="middle" draw:line-distance="0.6cm" draw:placing="above"/>
    </style:style>
    <style:style style:name="gr318" style:family="graphic" style:parent-style-name="measure" style:list-style-name="L1">
      <style:graphic-properties draw:textarea-vertical-align="middle" draw:line-distance="0.662cm" draw:placing="below"/>
    </style:style>
    <style:style style:name="gr319" style:family="graphic" style:parent-style-name="measure" style:list-style-name="L1">
      <style:graphic-properties draw:textarea-vertical-align="middle" draw:line-distance="-0.091cm" draw:placing="above"/>
    </style:style>
    <style:style style:name="gr320" style:family="graphic" style:parent-style-name="measure" style:list-style-name="L1">
      <style:graphic-properties draw:textarea-vertical-align="middle" draw:line-distance="0.6cm" draw:placing="above"/>
    </style:style>
    <style:style style:name="gr321" style:family="graphic" style:parent-style-name="measure" style:list-style-name="L1">
      <style:graphic-properties draw:textarea-vertical-align="middle" draw:line-distance="-0.1cm" draw:placing="above"/>
    </style:style>
    <style:style style:name="gr322" style:family="graphic" style:parent-style-name="measure" style:list-style-name="L1">
      <style:graphic-properties draw:textarea-vertical-align="middle" draw:line-distance="1cm" draw:placing="above"/>
    </style:style>
    <style:style style:name="gr323" style:family="graphic" style:parent-style-name="measure" style:list-style-name="L1">
      <style:graphic-properties draw:textarea-vertical-align="middle" draw:line-distance="1cm" draw:placing="above"/>
    </style:style>
    <style:style style:name="gr324" style:family="graphic" style:parent-style-name="measure" style:list-style-name="L1">
      <style:graphic-properties draw:textarea-vertical-align="middle" draw:line-distance="1cm" draw:placing="above"/>
    </style:style>
    <style:style style:name="gr325" style:family="graphic" style:parent-style-name="measure" style:list-style-name="L1">
      <style:graphic-properties draw:textarea-vertical-align="middle" draw:line-distance="1cm" draw:placing="above"/>
    </style:style>
    <style:style style:name="gr326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27" style:family="graphic" style:parent-style-name="measure" style:list-style-name="L1">
      <style:graphic-properties draw:textarea-vertical-align="middle" draw:placing="below"/>
    </style:style>
    <style:style style:name="gr328" style:family="graphic" style:parent-style-name="measure" style:list-style-name="L1">
      <style:graphic-properties draw:textarea-vertical-align="middle" draw:line-distance="1.8cm"/>
    </style:style>
    <style:style style:name="gr329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330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331" style:family="graphic" style:parent-style-name="measure" style:list-style-name="L1">
      <style:graphic-properties draw:textarea-vertical-align="middle" draw:line-distance="0.6cm" draw:placing="above"/>
    </style:style>
    <style:style style:name="gr332" style:family="graphic" style:parent-style-name="measure" style:list-style-name="L1">
      <style:graphic-properties draw:textarea-vertical-align="middle" draw:line-distance="0.6cm" draw:placing="above"/>
    </style:style>
    <style:style style:name="gr333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334" style:family="graphic" style:parent-style-name="measure" style:list-style-name="L1">
      <style:graphic-properties draw:textarea-vertical-align="middle" draw:line-distance="0.6cm" draw:placing="above"/>
    </style:style>
    <style:style style:name="gr335" style:family="graphic" style:parent-style-name="measure" style:list-style-name="L1">
      <style:graphic-properties draw:textarea-vertical-align="middle" draw:line-distance="0.6cm" draw:placing="above"/>
    </style:style>
    <style:style style:name="gr336" style:family="graphic" style:parent-style-name="measure" style:list-style-name="L1">
      <style:graphic-properties draw:textarea-vertical-align="middle" draw:line-distance="0.6cm" draw:placing="above"/>
    </style:style>
    <style:style style:name="gr337" style:family="graphic" style:parent-style-name="measure" style:list-style-name="L1">
      <style:graphic-properties draw:textarea-vertical-align="middle" draw:line-distance="0.6cm" draw:placing="above"/>
    </style:style>
    <style:style style:name="gr338" style:family="graphic" style:parent-style-name="measure" style:list-style-name="L1">
      <style:graphic-properties draw:textarea-vertical-align="middle" draw:line-distance="0.6cm" draw:placing="above"/>
    </style:style>
    <style:style style:name="gr339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340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341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342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34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344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345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34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34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4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4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5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51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5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5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54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55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56" style:family="graphic" style:parent-style-name="measure" style:list-style-name="L1">
      <style:graphic-properties draw:textarea-vertical-align="middle" draw:line-distance="1cm" draw:placing="above"/>
    </style:style>
    <style:style style:name="gr357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58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59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60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61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62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63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64" style:family="graphic" style:parent-style-name="measure" style:list-style-name="L1">
      <style:graphic-properties draw:textarea-vertical-align="middle" draw:line-distance="0.6cm" draw:placing="above"/>
    </style:style>
    <style:style style:name="gr365" style:family="graphic" style:parent-style-name="measure" style:list-style-name="L1">
      <style:graphic-properties draw:textarea-vertical-align="middle" draw:line-distance="0.6cm" draw:placing="above"/>
    </style:style>
    <style:style style:name="gr366" style:family="graphic" style:parent-style-name="measure" style:list-style-name="L1">
      <style:graphic-properties draw:textarea-vertical-align="middle" draw:line-distance="0.6cm" draw:placing="above"/>
    </style:style>
    <style:style style:name="gr367" style:family="graphic" style:parent-style-name="measure" style:list-style-name="L1">
      <style:graphic-properties draw:textarea-vertical-align="middle" draw:line-distance="0.6cm" draw:placing="above"/>
    </style:style>
    <style:style style:name="gr368" style:family="graphic" style:parent-style-name="measure" style:list-style-name="L1">
      <style:graphic-properties draw:textarea-vertical-align="middle" draw:line-distance="0.6cm" draw:placing="above"/>
    </style:style>
    <style:style style:name="gr369" style:family="graphic" style:parent-style-name="measure" style:list-style-name="L1">
      <style:graphic-properties draw:textarea-vertical-align="middle" draw:line-distance="0.6cm" draw:placing="above"/>
    </style:style>
    <style:style style:name="gr370" style:family="graphic" style:parent-style-name="measure" style:list-style-name="L1">
      <style:graphic-properties draw:textarea-vertical-align="middle" draw:line-distance="0.6cm" draw:placing="above"/>
    </style:style>
    <style:style style:name="gr371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72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373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374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375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37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37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37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37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38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381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382" style:family="graphic" style:parent-style-name="measure" style:list-style-name="L1">
      <style:graphic-properties draw:textarea-vertical-align="middle" draw:line-distance="0.6cm" draw:placing="above"/>
    </style:style>
    <style:style style:name="gr383" style:family="graphic" style:parent-style-name="measure" style:list-style-name="L1">
      <style:graphic-properties draw:textarea-vertical-align="middle" draw:line-distance="0.6cm" draw:placing="above"/>
    </style:style>
    <style:style style:name="gr384" style:family="graphic" style:parent-style-name="measure" style:list-style-name="L1">
      <style:graphic-properties draw:textarea-vertical-align="middle" draw:line-distance="0.6cm" draw:placing="above"/>
    </style:style>
    <style:style style:name="gr385" style:family="graphic" style:parent-style-name="measure" style:list-style-name="L1">
      <style:graphic-properties draw:textarea-vertical-align="middle" draw:line-distance="0.6cm" draw:placing="above"/>
    </style:style>
    <style:style style:name="gr386" style:family="graphic" style:parent-style-name="measure" style:list-style-name="L1">
      <style:graphic-properties draw:textarea-vertical-align="middle" draw:line-distance="0.6cm" draw:placing="above"/>
    </style:style>
    <style:style style:name="gr387" style:family="graphic" style:parent-style-name="measure" style:list-style-name="L1">
      <style:graphic-properties draw:textarea-vertical-align="middle" draw:line-distance="0.6cm" draw:placing="above"/>
    </style:style>
    <style:style style:name="gr388" style:family="graphic" style:parent-style-name="measure" style:list-style-name="L1">
      <style:graphic-properties draw:textarea-vertical-align="middle" draw:line-distance="0.6cm" draw:placing="above"/>
    </style:style>
    <style:style style:name="gr389" style:family="graphic" style:parent-style-name="measure" style:list-style-name="L1">
      <style:graphic-properties draw:textarea-vertical-align="middle" draw:line-distance="0.6cm" draw:placing="above"/>
    </style:style>
    <style:style style:name="gr390" style:family="graphic" style:parent-style-name="measure" style:list-style-name="L1">
      <style:graphic-properties draw:textarea-vertical-align="middle" draw:line-distance="0.4cm" draw:placing="below"/>
    </style:style>
    <style:style style:name="gr391" style:family="graphic" style:parent-style-name="measure" style:list-style-name="L1">
      <style:graphic-properties draw:textarea-vertical-align="middle" draw:line-distance="0.2cm" draw:placing="below"/>
    </style:style>
    <style:style style:name="gr392" style:family="graphic" style:parent-style-name="measure" style:list-style-name="L1">
      <style:graphic-properties draw:textarea-vertical-align="middle" draw:line-distance="0.6cm" draw:placing="below"/>
    </style:style>
    <style:style style:name="gr393" style:family="graphic" style:parent-style-name="measure" style:list-style-name="L1">
      <style:graphic-properties draw:textarea-vertical-align="middle" draw:line-distance="0.8cm" draw:placing="below"/>
    </style:style>
    <style:style style:name="gr394" style:family="graphic" style:parent-style-name="measure" style:list-style-name="L1">
      <style:graphic-properties draw:textarea-vertical-align="middle" draw:line-distance="0.6cm" draw:placing="above"/>
    </style:style>
    <style:style style:name="gr395" style:family="graphic" style:parent-style-name="measure" style:list-style-name="L1">
      <style:graphic-properties draw:textarea-vertical-align="middle" draw:line-distance="0.6cm" draw:placing="below"/>
    </style:style>
    <style:style style:name="gr396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397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398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399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400" style:family="graphic" style:parent-style-name="measure" style:list-style-name="L1">
      <style:graphic-properties draw:textarea-vertical-align="middle" draw:line-distance="0.5cm" draw:placing="below"/>
    </style:style>
    <style:style style:name="gr401" style:family="graphic" style:parent-style-name="measure" style:list-style-name="L1">
      <style:graphic-properties draw:textarea-vertical-align="middle" draw:line-distance="0.5cm" draw:placing="below"/>
    </style:style>
    <style:style style:name="gr402" style:family="graphic" style:parent-style-name="measure" style:list-style-name="L1">
      <style:graphic-properties draw:textarea-vertical-align="middle" draw:line-distance="1cm" draw:placing="above"/>
    </style:style>
    <style:style style:name="gr403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404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405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406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407" style:family="graphic" style:parent-style-name="measure" style:list-style-name="L1">
      <style:graphic-properties draw:textarea-vertical-align="middle" draw:line-distance="0.5cm" draw:placing="below"/>
    </style:style>
    <style:style style:name="gr408" style:family="graphic" style:parent-style-name="measure" style:list-style-name="L1">
      <style:graphic-properties draw:textarea-vertical-align="middle" draw:line-distance="1cm" draw:placing="above"/>
    </style:style>
    <style:style style:name="gr409" style:family="graphic" style:parent-style-name="measure" style:list-style-name="L1">
      <style:graphic-properties draw:textarea-vertical-align="middle" draw:line-distance="1cm" draw:placing="above"/>
    </style:style>
    <style:style style:name="gr410" style:family="graphic" style:parent-style-name="measure" style:list-style-name="L1">
      <style:graphic-properties draw:textarea-vertical-align="middle" draw:line-distance="0.6cm" draw:placing="above"/>
    </style:style>
    <style:style style:name="gr411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41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4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41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41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41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41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41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41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42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4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42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423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42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425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42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427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428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429" style:family="graphic" style:parent-style-name="measure" style:list-style-name="L1">
      <style:graphic-properties draw:textarea-vertical-align="middle" draw:line-distance="0.6cm"/>
    </style:style>
    <style:style style:name="gr430" style:family="graphic" style:parent-style-name="measure" style:list-style-name="L1">
      <style:graphic-properties draw:textarea-vertical-align="middle" draw:line-distance="1cm"/>
    </style:style>
    <style:style style:name="gr43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432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433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3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435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436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437" style:family="graphic" style:parent-style-name="measure" style:list-style-name="L1">
      <style:graphic-properties draw:textarea-vertical-align="middle" draw:line-distance="0.6cm"/>
    </style:style>
    <style:style style:name="gr438" style:family="graphic" style:parent-style-name="measure" style:list-style-name="L1">
      <style:graphic-properties draw:textarea-vertical-align="middle" draw:line-distance="1cm"/>
    </style:style>
    <style:style style:name="gr439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440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441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442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443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444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44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446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44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4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4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5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5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83cm" fo:min-width="18.3cm"/>
    </style:style>
    <style:style style:name="gr45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5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5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82cm" fo:min-width="5.5cm"/>
    </style:style>
    <style:style style:name="gr45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5.5cm"/>
    </style:style>
    <style:style style:name="gr456" style:family="graphic" style:parent-style-name="standard">
      <style:graphic-properties draw:fill-color="#333333" draw:textarea-horizontal-align="justify" draw:textarea-vertical-align="middle" draw:auto-grow-height="false" fo:min-height="1.75cm" fo:min-width="5.1cm"/>
    </style:style>
    <style:style style:name="gr45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58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gr45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5.5cm"/>
    </style:style>
    <style:style style:name="P1" style:family="paragraph">
      <loext:graphic-properties draw:fill="solid" draw:fill-color="#729fcf"/>
      <style:paragraph-properties fo:text-align="center"/>
      <style:text-properties fo:font-size="24pt" fo:language="nl" fo:country="NL" style:font-weight-complex="normal"/>
    </style:style>
    <style:style style:name="P2" style:family="paragraph">
      <loext:graphic-properties draw:fill="none" draw:fill-color="#cccccc"/>
      <style:paragraph-properties fo:text-align="center"/>
      <style:text-properties fo:language="nl" fo:country="N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/>
      <style:paragraph-properties fo:text-align="center"/>
      <style:text-properties fo:font-size="24pt" fo:language="nl" fo:country="NL" style:font-weight-complex="normal"/>
    </style:style>
    <style:style style:name="P6" style:family="paragraph">
      <loext:graphic-properties draw:fill-color="#3465a4"/>
      <style:paragraph-properties fo:text-align="center"/>
      <style:text-properties fo:font-size="24pt" fo:language="nl" fo:country="NL"/>
    </style:style>
    <style:style style:name="P7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8" style:family="paragraph">
      <loext:graphic-properties draw:fill="solid" draw:fill-color="#004586"/>
      <style:paragraph-properties fo:text-align="center"/>
      <style:text-properties fo:font-size="24pt" fo:language="nl" fo:country="NL" style:font-weight-complex="normal"/>
    </style:style>
    <style:style style:name="P9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10" style:family="paragraph">
      <loext:graphic-properties draw:fill-color="#e6e6e6"/>
      <style:paragraph-properties fo:text-align="center"/>
      <style:text-properties fo:language="nl" fo:country="NL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13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18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19" style:family="paragraph">
      <loext:graphic-properties draw:fill="hatch" draw:fill-color="#cccccc" draw:fill-hatch-name="Trap" draw:fill-hatch-solid="true"/>
      <style:paragraph-properties fo:text-align="center"/>
    </style:style>
    <style:style style:name="P20" style:family="paragraph">
      <loext:graphic-properties draw:fill-color="#b3b3b3"/>
      <style:paragraph-properties fo:text-align="center"/>
    </style:style>
    <style:style style:name="P21" style:family="paragraph">
      <loext:graphic-properties draw:fill="none" draw:fill-color="#ffffff"/>
      <style:text-properties fo:language="nl" fo:country="NL"/>
    </style:style>
    <style:style style:name="P22" style:family="paragraph">
      <loext:graphic-properties draw:fill-color="#b3b3b3"/>
      <style:paragraph-properties fo:text-align="center"/>
      <style:text-properties fo:language="nl" fo:country="NL"/>
    </style:style>
    <style:style style:name="P23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24" style:family="paragraph">
      <loext:graphic-properties draw:fill="solid" draw:fill-color="#cccccc" draw:fill-image-width="0cm" draw:fill-image-height="0cm"/>
      <style:paragraph-properties fo:text-align="center"/>
      <style:text-properties fo:language="nl" fo:country="NL"/>
    </style:style>
    <style:style style:name="P25" style:family="paragraph">
      <loext:graphic-properties draw:fill="solid" draw:fill-color="#b3b3b3"/>
      <style:paragraph-properties fo:text-align="center"/>
      <style:text-properties fo:language="nl" fo:country="NL"/>
    </style:style>
    <style:style style:name="P26" style:family="paragraph">
      <style:paragraph-properties fo:line-height="100%" fo:text-align="center"/>
    </style:style>
    <style:style style:name="P27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28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9" style:family="paragraph">
      <loext:graphic-properties draw:fill-color="#999999"/>
      <style:paragraph-properties fo:text-align="center"/>
      <style:text-properties fo:font-size="14pt" style:font-size-asian="18pt" style:font-size-complex="18pt" style:font-weight-complex="normal"/>
    </style:style>
    <style:style style:name="P30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31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2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33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34" style:family="paragraph">
      <loext:graphic-properties draw:fill="none"/>
      <style:paragraph-properties fo:text-align="center"/>
      <style:text-properties fo:language="nl" fo:country="NL"/>
    </style:style>
    <style:style style:name="P35" style:family="paragraph">
      <style:paragraph-properties fo:margin-left="0.5cm" fo:margin-right="0cm" fo:text-align="end" fo:text-indent="0cm"/>
      <style:text-properties fo:language="nl" fo:country="NL"/>
    </style:style>
    <style:style style:name="P36" style:family="paragraph">
      <loext:graphic-properties draw:fill-color="#b3b3b3"/>
      <style:paragraph-properties fo:text-align="center"/>
      <style:text-properties fo:font-size="14pt" style:font-size-asian="18pt" style:font-size-complex="18pt" style:font-weight-complex="normal"/>
    </style:style>
    <style:style style:name="P37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38" style:family="paragraph">
      <loext:graphic-properties draw:fill-color="#b84700" draw:opacity="50%"/>
      <style:paragraph-properties fo:text-align="center"/>
      <style:text-properties fo:language="nl" fo:country="NL"/>
    </style:style>
    <style:style style:name="P39" style:family="paragraph">
      <loext:graphic-properties draw:fill-color="#b84700"/>
      <style:paragraph-properties fo:text-align="center"/>
      <style:text-properties fo:language="nl" fo:country="NL"/>
    </style:style>
    <style:style style:name="P40" style:family="paragraph">
      <loext:graphic-properties draw:fill="none" draw:fill-color="#b84700" draw:opacity="50%"/>
      <style:paragraph-properties fo:text-align="center"/>
      <style:text-properties fo:language="nl" fo:country="NL"/>
    </style:style>
    <style:style style:name="P41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42" style:family="paragraph">
      <loext:graphic-properties draw:fill-color="#000000"/>
      <style:paragraph-properties fo:text-align="center"/>
      <style:text-properties fo:font-size="24pt" fo:language="nl" fo:country="NL"/>
    </style:style>
    <style:style style:name="P43" style:family="paragraph">
      <loext:graphic-properties draw:fill="hatch" draw:fill-color="#cccccc" draw:fill-hatch-name="Houtvezelwand" draw:fill-hatch-solid="false"/>
      <style:paragraph-properties fo:text-align="center"/>
      <style:text-properties fo:font-size="24pt" fo:language="nl" fo:country="NL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hatch" draw:fill-color="#b3b3b3" draw:fill-hatch-name="Trap" draw:fill-hatch-solid="false"/>
      <style:paragraph-properties fo:text-align="center"/>
      <style:text-properties fo:language="nl" fo:country="NL"/>
    </style:style>
    <style:style style:name="P46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47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solid" draw:fill-color="#cccccc" draw:opacity="0%"/>
      <style:paragraph-properties fo:text-align="center"/>
      <style:text-properties fo:font-size="24pt" fo:language="nl" fo:country="NL" style:font-weight-complex="normal"/>
    </style:style>
    <style:style style:name="P50" style:family="paragraph">
      <loext:graphic-properties draw:fill-color="#cccccc" draw:opacity="0%"/>
      <style:paragraph-properties fo:text-align="center"/>
      <style:text-properties fo:font-size="24pt" fo:language="nl" fo:country="NL"/>
    </style:style>
    <style:style style:name="P51" style:family="paragraph">
      <style:paragraph-properties fo:text-align="center"/>
      <style:text-properties fo:language="nl" fo:country="NL"/>
    </style:style>
    <style:style style:name="P52" style:family="paragraph">
      <loext:graphic-properties draw:fill="solid" draw:fill-color="#cccccc" draw:opacity="0%"/>
      <style:paragraph-properties fo:text-align="center"/>
      <style:text-properties fo:font-size="16pt" fo:language="nl" fo:country="NL" style:font-size-asian="18pt" style:font-size-complex="18pt" style:font-weight-complex="normal"/>
    </style:style>
    <style:style style:name="P53" style:family="paragraph">
      <loext:graphic-properties draw:fill="hatch" draw:fill-color="#008000" draw:fill-hatch-name="Black_20_90_20_Degrees" draw:fill-hatch-solid="true" draw:opacity="50%"/>
      <style:paragraph-properties fo:text-align="center"/>
      <style:text-properties fo:language="nl" fo:country="NL"/>
    </style:style>
    <style:style style:name="P54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55" style:family="paragraph">
      <loext:graphic-properties draw:fill="hatch" draw:fill-color="#cccccc" draw:fill-hatch-name="Trap2" draw:fill-hatch-solid="true"/>
      <style:paragraph-properties fo:text-align="center"/>
    </style:style>
    <style:style style:name="P56" style:family="paragraph">
      <loext:graphic-properties draw:fill="hatch" draw:fill-color="#b3b3b3" draw:fill-hatch-name="Black_20_45_20_Degrees" draw:fill-hatch-solid="true"/>
      <style:paragraph-properties fo:text-align="center"/>
    </style:style>
    <style:style style:name="P57" style:family="paragraph">
      <loext:graphic-properties draw:fill="solid" draw:fill-color="#666666"/>
      <style:paragraph-properties fo:text-align="center"/>
      <style:text-properties fo:font-size="24pt" fo:language="nl" fo:country="NL" style:font-weight-complex="normal"/>
    </style:style>
    <style:style style:name="P58" style:family="paragraph">
      <loext:graphic-properties draw:fill-color="#666600"/>
      <style:paragraph-properties fo:text-align="center"/>
    </style:style>
    <style:style style:name="P59" style:family="paragraph">
      <loext:graphic-properties draw:fill="none" draw:fill-color="#729fcf"/>
      <style:paragraph-properties fo:text-align="center"/>
      <style:text-properties fo:language="nl" fo:country="NL"/>
    </style:style>
    <style:style style:name="P60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61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62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63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64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65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66" style:family="paragraph">
      <loext:graphic-properties draw:fill="none" draw:fill-color="#e6e6e6"/>
      <style:paragraph-properties fo:text-align="center"/>
      <style:text-properties fo:language="nl" fo:country="NL"/>
    </style:style>
    <style:style style:name="P67" style:family="paragraph">
      <loext:graphic-properties draw:fill-color="#b84747"/>
      <style:paragraph-properties fo:text-align="center"/>
      <style:text-properties fo:language="nl" fo:country="NL"/>
    </style:style>
    <style:style style:name="P68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69" style:family="paragraph">
      <loext:graphic-properties draw:opacity="50%"/>
      <style:paragraph-properties fo:text-align="center"/>
    </style:style>
    <style:style style:name="P70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71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72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73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74" style:family="paragraph">
      <loext:graphic-properties draw:fill-color="#314004" draw:opacity="90%"/>
      <style:paragraph-properties fo:text-align="center"/>
      <style:text-properties fo:language="nl" fo:country="NL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77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4" style:family="text">
      <style:text-properties style:text-outline="true" fo:font-size="18pt" fo:language="nl" fo:country="NL" style:font-size-asian="18pt" style:font-size-complex="18pt" style:font-weight-complex="normal"/>
    </style:style>
    <style:style style:name="T5" style:family="text">
      <style:text-properties fo:font-size="18pt" fo:language="nl" fo:country="NL" style:font-size-asian="18pt" style:font-size-complex="18pt"/>
    </style:style>
    <style:style style:name="T6" style:family="text">
      <style:text-properties fo:font-size="14pt" fo:language="nl" fo:country="NL" style:font-size-asian="18pt" style:font-size-complex="18pt" style:font-weight-complex="normal"/>
    </style:style>
    <style:style style:name="T7" style:family="text">
      <style:text-properties fo:font-size="10pt" fo:language="nl" fo:country="NL" style:font-size-asian="10pt" style:font-size-complex="10pt" style:font-weight-complex="normal"/>
    </style:style>
    <style:style style:name="T8" style:family="text">
      <style:text-properties fo:font-size="12pt" fo:language="nl" fo:country="NL" style:font-size-asian="18pt" style:font-size-complex="18pt" style:font-weight-complex="normal"/>
    </style:style>
    <style:style style:name="T9" style:family="text">
      <style:text-properties fo:font-size="14pt" fo:language="nl" fo:country="NL" style:font-size-asian="14pt" style:font-size-complex="14pt"/>
    </style:style>
    <style:style style:name="T10" style:family="text">
      <style:text-properties fo:font-size="24pt" fo:language="nl" fo:country="NL" style:font-weight-complex="normal"/>
    </style:style>
    <style:style style:name="T11" style:family="text">
      <style:text-properties fo:font-size="24pt" fo:language="nl" fo:country="NL"/>
    </style:style>
    <style:style style:name="T12" style:family="text">
      <style:text-properties fo:font-size="14pt" style:font-size-asian="18pt" style:font-size-complex="18pt" style:font-weight-complex="normal"/>
    </style:style>
    <style:style style:name="T13" style:family="text">
      <style:text-properties fo:font-size="16pt" fo:language="nl" fo:country="NL" style:font-size-asian="18pt" style:font-size-complex="18pt" style:font-weight-complex="normal"/>
    </style:style>
    <style:style style:name="T14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6cm" svg:height="7.6cm" draw:transform="rotate (1.5707963267949) translate (24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5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6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7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8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9" draw:text-style-name="P5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28cm" svg:height="0.8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" draw:text-style-name="P7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0" draw:text-style-name="P6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698cm" svg:y1="24.067cm" svg:x2="5.698cm" svg:y2="6.067cm">
            <text:p text:style-name="P3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4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5" draw:text-style-name="P8" draw:layer="layout" svg:width="4.4cm" svg:height="8.4cm" draw:transform="rotate (1.5707963267949) translate (6.901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9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9" draw:layer="layout" svg:width="2.4cm" svg:height="0.8cm" svg:x="15.7cm" svg:y="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4cm" svg:height="2cm" draw:transform="rotate (1.5707963267949) translate (15.9cm 6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9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0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9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0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9" draw:layer="layout" svg:width="0.8cm" svg:height="4.3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0" draw:layer="layout" svg:width="4.3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8" draw:text-style-name="P9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0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9" draw:layer="layout" svg:width="0.8cm" svg:height="4.3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0" draw:layer="layout" svg:width="4.398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9" draw:layer="layout" svg:width="2.4cm" svg:height="0.8cm" svg:x="20.5cm" svg:y="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4cm" svg:height="2cm" draw:transform="rotate (1.5707963267949) translate (20.7cm 6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9" draw:layer="layout" svg:width="2.4cm" svg:height="0.8cm" svg:x="18.1cm" svg:y="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4cm" svg:height="2cm" draw:transform="rotate (1.5707963267949) translate (18.3cm 6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0" draw:text-style-name="P12" draw:layer="layout" svg:width="2cm" svg:height="1.999cm" svg:x="2.5cm" svg:y="4.468cm">
          <text:p text:style-name="P11"><text:span text:style-name="T3">O</text:span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4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frame draw:style-name="gr32" draw:text-style-name="P14" draw:layer="layout" svg:width="0.717cm" svg:height="1.703cm" svg:x="17.7cm" svg:y="26.067cm">
          <draw:text-box>
            <text:p/>
          </draw:text-box>
        </draw:frame>
        <draw:frame draw:style-name="gr33" draw:text-style-name="P15" draw:layer="layout" svg:width="13.2cm" svg:height="1.673cm" svg:x="5.697cm" svg:y="3.268cm">
          <draw:text-box>
            <text:p><text:span text:style-name="T5">Begane grond, deuren, ramen</text:span></text:p>
          </draw:text-box>
        </draw:frame>
        <draw:frame draw:style-name="gr32" draw:text-style-name="P14" draw:layer="layout" svg:width="0.717cm" svg:height="1.703cm" svg:x="8.03cm" svg:y="10.467cm">
          <draw:text-box>
            <text:p/>
          </draw:text-box>
        </draw:frame>
        <draw:g>
          <draw:custom-shape draw:style-name="gr34" draw:text-style-name="P16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17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6" draw:text-style-name="P17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" draw:text-style-name="P16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38" draw:text-style-name="P18" draw:layer="layout" svg:width="5.2cm" svg:height="2cm" draw:transform="rotate (1.5707963267949) translate (8.9cm 16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9" draw:text-style-name="P19" draw:layer="layout" svg:width="1.8cm" svg:height="5.2cm" svg:x="9cm" svg:y="10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40" draw:text-style-name="P17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1" draw:text-style-name="P20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17" draw:layer="layout" svg:width="1.6cm" svg:height="1.2cm" svg:x="12.7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6" draw:layer="layout" svg:width="0.8cm" svg:height="0.8cm" draw:transform="rotate (-1.5707963267949) translate (12.1cm 7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16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17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7" draw:text-style-name="P17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7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6" draw:layer="layout" svg:width="2.4cm" svg:height="2.4cm" draw:transform="rotate (-3.14159265358979) translate (14.3cm 10.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" draw:text-style-name="P17" draw:layer="layout" svg:width="0.4cm" svg:height="2.4cm" svg:x="9.9cm" svg:y="5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17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7" draw:layer="layout" svg:width="9.2cm" svg:height="4.6cm" svg:x="14.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21" draw:layer="layout" svg:width="0.003cm" svg:height="1.705cm" svg:x="8.1cm" svg:y="12.868cm">
            <draw:text-box>
              <text:p/>
            </draw:text-box>
          </draw:frame>
          <draw:g>
            <draw:custom-shape draw:style-name="gr57" draw:text-style-name="P22" draw:layer="layout" svg:width="1.002cm" svg:height="0.8cm" draw:transform="rotate (1.5707963267949) translate (12.9cm 8.44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8" draw:text-style-name="P22" draw:layer="layout" svg:width="1.2cm" svg:height="0.4cm" draw:transform="rotate (-3.14159265358979) translate (13.9cm 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59" draw:text-style-name="P23" draw:layer="layout" svg:width="2cm" svg:height="1.381cm" svg:x="12.3cm" svg:y="7.5cm">
              <draw:text-box>
                <text:p text:style-name="P11"><text:span text:style-name="T1">wc</text:span></text:p>
              </draw:text-box>
            </draw:frame>
          </draw:g>
          <draw:custom-shape draw:style-name="gr60" draw:text-style-name="P22" draw:layer="layout" svg:width="0.8cm" svg:height="0.797cm" svg:x="13.5cm" svg:y="9.3cm">
            <text:p text:style-name="P11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1" draw:text-style-name="P24" draw:layer="layout" svg:width="2.8cm" svg:height="2.803cm" svg:x="11.7cm" svg:y="9.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17" draw:layer="layout" svg:width="2.2cm" svg:height="7cm" svg:x="21.9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2.8cm" svg:height="2.798cm" svg:x="14.5cm" svg:y="11.90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7.3cm" svg:y="14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draw:transform="rotate (-3.14159265358979) translate (17.3cm 17.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01cm" draw:transform="rotate (-3.14159265358979) translate (20.1cm 20.5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16" draw:layer="layout" svg:width="7cm" svg:height="7cm" draw:transform="rotate (-3.14159265358979) translate (21.9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8cm" draw:transform="rotate (-3.14159265358979) translate (14.5cm 14.8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5" draw:text-style-name="P16" draw:layer="layout" svg:width="2cm" svg:height="1.999cm" svg:x="12.3cm" svg:y="10.50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16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9.1cm" svg:y="16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7" draw:text-style-name="P17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68" draw:text-style-name="P25" draw:layer="layout" svg:width="1.6cm" svg:height="0.4cm" svg:x="12.7cm" svg:y="6.1cm">
              <text:p text:style-name="P11"><text:span text:style-name="T6"><text:s text:c="5"/></text:span><text:span text:style-name="T6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7" draw:text-style-name="P16" draw:layer="layout" svg:width="0.8cm" svg:height="0.8cm" draw:transform="rotate (1.5707963267949) translate (11.5cm 8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9" draw:text-style-name="P17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16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1" draw:text-style-name="P16" draw:layer="layout" svg:width="1.2cm" svg:height="1.2cm" draw:transform="rotate (-3.14159265358979) translate (12.3cm 7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2" draw:text-style-name="P22" draw:layer="layout" svg:width="1.599cm" svg:height="1.198cm" draw:transform="rotate (-2.35619449019235) translate (13.678cm 16.569cm)">
            <text:p text:style-name="P11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3" draw:text-style-name="P27" draw:layer="layout" svg:width="2cm" svg:height="5.603cm" svg:x="6.9cm" svg:y="9.267cm">
            <text:p text:style-name="P26"><text:span text:style-name="T7"/></text:p>
            <text:p text:style-name="P26"><text:span text:style-name="T7">40</text:span></text:p>
            <text:p text:style-name="P26"><text:span text:style-name="T7"/></text:p>
            <text:p text:style-name="P26"><text:span text:style-name="T7">80</text:span></text:p>
            <text:p text:style-name="P26"><text:span text:style-name="T7"/></text:p>
            <text:p text:style-name="P26"><text:span text:style-name="T7">120</text:span></text:p>
            <text:p text:style-name="P26"><text:span text:style-name="T7"/></text:p>
            <text:p text:style-name="P26"><text:span text:style-name="T7">160</text:span></text:p>
            <text:p text:style-name="P26"><text:span text:style-name="T7"/></text:p>
            <text:p text:style-name="P26"><text:span text:style-name="T7">200</text:span></text:p>
            <text:p text:style-name="P26"><text:span text:style-name="T7"/></text:p>
            <text:p text:style-name="P26"><text:span text:style-name="T7">240</text:span></text:p>
            <text:p text:style-name="P26"><text:span text:style-name="T7"/></text:p>
            <text:p text:style-name="P26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4" draw:text-style-name="P11" draw:layer="layout" svg:width="2.599cm" svg:height="2.599cm" draw:transform="rotate (-3.14159265358979) translate (10.3cm 21.9cm)" svg:viewBox="0 0 2600 2600" svg:d="M2600 0h-2600v2600h800l1800-1800zM0 0zM800 800z">
            <text:p text:style-name="P11">bad</text:p>
          </draw:path>
          <draw:g>
            <draw:custom-shape draw:style-name="gr75" draw:text-style-name="P28" draw:layer="layout" svg:width="0.2cm" svg:height="0.2cm" draw:transform="rotate (1.5707963267949) translate (7.7cm 11.5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7cm 11.5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3cm 12.1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3cm 12.1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3cm 18.3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3cm 18.3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3cm 12.1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3cm 18.3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custom-shape draw:style-name="gr76" draw:text-style-name="P29" draw:layer="layout" svg:width="1cm" svg:height="1cm" svg:x="16.1cm" svg:y="8.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7" draw:text-style-name="P30" draw:layer="layout" svg:width="1.2cm" svg:height="1cm" draw:transform="rotate (1.5707963267949) translate (19.3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0" draw:layer="layout" svg:width="1.2cm" svg:height="1cm" draw:transform="rotate (1.5707963267949) translate (18.3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31" draw:layer="layout" svg:width="1.2cm" svg:height="0.799cm" svg:x="22.897cm" svg:y="18.867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30" draw:layer="layout" svg:width="2.6cm" svg:height="1.2cm" svg:x="20.3cm" svg:y="6.9cm">
            <text:p text:style-name="P11"><text:span text:style-name="T9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32" draw:layer="layout" svg:width="3.2cm" svg:height="2.398cm" svg:x="18.097cm" svg:y="12.068cm">
            <text:p text:style-name="P11"><text:span text:style-name="T10">Keuken</text:span></text:p>
            <text:p text:style-name="P1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33" draw:layer="layout" svg:width="3.203cm" svg:height="1.6cm" svg:x="7.697cm" svg:y="7.466cm">
            <text:p text:style-name="P11"><text:span text:style-name="T11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32" draw:layer="layout" svg:width="5.853cm" svg:height="1.201cm" svg:x="10.497cm" svg:y="17.666cm">
            <text:p text:style-name="P11"><text:span text:style-name="T10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33" draw:layer="layout" svg:width="8.4cm" svg:height="14.799cm" svg:x="23.544cm" svg:y="7.928cm">
            <text:p text:style-name="P11"><text:span text:style-name="T11">Woonkamer /</text:span></text:p>
            <text:p text:style-name="P11"><text:span text:style-name="T11">Muziekkamer</text:span></text:p>
            <text:p text:style-name="P11"><text:span text:style-name="T11"/></text:p>
            <text:p text:style-name="P11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4" draw:text-style-name="P34" draw:layer="layout" svg:x1="21.697cm" svg:y1="23.667cm" svg:x2="23.697cm" svg:y2="24.467cm">
            <text:p/>
          </draw:line>
          <draw:line draw:style-name="gr84" draw:text-style-name="P34" draw:layer="layout" svg:x1="8.493cm" svg:y1="6.467cm" svg:x2="10.493cm" svg:y2="7.267cm">
            <text:p/>
          </draw:line>
          <draw:measure draw:style-name="gr85" draw:text-style-name="P3" draw:layer="layout" svg:x1="9.697cm" svg:y1="18.066cm" svg:x2="13.797cm" svg:y2="14.067cm">
            <text:p text:style-name="P3"><text:span text:style-name="T1"><text:measure text:kind="gap"/></text:span><text:span text:style-name="T1"><text:measure text:kind="value">2.863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86" draw:text-style-name="P3" draw:layer="layout" svg:x1="22.5cm" svg:y1="18.7cm" svg:x2="22.5cm" svg:y2="23.3cm">
            <text:p text:style-name="P3"><text:span text:style-name="T1"><text:measure text:kind="gap"/></text:span><text:span text:style-name="T1"><text:measure text:kind="value">2.3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87" draw:text-style-name="P4" draw:layer="layout" svg:x1="6.897cm" svg:y1="6.767cm" svg:x2="6.897cm" svg:y2="9.267cm">
            <text:p text:style-name="P4"><text:span text:style-name="T2"><text:measure text:kind="gap"/></text:span><text:span text:style-name="T2"><text:measure text:kind="value">1.25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88" draw:text-style-name="P31" draw:layer="layout" svg:width="2.263cm" svg:height="1.978cm" draw:transform="skewX (0.000523598775598274) rotate (0.785398163397448) translate (19.1cm 15.7cm)">
            <text:p text:style-name="P11"><text:span text:style-name="T9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9" draw:text-style-name="P4" draw:layer="layout" svg:x1="6.997cm" svg:y1="6.767cm" svg:x2="6.997cm" svg:y2="10.066cm">
            <text:p text:style-name="P4"><text:span text:style-name="T2"><text:measure text:kind="gap"/></text:span><text:span text:style-name="T2"><text:measure text:kind="value">1.64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90" draw:text-style-name="P35" draw:layer="layout" svg:x1="32.597cm" svg:y1="11.168cm" svg:x2="24.797cm" svg:y2="11.168cm">
            <text:p text:style-name="P35"><text:span text:style-name="T1"><text:measure text:kind="gap"/></text:span><text:span text:style-name="T1"><text:measure text:kind="value">3.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91" draw:text-style-name="P31" draw:layer="layout" svg:width="1.979cm" svg:height="1.698cm" draw:transform="rotate (-0.785398163397448) translate (30.897cm 8.268cm)">
            <text:p text:style-name="P11"><text:span text:style-name="T9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1" draw:layer="layout" svg:width="1.978cm" svg:height="1.7cm" draw:transform="rotate (0.523598775598299) translate (25.534cm 9.056cm)">
            <text:p text:style-name="P11"><text:span text:style-name="T9">faute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1" draw:layer="layout" svg:width="2cm" svg:height="1.2cm" draw:transform="rotate (1.5707963267949) translate (29.697cm 16.4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1" draw:layer="layout" svg:width="3.2cm" svg:height="1.6cm" svg:x="27.697cm" svg:y="15.667cm">
            <text:p text:style-name="P11"><text:span text:style-name="T9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31" draw:layer="layout" svg:width="3.174cm" svg:height="1.349cm" svg:x="27.297cm" svg:y="12.319cm">
            <text:p text:style-name="P11"><text:span text:style-name="T9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6" draw:text-style-name="P35" draw:layer="layout" svg:x1="17.1cm" svg:y1="8.1cm" svg:x2="22.9cm" svg:y2="8.1cm">
            <text:p text:style-name="P35"><text:span text:style-name="T1"><text:measure text:kind="gap"/></text:span><text:span text:style-name="T1"><text:measure text:kind="value">2.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97" draw:text-style-name="P4" draw:layer="layout" svg:x1="8.597cm" svg:y1="18.267cm" svg:x2="8.597cm" svg:y2="23.0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98" draw:text-style-name="P3" draw:layer="layout" svg:x1="23.3cm" svg:y1="10.1cm" svg:x2="23.3cm" svg:y2="14.5cm">
            <text:p text:style-name="P3"><text:span text:style-name="T1"><text:measure text:kind="gap"/></text:span><text:span text:style-name="T1"><text:measure text:kind="value">2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99" draw:text-style-name="P4" draw:layer="layout" svg:x1="14.297cm" svg:y1="13.866cm" svg:x2="21.697cm" svg:y2="21.265cm">
            <text:p text:style-name="P4"><text:span text:style-name="T2"><text:measure text:kind="gap"/></text:span><text:span text:style-name="T2"><text:measure text:kind="value">5.232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00" draw:text-style-name="P4" draw:layer="layout" svg:x1="11.347cm" svg:y1="10.917cm" svg:x2="14.297cm" svg:y2="13.866cm">
            <text:p text:style-name="P4"><text:span text:style-name="T2"><text:measure text:kind="gap"/></text:span><text:span text:style-name="T2"><text:measure text:kind="value">2.085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line draw:style-name="gr101" draw:text-style-name="P34" draw:layer="layout" svg:x1="24.5cm" svg:y1="12.1cm" svg:x2="24.5cm" svg:y2="9.9cm">
              <text:p/>
            </draw:line>
            <draw:line draw:style-name="gr102" draw:text-style-name="P34" draw:layer="layout" svg:x1="24.5cm" svg:y1="11.3cm" svg:x2="24.5cm" svg:y2="7.7cm">
              <text:p/>
            </draw:line>
            <draw:line draw:style-name="gr103" draw:text-style-name="P34" draw:layer="layout" svg:x1="24.5cm" svg:y1="7.7cm" svg:x2="24.5cm" svg:y2="10.1cm">
              <text:p/>
            </draw:line>
          </draw:g>
          <draw:g>
            <draw:line draw:style-name="gr101" draw:text-style-name="P34" draw:layer="layout" svg:x1="24.519cm" svg:y1="22.351cm" svg:x2="24.519cm" svg:y2="20.136cm">
              <text:p/>
            </draw:line>
            <draw:line draw:style-name="gr102" draw:text-style-name="P34" draw:layer="layout" svg:x1="24.519cm" svg:y1="22.351cm" svg:x2="24.519cm" svg:y2="17.551cm">
              <text:p/>
            </draw:line>
            <draw:line draw:style-name="gr103" draw:text-style-name="P34" draw:layer="layout" svg:x1="24.519cm" svg:y1="17.951cm" svg:x2="24.519cm" svg:y2="20.351cm">
              <text:p/>
            </draw:line>
            <draw:line draw:style-name="gr103" draw:text-style-name="P34" draw:layer="layout" svg:x1="24.519cm" svg:y1="22.351cm" svg:x2="24.519cm" svg:y2="22.751cm">
              <text:p/>
            </draw:line>
          </draw:g>
          <draw:g>
            <draw:line draw:style-name="gr102" draw:text-style-name="P34" draw:layer="layout" svg:x1="16.53cm" svg:y1="16.5cm" svg:x2="19.73cm" svg:y2="19.7cm">
              <text:p/>
            </draw:line>
            <draw:line draw:style-name="gr101" draw:text-style-name="P34" draw:layer="layout" svg:x1="16.53cm" svg:y1="16.5cm" svg:x2="18.13cm" svg:y2="18.1cm">
              <text:p/>
            </draw:line>
            <draw:line draw:style-name="gr103" draw:text-style-name="P34" draw:layer="layout" svg:x1="19.463cm" svg:y1="19.433cm" svg:x2="17.863cm" svg:y2="17.833cm">
              <text:p/>
            </draw:line>
          </draw:g>
          <draw:g>
            <draw:line draw:style-name="gr102" draw:text-style-name="P34" draw:layer="layout" svg:x1="16.1cm" svg:y1="13.1cm" svg:x2="19.1cm" svg:y2="16.1cm">
              <text:p/>
            </draw:line>
            <draw:line draw:style-name="gr101" draw:text-style-name="P34" draw:layer="layout" svg:x1="16.1cm" svg:y1="13.1cm" svg:x2="17.7cm" svg:y2="14.7cm">
              <text:p/>
            </draw:line>
            <draw:line draw:style-name="gr103" draw:text-style-name="P34" draw:layer="layout" svg:x1="19.1cm" svg:y1="16.1cm" svg:x2="17.7cm" svg:y2="14.7cm">
              <text:p/>
            </draw:line>
          </draw:g>
          <draw:g>
            <draw:line draw:style-name="gr102" draw:text-style-name="P34" draw:layer="layout" svg:x1="12.7cm" svg:y1="9.7cm" svg:x2="15.7cm" svg:y2="12.7cm">
              <text:p/>
            </draw:line>
            <draw:line draw:style-name="gr101" draw:text-style-name="P34" draw:layer="layout" svg:x1="12.7cm" svg:y1="9.7cm" svg:x2="14.3cm" svg:y2="11.3cm">
              <text:p/>
            </draw:line>
            <draw:line draw:style-name="gr103" draw:text-style-name="P34" draw:layer="layout" svg:x1="15.633cm" svg:y1="12.633cm" svg:x2="14.033cm" svg:y2="11.033cm">
              <text:p/>
            </draw:line>
          </draw:g>
          <draw:line draw:style-name="gr104" draw:text-style-name="P34" draw:layer="layout" svg:x1="11.697cm" svg:y1="8.067cm" svg:x2="12.497cm" svg:y2="9.667cm">
            <text:p/>
          </draw:line>
          <draw:custom-shape draw:style-name="gr105" draw:text-style-name="P36" draw:layer="layout" svg:width="1.2cm" svg:height="1.2cm" draw:transform="rotate (1.5707963267949) translate (14.9cm 12.7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6" draw:text-style-name="P31" draw:layer="layout" svg:width="5.2cm" svg:height="0.8cm" draw:transform="rotate (1.5707963267949) translate (24.897cm 19.666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1" draw:layer="layout" svg:width="3.2cm" svg:height="1.6cm" svg:x="29.397cm" svg:y="21.368cm">
            <text:p text:style-name="P11"><text:span text:style-name="T9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31" draw:layer="layout" svg:width="1.2cm" svg:height="0.802cm" svg:x="24.9cm" svg:y="7.3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31" draw:layer="layout" svg:width="2.798cm" svg:height="0.8cm" draw:transform="rotate (1.5707963267949) translate (31.797cm 14.866cm)">
            <text:p text:style-name="P11"><text:span text:style-name="T9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31" draw:layer="layout" svg:width="2.798cm" svg:height="0.8cm" draw:transform="rotate (1.5707963267949) translate (31.797cm 18.066cm)">
            <text:p text:style-name="P11"><text:span text:style-name="T9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109" draw:text-style-name="P3" draw:layer="layout" svg:x1="26.5cm" svg:y1="7.1cm" svg:x2="26.5cm" svg:y2="23.1cm">
            <text:p text:style-name="P3"><text:span text:style-name="T1"><text:measure text:kind="gap"/></text:span><text:span text:style-name="T1"><text:measure text:kind="value">8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10" draw:text-style-name="P31" draw:layer="layout" svg:width="3.2cm" svg:height="0.802cm" svg:x="27.697cm" svg:y="7.166cm">
            <text:p text:style-name="P11"><text:span text:style-name="T9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11" draw:text-style-name="P3" draw:layer="layout" svg:x1="24.1cm" svg:y1="14.3cm" svg:x2="17.7cm" svg:y2="14.3cm">
            <text:p text:style-name="P3"><text:span text:style-name="T1"><text:measure text:kind="gap"/></text:span><text:span text:style-name="T1"><text:measure text:kind="value">3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2" draw:text-style-name="P3" draw:layer="layout" svg:x1="9.997cm" svg:y1="22.866cm" svg:x2="21.297cm" svg:y2="22.866cm">
            <text:p text:style-name="P3"><text:span text:style-name="T1"><text:measure text:kind="gap"/></text:span><text:span text:style-name="T1"><text:measure text:kind="value">5.6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3" draw:text-style-name="P35" draw:layer="layout" svg:x1="11.997cm" svg:y1="7.516cm" svg:x2="13.797cm" svg:y2="7.516cm">
            <text:p text:style-name="P35"><text:span text:style-name="T1"><text:measure text:kind="gap"/></text:span><text:span text:style-name="T1"><text:measure text:kind="value">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4" draw:text-style-name="P4" draw:layer="layout" svg:x1="11.797cm" svg:y1="7.166cm" svg:x2="11.797cm" svg:y2="9.366cm">
            <text:p text:style-name="P4"><text:span text:style-name="T2"><text:measure text:kind="gap"/></text:span><text:span text:style-name="T2"><text:measure text:kind="value">1.1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15" draw:text-style-name="P3" draw:layer="layout" svg:x1="21.597cm" svg:y1="23.166cm" svg:x2="24.197cm" svg:y2="23.166cm">
            <text:p text:style-name="P3"><text:span text:style-name="T1"><text:measure text:kind="gap"/></text:span><text:span text:style-name="T1"><text:measure text:kind="value">1.3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1" draw:text-style-name="P3" draw:layer="layout" svg:x1="6.797cm" svg:y1="22.866cm" svg:x2="9.797cm" svg:y2="22.866cm">
            <text:p text:style-name="P3"><text:span text:style-name="T1"><text:measure text:kind="gap"/></text:span><text:span text:style-name="T1"><text:measure text:kind="value">1.5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6" draw:text-style-name="P3" draw:layer="layout" svg:x1="32.597cm" svg:y1="10.867cm" svg:x2="33.697cm" svg:y2="10.867cm">
            <text:p text:style-name="P3"><text:span text:style-name="T1"><text:measure text:kind="gap"/></text:span><text:span text:style-name="T1"><text:measure text:kind="value">5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7" draw:text-style-name="P4" draw:layer="layout" svg:x1="8.597cm" svg:y1="18.267cm" svg:x2="8.597cm" svg:y2="11.867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18" draw:text-style-name="P3" draw:layer="layout" svg:x1="21.7cm" svg:y1="21.3cm" svg:x2="21.7cm" svg:y2="23.3cm">
            <text:p text:style-name="P3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6" draw:text-style-name="P3" draw:layer="layout" svg:x1="6.797cm" svg:y1="17.567cm" svg:x2="5.697cm" svg:y2="17.567cm">
            <text:p text:style-name="P3"><text:span text:style-name="T1"><text:measure text:kind="gap"/></text:span><text:span text:style-name="T1"><text:measure text:kind="value">5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9" draw:text-style-name="P4" draw:layer="layout" svg:x1="23.3cm" svg:y1="23.3cm" svg:x2="23.3cm" svg:y2="24.1cm">
            <text:p text:style-name="P4"><text:span text:style-name="T2"><text:measure text:kind="gap"/></text:span><text:span text:style-name="T2"><text:measure text:kind="value">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20" draw:text-style-name="P3" draw:layer="layout" svg:x1="6.7cm" svg:y1="10.7cm" svg:x2="10.1cm" svg:y2="10.7cm">
            <text:p text:style-name="P3"><text:span text:style-name="T1"><text:measure text:kind="gap"/></text:span><text:span text:style-name="T1"><text:measure text:kind="value">1.7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21" draw:text-style-name="P4" draw:layer="layout" svg:x1="13.647cm" svg:y1="14.767cm" svg:x2="21.697cm" svg:y2="22.516cm">
            <text:p text:style-name="P4"><text:span text:style-name="T2"><text:measure text:kind="gap"/></text:span><text:span text:style-name="T2"><text:measure text:kind="value">5.587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22" draw:text-style-name="P3" draw:layer="layout" svg:x1="15.84cm" svg:y1="15.512cm" svg:x2="17.297cm" svg:y2="13.966cm">
            <text:p text:style-name="P3"><text:span text:style-name="T1"><text:measure text:kind="gap"/></text:span><text:span text:style-name="T1"><text:measure text:kind="value">1.06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23" draw:text-style-name="P4" draw:layer="layout" svg:x1="6.9cm" svg:y1="6.9cm" svg:x2="6.9cm" svg:y2="6.1cm">
            <text:p text:style-name="P4"><text:span text:style-name="T2"><text:measure text:kind="gap"/></text:span><text:span text:style-name="T2"><text:measure text:kind="value">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24" draw:text-style-name="P31" draw:layer="layout" svg:width="3.999cm" svg:height="1.2cm" svg:x="7.3cm" svg:y="21.7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1" draw:layer="layout" svg:width="1.2cm" svg:height="1.2cm" svg:x="22.9cm" svg:y="6.9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16" draw:text-style-name="P3" draw:layer="layout" svg:x1="19.3cm" svg:y1="22.901cm" svg:x2="19.3cm" svg:y2="24.001cm">
            <text:p text:style-name="P3"><text:span text:style-name="T1"><text:measure text:kind="gap"/></text:span><text:span text:style-name="T1"><text:measure text:kind="value">5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line draw:style-name="gr101" draw:text-style-name="P34" draw:layer="layout" svg:x1="24.5cm" svg:y1="12.3cm" svg:x2="24.5cm" svg:y2="14.5cm">
              <text:p/>
            </draw:line>
            <draw:line draw:style-name="gr102" draw:text-style-name="P34" draw:layer="layout" svg:x1="24.5cm" svg:y1="13.1cm" svg:x2="24.5cm" svg:y2="16.7cm">
              <text:p/>
            </draw:line>
            <draw:line draw:style-name="gr103" draw:text-style-name="P34" draw:layer="layout" svg:x1="24.5cm" svg:y1="16.7cm" svg:x2="24.5cm" svg:y2="14.3cm">
              <text:p/>
            </draw:line>
          </draw:g>
          <draw:custom-shape draw:style-name="gr126" draw:text-style-name="P36" draw:layer="layout" svg:width="2cm" svg:height="2cm" draw:transform="rotate (-3.14159265358979) translate (24.1cm 18.5cm)">
            <text:p text:style-name="P11"><text:span text:style-name="T12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7" draw:text-style-name="P36" draw:layer="layout" svg:width="1.4cm" svg:height="1.401cm" draw:transform="rotate (-3.14159265358979) translate (24.1cm 18.48cm)">
            <text:p text:style-name="P11"><text:span text:style-name="T12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8" draw:text-style-name="P30" draw:layer="layout" svg:width="1.2cm" svg:height="1.2cm" draw:transform="rotate (1.5707963267949) translate (14.9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0" draw:layer="layout" svg:width="1cm" svg:height="1.2cm" draw:transform="rotate (1.5707963267949) translate (14.9cm 9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8" draw:layer="layout" svg:width="0.8cm" svg:height="0.8cm" draw:transform="rotate (1.5707963267949) translate (18.5cm 7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8" draw:layer="layout" svg:width="0.8cm" svg:height="0.8cm" draw:transform="rotate (1.5707963267949) translate (19.3cm 7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1" draw:text-style-name="P4" draw:layer="layout" svg:x1="16.1cm" svg:y1="11.5cm" svg:x2="16.1cm" svg:y2="9.5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32" draw:text-style-name="P4" draw:layer="layout" svg:x1="22.7cm" svg:y1="8.5cm" svg:x2="22.7cm" svg:y2="7.3cm">
            <text:p text:style-name="P4"><text:span text:style-name="T2"><text:measure text:kind="gap"/></text:span><text:span text:style-name="T2"><text:measure text:kind="value">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33" draw:text-style-name="P3" draw:layer="layout" svg:x1="22.7cm" svg:y1="8.1cm" svg:x2="22.7cm" svg:y2="18.5cm">
            <text:p text:style-name="P3"><text:span text:style-name="T1"><text:measure text:kind="gap"/></text:span><text:span text:style-name="T1"><text:measure text:kind="value">5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28" draw:text-style-name="P30" draw:layer="layout" svg:width="1.2cm" svg:height="1.2cm" draw:transform="rotate (1.5707963267949) translate (17.1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0" draw:layer="layout" svg:width="1.2cm" svg:height="1cm" draw:transform="rotate (1.5707963267949) translate (16.1cm 8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4" draw:text-style-name="P37" draw:layer="layout" svg:width="0.2cm" svg:height="0.2cm" draw:transform="rotate (0.785398163397448) translate (15.568cm 8.1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37" draw:layer="layout" svg:width="0.2cm" svg:height="0.2cm" draw:transform="rotate (0.785398163397448) translate (15.993cm 8.5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37" draw:layer="layout" svg:width="0.2cm" svg:height="0.2cm" draw:transform="rotate (0.785398163397448) translate (16.417cm 8.1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37" draw:layer="layout" svg:width="0.2cm" svg:height="0.2cm" draw:transform="rotate (0.785398163397448) translate (15.993cm 7.7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5" draw:text-style-name="P36" draw:layer="layout" svg:width="1.2cm" svg:height="1.2cm" svg:x="14.9cm" svg:y="6.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8" draw:text-style-name="P30" draw:layer="layout" svg:width="1.2cm" svg:height="1.2cm" draw:transform="rotate (1.5707963267949) translate (14.9cm 10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1" draw:layer="layout" svg:width="1.2cm" svg:height="1.2cm" draw:transform="rotate (1.5707963267949) translate (14.9cm 11.5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5" draw:text-style-name="P3" draw:layer="layout" svg:x1="24.1cm" svg:y1="16.3cm" svg:x2="21.9cm" svg:y2="16.3cm">
            <text:p text:style-name="P3"><text:span text:style-name="T1"><text:measure text:kind="gap"/></text:span><text:span text:style-name="T1"><text:measure text:kind="value">1.1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35" draw:text-style-name="P3" draw:layer="layout" svg:x1="17.7cm" svg:y1="11.5cm" svg:x2="16.1cm" svg:y2="11.5cm">
            <text:p text:style-name="P3"><text:span text:style-name="T1"><text:measure text:kind="gap"/></text:span><text:span text:style-name="T1"><text:measure text:kind="value">8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36" draw:text-style-name="P4" draw:layer="layout" svg:x1="17.194cm" svg:y1="8.288cm" svg:x2="16.194cm" svg:y2="9.288cm">
            <text:p text:style-name="P4"><text:span text:style-name="T2"><text:measure text:kind="gap"/></text:span><text:span text:style-name="T2"><text:measure text:kind="value">707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16" draw:text-style-name="P3" draw:layer="layout" svg:x1="23.3cm" svg:y1="9.7cm" svg:x2="23.3cm" svg:y2="6.9cm">
            <text:p text:style-name="P3"><text:span text:style-name="T1"><text:measure text:kind="gap"/></text:span><text:span text:style-name="T1"><text:measure text:kind="value">1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</draw:g>
      </draw:page>
      <draw:page draw:name="page2" draw:style-name="dp1" draw:master-page-name="Default">
        <draw:g>
          <draw:g>
            <draw:custom-shape draw:style-name="gr137" draw:text-style-name="P38" draw:layer="layout" svg:width="0.4cm" svg:height="16.4cm" svg:x="21.0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38" draw:text-style-name="P39" draw:layer="layout" svg:width="0.4cm" svg:height="0.802cm" svg:x="21.0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39" draw:text-style-name="P39" draw:layer="layout" svg:width="0.4cm" svg:height="0.801cm" svg:x="21.0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0" draw:text-style-name="P40" draw:layer="layout" svg:width="0.2cm" svg:height="16.4cm" svg:x="21.4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40" draw:layer="layout" svg:width="0.2cm" svg:height="16.4cm" svg:x="20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1" draw:text-style-name="P38" draw:layer="layout" svg:width="14.8cm" svg:height="0.399cm" svg:x="6.8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2" draw:text-style-name="P38" draw:layer="layout" svg:width="14.8cm" svg:height="0.398cm" svg:x="6.898cm" svg:y="22.869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2" draw:text-style-name="P38" draw:layer="layout" svg:width="14.8cm" svg:height="0.398cm" svg:x="6.898cm" svg:y="14.868cm">
              <text:p/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37" draw:text-style-name="P38" draw:layer="layout" svg:width="0.4cm" svg:height="16.4cm" svg:x="11.498cm" svg:y="6.867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38" draw:text-style-name="P39" draw:layer="layout" svg:width="0.4cm" svg:height="0.802cm" svg:x="11.498cm" svg:y="7.266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39" draw:text-style-name="P39" draw:layer="layout" svg:width="0.4cm" svg:height="0.801cm" svg:x="11.498cm" svg:y="22.068cm">
              <text:p/>
              <draw:enhanced-geometry svg:viewBox="0 0 21600 21600" draw:mirror-horizontal="false" draw:type="rectangle" draw:enhanced-path="M 0 0 L 21600 0 21600 21600 0 21600 0 0 Z N"/>
            </draw:custom-shape>
            <draw:custom-shape draw:style-name="gr140" draw:text-style-name="P40" draw:layer="layout" svg:width="0.2cm" svg:height="16.4cm" svg:x="11.8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40" draw:layer="layout" svg:width="0.2cm" svg:height="16.4cm" svg:x="11.298cm" svg:y="6.8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43" draw:text-style-name="P41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2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45" draw:text-style-name="P42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6" draw:text-style-name="P42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6" draw:text-style-name="P42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5" draw:text-style-name="P42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7" draw:text-style-name="P41" draw:layer="layout" svg:width="7.601cm" svg:height="5.2cm" draw:transform="rotate (1.5707963267949) translate (24.8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41" draw:layer="layout" svg:width="7.6cm" svg:height="5.2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41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41" draw:layer="layout" svg:width="7.6cm" svg:height="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41" draw:layer="layout" svg:width="7.6cm" svg:height="3.2cm" draw:transform="rotate (1.5707963267949) translate (30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41" draw:layer="layout" svg:width="7.601cm" svg:height="3.2cm" draw:transform="rotate (1.5707963267949) translate (30.0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41" draw:layer="layout" svg:width="7.601cm" svg:height="2cm" draw:transform="rotate (1.5707963267949) translate (22.0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6" draw:text-style-name="P4" draw:layer="layout" svg:x1="5.698cm" svg:y1="24.067cm" svg:x2="22.498cm" svg:y2="24.067cm">
            <text:p text:style-name="P4"><text:span text:style-name="T2"><text:measure text:kind="gap"/></text:span><text:span text:style-name="T2"><text:measure text:kind="value">8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57" draw:text-style-name="P41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58" draw:text-style-name="P4" draw:layer="layout" svg:x1="12.498cm" svg:y1="5.269cm" svg:x2="9.298cm" svg:y2="5.269cm">
            <text:p text:style-name="P4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59" draw:text-style-name="P4" draw:layer="layout" svg:x1="21.298cm" svg:y1="5.167cm" svg:x2="12.898cm" svg:y2="5.167cm">
            <text:p text:style-name="P4"><text:span text:style-name="T2"><text:measure text:kind="gap"/></text:span><text:span text:style-name="T2"><text:measure text:kind="value">4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60" draw:text-style-name="P4" draw:layer="layout" svg:x1="8.898cm" svg:y1="5.269cm" svg:x2="6.498cm" svg:y2="5.269cm">
            <text:p text:style-name="P4"><text:span text:style-name="T2"><text:measure text:kind="gap"/></text:span><text:span text:style-name="T2"><text:measure text:kind="value">1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61" draw:text-style-name="P41" draw:layer="layout" svg:width="0.003cm" svg:height="10cm" draw:transform="rotate (1.5707963267949) translate (23.298cm 6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41" draw:layer="layout" svg:width="0.002cm" svg:height="0.003cm" draw:transform="rotate (1.5707963267949) translate (23.298cm 23.6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3" draw:text-style-name="P43" draw:layer="layout" svg:width="12.8cm" svg:height="7.997cm" svg:x="8.898cm" svg:y="6.82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4" draw:text-style-name="P43" draw:layer="layout" svg:width="15.2cm" svg:height="8.402cm" svg:x="6.498cm" svg:y="14.8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5" draw:text-style-name="P17" draw:layer="layout" svg:width="4.002cm" svg:height="7.6cm" svg:x="9.298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66" draw:text-style-name="P44" draw:layer="layout" svg:x1="8.898cm" svg:y1="7.268cm" svg:x2="11.298cm" svg:y2="7.268cm">
            <text:p/>
          </draw:line>
          <draw:custom-shape draw:style-name="gr167" draw:text-style-name="P45" draw:layer="layout" svg:width="2cm" svg:height="5.598cm" svg:x="6.898cm" svg:y="9.269cm">
            <text:p text:style-name="P11"><text:span text:style-name="T6">Trap</text:span></text:p>
            <text:p text:style-name="P11"><text:span text:style-name="T6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22" draw:layer="layout" svg:width="0.8cm" svg:height="1.2cm" svg:x="9.3cm" svg:y="12.5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46" draw:layer="layout" svg:width="2.4cm" svg:height="0.402cm" svg:x="6.498cm" svg:y="14.8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0" draw:text-style-name="P47" draw:layer="layout" svg:width="2cm" svg:height="1.8cm" svg:x="9.3cm" svg:y="9.5cm">
            <text:p text:style-name="P11"><text:span text:style-name="T6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71" draw:text-style-name="P9" draw:layer="layout" svg:width="2cm" svg:height="0.26cm" svg:x="9.1cm" svg:y="9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129cm" svg:height="2cm" draw:transform="rotate (1.5707963267949) translate (9.1cm 9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2" draw:text-style-name="P22" draw:layer="layout" svg:width="1cm" svg:height="0.8cm" draw:transform="rotate (-3.14159265358979) translate (10.7cm 8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73" draw:text-style-name="P22" draw:layer="layout" svg:width="1.2cm" svg:height="0.402cm" draw:transform="rotate (-1.5707963267949) translate (9.7cm 7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74" draw:text-style-name="P23" draw:layer="layout" svg:width="2cm" svg:height="0.962cm" draw:transform="rotate (-1.5707963267949) translate (10.298cm 7.3cm)">
              <draw:text-box>
                <text:p text:style-name="P11"><text:span text:style-name="T1">wc</text:span></text:p>
              </draw:text-box>
            </draw:frame>
          </draw:g>
          <draw:custom-shape draw:style-name="gr175" draw:text-style-name="P17" draw:layer="layout" svg:width="6.802cm" svg:height="2cm" svg:x="6.498cm" svg:y="15.26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6" draw:text-style-name="P17" draw:layer="layout" svg:width="10cm" svg:height="5.367cm" svg:x="11.3cm" svg:y="17.53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7" draw:text-style-name="P17" draw:layer="layout" svg:width="3.802cm" svg:height="5.199cm" svg:x="6.89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8" draw:text-style-name="P17" draw:layer="layout" svg:width="7.398cm" svg:height="10.033cm" svg:x="13.9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9" draw:text-style-name="P48" draw:layer="layout" svg:width="0.4cm" svg:height="10.4cm" svg:x="13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48" draw:layer="layout" svg:width="14.402cm" svg:height="0.399cm" svg:x="6.898cm" svg:y="17.269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48" draw:layer="layout" svg:width="4.802cm" svg:height="0.402cm" svg:x="8.898cm" svg:y="1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0" draw:layer="layout" svg:width="0.201cm" svg:height="0.8cm" draw:transform="rotate (1.5707963267949) translate (5.698cm 7.6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48" draw:layer="layout" svg:width="0.4cm" svg:height="5.4cm" svg:x="10.9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1" draw:text-style-name="P9" draw:layer="layout" svg:width="2cm" svg:height="0.26cm" svg:x="9.1cm" svg:y="11.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129cm" svg:height="2cm" draw:transform="rotate (1.5707963267949) translate (9.1cm 11.6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84" draw:text-style-name="P31" draw:layer="layout" svg:width="3.2cm" svg:height="4.001cm" svg:x="16.497cm" svg:y="7.267cm">
            <text:p text:style-name="P11"><text:span text:style-name="T9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31" draw:layer="layout" svg:width="3.2cm" svg:height="4cm" svg:x="16.5cm" svg:y="18.9cm">
            <text:p text:style-name="P11"><text:span text:style-name="T9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31" draw:layer="layout" svg:width="4cm" svg:height="1.999cm" draw:transform="rotate (1.5707963267949) translate (6.701cm 22.9cm)">
            <text:p text:style-name="P11"><text:span text:style-name="T9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7" draw:text-style-name="P3" draw:layer="layout" svg:x1="6.7cm" svg:y1="18.3cm" svg:x2="10.7cm" svg:y2="18.3cm">
            <text:p text:style-name="P3"><text:span text:style-name="T1"><text:measure text:kind="gap"/></text:span><text:span text:style-name="T1"><text:measure text:kind="value">2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8" draw:text-style-name="P3" draw:layer="layout" svg:x1="12.7cm" svg:y1="22.9cm" svg:x2="12.7cm" svg:y2="17.5cm">
            <text:p text:style-name="P3"><text:span text:style-name="T1"><text:measure text:kind="gap"/></text:span><text:span text:style-name="T1"><text:measure text:kind="value">2.7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189" draw:text-style-name="P34" draw:layer="layout" svg:x1="28.898cm" svg:y1="7.268cm" svg:x2="23.298cm" svg:y2="7.268cm">
            <text:p/>
          </draw:line>
          <draw:line draw:style-name="gr189" draw:text-style-name="P34" draw:layer="layout" svg:x1="28.898cm" svg:y1="22.868cm" svg:x2="23.298cm" svg:y2="22.868cm">
            <text:p/>
          </draw:line>
          <draw:line draw:style-name="gr189" draw:text-style-name="P34" draw:layer="layout" svg:x1="28.898cm" svg:y1="22.868cm" svg:x2="28.898cm" svg:y2="7.268cm">
            <text:p/>
          </draw:line>
          <draw:custom-shape draw:style-name="gr190" draw:text-style-name="P49" draw:layer="layout" svg:width="6cm" svg:height="1.201cm" svg:x="14.3cm" svg:y="15.1cm">
            <text:p text:style-name="P11"><text:span text:style-name="T10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0" draw:layer="layout" svg:width="8.799cm" svg:height="2cm" draw:transform="skewX (0.000523598775598299) translate (6.498cm 15.267cm)">
            <text:p text:style-name="P11"><text:span text:style-name="T11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49" draw:layer="layout" svg:width="3.003cm" svg:height="1.201cm" svg:x="7.697cm" svg:y="19.667cm">
            <text:p text:style-name="P11"><text:span text:style-name="T10">Slaap-</text:span></text:p>
            <text:p text:style-name="P11"><text:span text:style-name="T10">h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49" draw:layer="layout" svg:width="4.6cm" svg:height="1.6cm" svg:x="12.7cm" svg:y="19.5cm">
            <text:p text:style-name="P11"><text:span text:style-name="T10">Slaap-</text:span></text:p>
            <text:p text:style-name="P11"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31" draw:layer="layout" svg:width="1.2cm" svg:height="0.8cm" draw:transform="rotate (-3.14159265358979) translate (16.5cm 22.9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31" draw:layer="layout" svg:width="1.2cm" svg:height="0.8cm" draw:transform="rotate (-3.14159265358979) translate (20.9cm 22.9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31" draw:layer="layout" svg:width="1.2cm" svg:height="0.801cm" svg:x="19.697cm" svg:y="7.267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31" draw:layer="layout" svg:width="1.2cm" svg:height="0.801cm" svg:x="15.297cm" svg:y="7.267cm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31" draw:layer="layout" svg:width="5cm" svg:height="1cm" draw:transform="rotate (1.5707963267949) translate (13.9cm 12.3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97" draw:text-style-name="P3" draw:layer="layout" svg:x1="11.3cm" svg:y1="19.3cm" svg:x2="21.5cm" svg:y2="19.3cm">
            <text:p text:style-name="P3"><text:span text:style-name="T1"><text:measure text:kind="gap"/></text:span><text:span text:style-name="T1"><text:measure text:kind="value">5.1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98" draw:text-style-name="P31" draw:layer="layout" svg:width="2.8cm" svg:height="1cm" draw:transform="rotate (1.5707963267949) translate (11.3cm 22.7cm)">
            <text:p text:style-name="P11"><text:span text:style-name="T9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9" draw:text-style-name="P31" draw:layer="layout" svg:width="1.201cm" svg:height="0.8cm" draw:transform="rotate (1.5707963267949) translate (10.1cm 22.9cm)">
            <text:p text:style-name="P11"><text:span text:style-name="T9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8" draw:text-style-name="P3" draw:layer="layout" svg:x1="19.9cm" svg:y1="17.3cm" svg:x2="19.897cm" svg:y2="7.168cm">
            <text:p text:style-name="P3"><text:span text:style-name="T1"><text:measure text:kind="gap"/></text:span><text:span text:style-name="T1"><text:measure text:kind="value">5.066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00" draw:text-style-name="P3" draw:layer="layout" svg:x1="13.9cm" svg:y1="13.1cm" svg:x2="21.5cm" svg:y2="13.1cm">
            <text:p text:style-name="P3"><text:span text:style-name="T1"><text:measure text:kind="gap"/></text:span><text:span text:style-name="T1"><text:measure text:kind="value">3.8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96" draw:text-style-name="P51" draw:layer="measurelines" svg:x1="6.397cm" svg:y1="17.269cm" svg:x2="6.397cm" svg:y2="15.269cm">
            <text:p text:style-name="P51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11" draw:text-style-name="P3" draw:layer="layout" svg:x1="9.1cm" svg:y1="13.8cm" svg:x2="13.3cm" svg:y2="13.8cm">
            <text:p text:style-name="P3"><text:span text:style-name="T1"><text:measure text:kind="gap"/></text:span><text:span text:style-name="T1"><text:measure text:kind="value">2.1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8" draw:text-style-name="P3" draw:layer="layout" svg:x1="9.1cm" svg:y1="14.9cm" svg:x2="9.1cm" svg:y2="7.3cm">
            <text:p text:style-name="P3"><text:span text:style-name="T1"><text:measure text:kind="gap"/></text:span><text:span text:style-name="T1"><text:measure text:kind="value">3.8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custom-shape draw:style-name="gr201" draw:text-style-name="P10" draw:layer="layout" svg:width="2.801cm" svg:height="0.4cm" draw:transform="rotate (1.5707963267949) translate (21.897cm 14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2.601cm" svg:height="0.2cm" draw:transform="rotate (1.5707963267949) translate (22.097cm 11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3" draw:text-style-name="P34" draw:layer="layout" svg:x1="22.098cm" svg:y1="9.468cm" svg:x2="22.098cm" svg:y2="14.668cm">
              <text:p/>
            </draw:line>
            <draw:line draw:style-name="gr103" draw:text-style-name="P34" draw:layer="layout" svg:x1="22.098cm" svg:y1="12.268cm" svg:x2="22.098cm" svg:y2="9.468cm">
              <text:p/>
            </draw:line>
          </draw:g>
          <draw:g>
            <draw:custom-shape draw:style-name="gr201" draw:text-style-name="P10" draw:layer="layout" svg:width="2.801cm" svg:height="0.4cm" draw:transform="rotate (1.5707963267949) translate (21.9cm 18.06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2" draw:text-style-name="P10" draw:layer="layout" svg:width="2.601cm" svg:height="0.2cm" draw:transform="rotate (1.5707963267949) translate (22.1cm 20.86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203" draw:text-style-name="P34" draw:layer="layout" svg:x1="22.101cm" svg:y1="20.7cm" svg:x2="22.101cm" svg:y2="15.5cm">
              <text:p/>
            </draw:line>
            <draw:line draw:style-name="gr103" draw:text-style-name="P34" draw:layer="layout" svg:x1="22.101cm" svg:y1="17.9cm" svg:x2="22.101cm" svg:y2="20.7cm">
              <text:p/>
            </draw:line>
          </draw:g>
          <draw:custom-shape draw:style-name="gr204" draw:text-style-name="P52" draw:layer="layout" svg:width="2.8cm" svg:height="6.8cm" svg:x="9.697cm" svg:y="8.068cm"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>Bad-</text:span><text:span text:style-name="T13"><text:line-break/></text:span><text:span text:style-name="T1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8" draw:text-style-name="P9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0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0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9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0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0" draw:text-style-name="P12" draw:layer="layout" svg:width="2cm" svg:height="1.999cm" svg:x="2.5cm" svg:y="4.468cm">
          <text:p text:style-name="P11"><text:span text:style-name="T3">O</text:span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frame draw:style-name="gr33" draw:text-style-name="P15" draw:layer="layout" svg:width="13.2cm" svg:height="1.673cm" svg:x="5.697cm" svg:y="3.269cm">
          <draw:text-box>
            <text:p><text:span text:style-name="T5">Etage, deuren, ramen</text:span></text:p>
          </draw:text-box>
        </draw:frame>
        <draw:custom-shape draw:style-name="gr205" draw:text-style-name="P53" draw:layer="layout" svg:width="4.8cm" svg:height="16.4cm" svg:x="28.898cm" svg:y="6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06" draw:text-style-name="P48" draw:layer="layout" svg:width="4.4cm" svg:height="0.399cm" svg:x="9.1cm" svg:y="14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2" draw:text-style-name="P34" draw:layer="layout" svg:x1="13.3cm" svg:y1="15.1cm" svg:x2="9.374cm" svg:y2="15.101cm">
              <text:p/>
            </draw:line>
            <draw:line draw:style-name="gr103" draw:text-style-name="P34" draw:layer="layout" svg:x1="9.373cm" svg:y1="15.101cm" svg:x2="11.5cm" svg:y2="15.1cm">
              <text:p/>
            </draw:line>
          </draw:g>
          <draw:g>
            <draw:custom-shape draw:style-name="gr206" draw:text-style-name="P48" draw:layer="layout" svg:width="4.4cm" svg:height="0.399cm" draw:transform="rotate (1.56049888420813) translate (13.456cm 17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102" draw:text-style-name="P34" draw:layer="layout" svg:x1="13.658cm" svg:y1="17.102cm" svg:x2="13.697cm" svg:y2="13.176cm">
              <text:p/>
            </draw:line>
            <draw:line draw:style-name="gr103" draw:text-style-name="P34" draw:layer="layout" svg:x1="13.698cm" svg:y1="13.175cm" svg:x2="13.677cm" svg:y2="15.302cm">
              <text:p/>
            </draw:line>
          </draw:g>
          <draw:g>
            <draw:custom-shape draw:style-name="gr206" draw:text-style-name="P48" draw:layer="layout" svg:width="4.4cm" svg:height="0.399cm" svg:x="6.5cm" svg:y="17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2" draw:text-style-name="P34" draw:layer="layout" svg:x1="10.7cm" svg:y1="17.5cm" svg:x2="6.774cm" svg:y2="17.501cm">
              <text:p/>
            </draw:line>
            <draw:line draw:style-name="gr103" draw:text-style-name="P34" draw:layer="layout" svg:x1="6.773cm" svg:y1="17.501cm" svg:x2="8.9cm" svg:y2="17.5cm">
              <text:p/>
            </draw:line>
          </draw:g>
          <draw:g>
            <draw:custom-shape draw:style-name="gr206" draw:text-style-name="P48" draw:layer="layout" svg:width="4.4cm" svg:height="0.399cm" svg:x="11.3cm" svg:y="17.3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102" draw:text-style-name="P34" draw:layer="layout" svg:x1="11.5cm" svg:y1="17.5cm" svg:x2="15.426cm" svg:y2="17.501cm">
              <text:p/>
            </draw:line>
            <draw:line draw:style-name="gr103" draw:text-style-name="P34" draw:layer="layout" svg:x1="15.427cm" svg:y1="17.501cm" svg:x2="13.3cm" svg:y2="17.5cm">
              <text:p/>
            </draw:line>
          </draw:g>
        </draw:g>
        <draw:frame draw:style-name="gr207" draw:text-style-name="P14" draw:layer="layout" svg:width="0.502cm" svg:height="1.195cm" svg:x="8.1cm" svg:y="20.086cm">
          <draw:text-box>
            <text:p/>
          </draw:text-box>
        </draw:frame>
        <draw:custom-shape draw:style-name="gr208" draw:text-style-name="P47" draw:layer="layout" svg:width="2.4cm" svg:height="1cm" svg:x="6.498cm" svg:y="6.87cm">
          <text:p text:style-name="P11"><text:span text:style-name="T6">BalV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09" draw:text-style-name="P54" draw:layer="layout" svg:width="7.2cm" svg:height="15.6cm" svg:x="22.498cm" svg:y="7.267cm">
          <text:p text:style-name="P11"><text:span text:style-name="T11"><text:s/></text:span><text:span text:style-name="T11">Dakterra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" draw:text-style-name="P1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10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11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12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13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14" draw:text-style-name="P1" draw:layer="layout" svg:width="15.6cm" svg:height="17.2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5" draw:text-style-name="P7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5" draw:text-style-name="P7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698cm" svg:y1="24.067cm" svg:x2="5.698cm" svg:y2="6.067cm">
            <text:p text:style-name="P3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16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34" draw:text-style-name="P16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17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6" draw:text-style-name="P17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" draw:text-style-name="P16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7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7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1" draw:text-style-name="P20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17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6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16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17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7" draw:text-style-name="P17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7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6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8" draw:text-style-name="P17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17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17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21" draw:layer="layout" svg:width="0.003cm" svg:height="1.705cm" svg:x="8.1cm" svg:y="12.868cm">
            <draw:text-box>
              <text:p/>
            </draw:text-box>
          </draw:frame>
          <draw:g>
            <draw:custom-shape draw:style-name="gr57" draw:text-style-name="P22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8" draw:text-style-name="P22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59" draw:text-style-name="P23" draw:layer="layout" svg:width="2cm" svg:height="1.381cm" svg:x="14.1cm" svg:y="7.667cm">
              <draw:text-box>
                <text:p text:style-name="P11"><text:span text:style-name="T1">wc</text:span></text:p>
              </draw:text-box>
            </draw:frame>
          </draw:g>
          <draw:custom-shape draw:style-name="gr60" draw:text-style-name="P22" draw:layer="layout" svg:width="0.8cm" svg:height="0.797cm" svg:x="15.3cm" svg:y="10.07cm">
            <text:p text:style-name="P11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1" draw:text-style-name="P24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0" draw:text-style-name="P17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6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5" draw:text-style-name="P16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16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7" draw:text-style-name="P17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68" draw:text-style-name="P25" draw:layer="layout" svg:width="1.6cm" svg:height="0.4cm" svg:x="12.1cm" svg:y="7.267cm">
              <text:p text:style-name="P11"><text:span text:style-name="T6"><text:s text:c="5"/></text:span><text:span text:style-name="T6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7" draw:text-style-name="P16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9" draw:text-style-name="P17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16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1" draw:text-style-name="P16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2" draw:text-style-name="P55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3" draw:text-style-name="P19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4" draw:text-style-name="P19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5" draw:text-style-name="P56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226" draw:text-style-name="P16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7" draw:text-style-name="P22" draw:layer="layout" svg:width="1.599cm" svg:height="1.198cm" draw:transform="rotate (-2.35619449019235) translate (11.1cm 12.169cm)">
            <text:p text:style-name="P11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3" draw:text-style-name="P27" draw:layer="layout" svg:width="2cm" svg:height="5.603cm" svg:x="6.9cm" svg:y="9.267cm">
            <text:p text:style-name="P26"><text:span text:style-name="T7"/></text:p>
            <text:p text:style-name="P26"><text:span text:style-name="T7">40</text:span></text:p>
            <text:p text:style-name="P26"><text:span text:style-name="T7"/></text:p>
            <text:p text:style-name="P26"><text:span text:style-name="T7">80</text:span></text:p>
            <text:p text:style-name="P26"><text:span text:style-name="T7"/></text:p>
            <text:p text:style-name="P26"><text:span text:style-name="T7">120</text:span></text:p>
            <text:p text:style-name="P26"><text:span text:style-name="T7"/></text:p>
            <text:p text:style-name="P26"><text:span text:style-name="T7">160</text:span></text:p>
            <text:p text:style-name="P26"><text:span text:style-name="T7"/></text:p>
            <text:p text:style-name="P26"><text:span text:style-name="T7">200</text:span></text:p>
            <text:p text:style-name="P26"><text:span text:style-name="T7"/></text:p>
            <text:p text:style-name="P26"><text:span text:style-name="T7">240</text:span></text:p>
            <text:p text:style-name="P26"><text:span text:style-name="T7"/></text:p>
            <text:p text:style-name="P26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4" draw:text-style-name="P11" draw:layer="layout" svg:width="2.599cm" svg:height="2.599cm" svg:x="7.1cm" svg:y="16.9cm" svg:viewBox="0 0 2600 2600" svg:d="M2600 0h-2600v2600h800l1800-1800zM0 0zM800 800z">
            <text:p text:style-name="P11">bad</text:p>
          </draw:path>
          <draw:g>
            <draw:custom-shape draw:style-name="gr75" draw:text-style-name="P28" draw:layer="layout" svg:width="0.2cm" svg:height="0.2cm" draw:transform="rotate (1.5707963267949) translate (8.9cm 12.1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3cm 12.1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5cm 11.7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7cm 11.7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10.1cm 11.7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3cm 11.7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1cm 12.1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7cm 12.1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6" draw:text-style-name="P9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6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6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9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9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8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8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3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3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8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8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6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6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9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0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9" draw:layer="layout" svg:width="1.6cm" svg:height="0.799cm" svg:x="21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0" draw:layer="layout" svg:width="0.402cm" svg:height="1.2cm" draw:transform="rotate (1.5707963267949) translate (21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8" draw:text-style-name="P9" draw:layer="layout" svg:width="1.2cm" svg:height="0.601cm" svg:x="14.898cm" svg:y="6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9" draw:text-style-name="P10" draw:layer="layout" svg:width="0.298cm" svg:height="0.9cm" draw:transform="rotate (1.5707963267949) translate (15.048cm 6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9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0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0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1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2.0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8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9" draw:layer="layout" svg:width="0.8cm" svg:height="1.198cm" svg:x="32.898cm" svg:y="18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1.198cm" svg:height="0.4cm" draw:transform="rotate (1.5707963267949) translate (33.098cm 19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9" draw:layer="layout" svg:width="0.8cm" svg:height="1.199cm" svg:x="32.8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0" draw:layer="layout" svg:width="1.199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9" draw:layer="layout" svg:width="0.8cm" svg:height="1.199cm" svg:x="32.898cm" svg:y="21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0" draw:layer="layout" svg:width="1.199cm" svg:height="0.4cm" draw:transform="rotate (1.5707963267949) translate (33.098cm 22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8" draw:text-style-name="P9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0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0" draw:text-style-name="P12" draw:layer="layout" svg:width="2cm" svg:height="1.999cm" svg:x="2.5cm" svg:y="4.468cm">
          <text:p text:style-name="P11"><text:span text:style-name="T3">O</text:span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4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frame draw:style-name="gr32" draw:text-style-name="P14" draw:layer="layout" svg:width="0.717cm" svg:height="1.703cm" svg:x="17.7cm" svg:y="26.067cm">
          <draw:text-box>
            <text:p/>
          </draw:text-box>
        </draw:frame>
        <draw:frame draw:style-name="gr33" draw:text-style-name="P15" draw:layer="layout" svg:width="13.2cm" svg:height="1.673cm" svg:x="5.697cm" svg:y="3.268cm">
          <draw:text-box>
            <text:p><text:span text:style-name="T5">Begane grond, electra</text:span></text:p>
          </draw:text-box>
        </draw:frame>
        <draw:g>
          <draw:g>
            <draw:ellipse draw:style-name="gr230" draw:text-style-name="P11" draw:layer="layout" svg:width="0.379cm" svg:height="0.48cm" draw:transform="rotate (1.5707963267949) translate (32.02cm 7.807cm)" draw:kind="arc" draw:start-angle="267.38" draw:end-angle="95.02">
              <text:p/>
            </draw:ellipse>
            <draw:line draw:style-name="gr231" draw:text-style-name="P44" draw:layer="layout" svg:x1="32.259cm" svg:y1="7.669cm" svg:x2="32.2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5.62cm 7.807cm)" draw:kind="arc" draw:start-angle="267.38" draw:end-angle="95.02">
              <text:p/>
            </draw:ellipse>
            <draw:line draw:style-name="gr231" draw:text-style-name="P44" draw:layer="layout" svg:x1="25.859cm" svg:y1="7.669cm" svg:x2="25.8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6.02cm 7.807cm)" draw:kind="arc" draw:start-angle="267.38" draw:end-angle="95.02">
              <text:p/>
            </draw:ellipse>
            <draw:line draw:style-name="gr231" draw:text-style-name="P44" draw:layer="layout" svg:x1="26.259cm" svg:y1="7.669cm" svg:x2="26.2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0.82cm 7.807cm)" draw:kind="arc" draw:start-angle="267.38" draw:end-angle="95.02">
              <text:p/>
            </draw:ellipse>
            <draw:line draw:style-name="gr231" draw:text-style-name="P44" draw:layer="layout" svg:x1="31.059cm" svg:y1="7.669cm" svg:x2="31.0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0.42cm 7.807cm)" draw:kind="arc" draw:start-angle="267.38" draw:end-angle="95.02">
              <text:p/>
            </draw:ellipse>
            <draw:line draw:style-name="gr231" draw:text-style-name="P44" draw:layer="layout" svg:x1="30.659cm" svg:y1="7.669cm" svg:x2="30.6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1.62cm 7.807cm)" draw:kind="arc" draw:start-angle="267.38" draw:end-angle="95.02">
              <text:p/>
            </draw:ellipse>
            <draw:line draw:style-name="gr231" draw:text-style-name="P44" draw:layer="layout" svg:x1="31.859cm" svg:y1="7.669cm" svg:x2="31.8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7.3cm 7.807cm)" draw:kind="arc" draw:start-angle="267.38" draw:end-angle="95.02">
              <text:p/>
            </draw:ellipse>
            <draw:line draw:style-name="gr231" draw:text-style-name="P44" draw:layer="layout" svg:x1="27.539cm" svg:y1="7.669cm" svg:x2="27.5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7.62cm 7.807cm)" draw:kind="arc" draw:start-angle="267.38" draw:end-angle="95.02">
              <text:p/>
            </draw:ellipse>
            <draw:line draw:style-name="gr231" draw:text-style-name="P44" draw:layer="layout" svg:x1="27.859cm" svg:y1="7.669cm" svg:x2="27.8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8.82cm 7.807cm)" draw:kind="arc" draw:start-angle="267.38" draw:end-angle="95.02">
              <text:p/>
            </draw:ellipse>
            <draw:line draw:style-name="gr231" draw:text-style-name="P44" draw:layer="layout" svg:x1="29.059cm" svg:y1="7.669cm" svg:x2="29.0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9.22cm 7.807cm)" draw:kind="arc" draw:start-angle="267.38" draw:end-angle="95.02">
              <text:p/>
            </draw:ellipse>
            <draw:line draw:style-name="gr231" draw:text-style-name="P44" draw:layer="layout" svg:x1="29.459cm" svg:y1="7.669cm" svg:x2="29.4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8.1cm 7.807cm)" draw:kind="arc" draw:start-angle="267.38" draw:end-angle="95.02">
              <text:p/>
            </draw:ellipse>
            <draw:line draw:style-name="gr231" draw:text-style-name="P44" draw:layer="layout" svg:x1="18.339cm" svg:y1="7.669cm" svg:x2="18.3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6.9cm 7.807cm)" draw:kind="arc" draw:start-angle="267.38" draw:end-angle="95.02">
              <text:p/>
            </draw:ellipse>
            <draw:line draw:style-name="gr231" draw:text-style-name="P44" draw:layer="layout" svg:x1="17.139cm" svg:y1="7.669cm" svg:x2="17.1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6.5cm 7.807cm)" draw:kind="arc" draw:start-angle="267.38" draw:end-angle="95.02">
              <text:p/>
            </draw:ellipse>
            <draw:line draw:style-name="gr231" draw:text-style-name="P44" draw:layer="layout" svg:x1="16.739cm" svg:y1="7.669cm" svg:x2="16.7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7.7cm 7.807cm)" draw:kind="arc" draw:start-angle="267.38" draw:end-angle="95.02">
              <text:p/>
            </draw:ellipse>
            <draw:line draw:style-name="gr231" draw:text-style-name="P44" draw:layer="layout" svg:x1="17.939cm" svg:y1="7.669cm" svg:x2="17.9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2.02cm 22.708cm)" draw:kind="arc" draw:start-angle="84.74" draw:end-angle="272.86">
              <text:p/>
            </draw:ellipse>
            <draw:line draw:style-name="gr231" draw:text-style-name="P44" draw:layer="layout" svg:x1="32.259cm" svg:y1="22.469cm" svg:x2="32.2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5.62cm 22.708cm)" draw:kind="arc" draw:start-angle="84.74" draw:end-angle="272.86">
              <text:p/>
            </draw:ellipse>
            <draw:line draw:style-name="gr231" draw:text-style-name="P44" draw:layer="layout" svg:x1="25.859cm" svg:y1="22.469cm" svg:x2="25.8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6.02cm 22.708cm)" draw:kind="arc" draw:start-angle="84.74" draw:end-angle="272.86">
              <text:p/>
            </draw:ellipse>
            <draw:line draw:style-name="gr231" draw:text-style-name="P44" draw:layer="layout" svg:x1="26.259cm" svg:y1="22.469cm" svg:x2="26.2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0.82cm 22.708cm)" draw:kind="arc" draw:start-angle="84.74" draw:end-angle="272.86">
              <text:p/>
            </draw:ellipse>
            <draw:line draw:style-name="gr231" draw:text-style-name="P44" draw:layer="layout" svg:x1="31.059cm" svg:y1="22.469cm" svg:x2="31.0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0.42cm 22.708cm)" draw:kind="arc" draw:start-angle="84.74" draw:end-angle="272.86">
              <text:p/>
            </draw:ellipse>
            <draw:line draw:style-name="gr231" draw:text-style-name="P44" draw:layer="layout" svg:x1="30.659cm" svg:y1="22.469cm" svg:x2="30.6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31.62cm 22.708cm)" draw:kind="arc" draw:start-angle="84.74" draw:end-angle="272.86">
              <text:p/>
            </draw:ellipse>
            <draw:line draw:style-name="gr231" draw:text-style-name="P44" draw:layer="layout" svg:x1="31.859cm" svg:y1="22.469cm" svg:x2="31.8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7.3cm 22.708cm)" draw:kind="arc" draw:start-angle="84.74" draw:end-angle="272.86">
              <text:p/>
            </draw:ellipse>
            <draw:line draw:style-name="gr231" draw:text-style-name="P44" draw:layer="layout" svg:x1="27.539cm" svg:y1="22.469cm" svg:x2="27.53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7.62cm 22.708cm)" draw:kind="arc" draw:start-angle="84.74" draw:end-angle="272.86">
              <text:p/>
            </draw:ellipse>
            <draw:line draw:style-name="gr231" draw:text-style-name="P44" draw:layer="layout" svg:x1="27.859cm" svg:y1="22.469cm" svg:x2="27.8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8.82cm 22.708cm)" draw:kind="arc" draw:start-angle="84.74" draw:end-angle="272.86">
              <text:p/>
            </draw:ellipse>
            <draw:line draw:style-name="gr231" draw:text-style-name="P44" draw:layer="layout" svg:x1="29.059cm" svg:y1="22.469cm" svg:x2="29.0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9.22cm 22.708cm)" draw:kind="arc" draw:start-angle="84.74" draw:end-angle="272.86">
              <text:p/>
            </draw:ellipse>
            <draw:line draw:style-name="gr231" draw:text-style-name="P44" draw:layer="layout" svg:x1="29.459cm" svg:y1="22.469cm" svg:x2="29.4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0.82cm 22.708cm)" draw:kind="arc" draw:start-angle="84.74" draw:end-angle="272.86">
              <text:p/>
            </draw:ellipse>
            <draw:line draw:style-name="gr231" draw:text-style-name="P44" draw:layer="layout" svg:x1="21.059cm" svg:y1="22.469cm" svg:x2="21.0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4.42cm 22.708cm)" draw:kind="arc" draw:start-angle="84.74" draw:end-angle="272.86">
              <text:p/>
            </draw:ellipse>
            <draw:line draw:style-name="gr231" draw:text-style-name="P44" draw:layer="layout" svg:x1="14.659cm" svg:y1="22.469cm" svg:x2="14.6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4.82cm 22.708cm)" draw:kind="arc" draw:start-angle="84.74" draw:end-angle="272.86">
              <text:p/>
            </draw:ellipse>
            <draw:line draw:style-name="gr231" draw:text-style-name="P44" draw:layer="layout" svg:x1="15.059cm" svg:y1="22.469cm" svg:x2="15.0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9.62cm 22.708cm)" draw:kind="arc" draw:start-angle="84.74" draw:end-angle="272.86">
              <text:p/>
            </draw:ellipse>
            <draw:line draw:style-name="gr231" draw:text-style-name="P44" draw:layer="layout" svg:x1="19.859cm" svg:y1="22.469cm" svg:x2="19.8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9.22cm 22.708cm)" draw:kind="arc" draw:start-angle="84.74" draw:end-angle="272.86">
              <text:p/>
            </draw:ellipse>
            <draw:line draw:style-name="gr231" draw:text-style-name="P44" draw:layer="layout" svg:x1="19.459cm" svg:y1="22.469cm" svg:x2="19.4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0.42cm 22.708cm)" draw:kind="arc" draw:start-angle="84.74" draw:end-angle="272.86">
              <text:p/>
            </draw:ellipse>
            <draw:line draw:style-name="gr231" draw:text-style-name="P44" draw:layer="layout" svg:x1="20.659cm" svg:y1="22.469cm" svg:x2="20.6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6.1cm 22.708cm)" draw:kind="arc" draw:start-angle="84.74" draw:end-angle="272.86">
              <text:p/>
            </draw:ellipse>
            <draw:line draw:style-name="gr231" draw:text-style-name="P44" draw:layer="layout" svg:x1="16.339cm" svg:y1="22.469cm" svg:x2="16.33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6.42cm 22.708cm)" draw:kind="arc" draw:start-angle="84.74" draw:end-angle="272.86">
              <text:p/>
            </draw:ellipse>
            <draw:line draw:style-name="gr231" draw:text-style-name="P44" draw:layer="layout" svg:x1="16.659cm" svg:y1="22.469cm" svg:x2="16.65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1.7cm 22.708cm)" draw:kind="arc" draw:start-angle="84.74" draw:end-angle="272.86">
              <text:p/>
            </draw:ellipse>
            <draw:line draw:style-name="gr231" draw:text-style-name="P44" draw:layer="layout" svg:x1="11.939cm" svg:y1="22.469cm" svg:x2="11.93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1.3cm 22.708cm)" draw:kind="arc" draw:start-angle="84.74" draw:end-angle="272.86">
              <text:p/>
            </draw:ellipse>
            <draw:line draw:style-name="gr231" draw:text-style-name="P44" draw:layer="layout" svg:x1="11.539cm" svg:y1="22.469cm" svg:x2="11.539cm" svg:y2="22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2.5cm 7.807cm)" draw:kind="arc" draw:start-angle="267.38" draw:end-angle="95.02">
              <text:p/>
            </draw:ellipse>
            <draw:line draw:style-name="gr231" draw:text-style-name="P44" draw:layer="layout" svg:x1="22.739cm" svg:y1="7.669cm" svg:x2="22.7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1.3cm 7.807cm)" draw:kind="arc" draw:start-angle="267.38" draw:end-angle="95.02">
              <text:p/>
            </draw:ellipse>
            <draw:line draw:style-name="gr231" draw:text-style-name="P44" draw:layer="layout" svg:x1="21.539cm" svg:y1="7.669cm" svg:x2="21.5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0.9cm 7.807cm)" draw:kind="arc" draw:start-angle="267.38" draw:end-angle="95.02">
              <text:p/>
            </draw:ellipse>
            <draw:line draw:style-name="gr231" draw:text-style-name="P44" draw:layer="layout" svg:x1="21.139cm" svg:y1="7.669cm" svg:x2="21.13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2.1cm 7.807cm)" draw:kind="arc" draw:start-angle="267.38" draw:end-angle="95.02">
              <text:p/>
            </draw:ellipse>
            <draw:line draw:style-name="gr231" draw:text-style-name="P44" draw:layer="layout" svg:x1="22.339cm" svg:y1="7.669cm" svg:x2="22.339cm" svg:y2="7.269cm">
              <text:p/>
            </draw:line>
          </draw:g>
          <draw:g>
            <draw:ellipse draw:style-name="gr230" draw:text-style-name="P11" draw:layer="layout" svg:width="0.377cm" svg:height="0.479cm" draw:transform="rotate (-3.14159265358979) translate (17.037cm 9.269cm)" draw:kind="arc" draw:start-angle="267.38" draw:end-angle="95.02">
              <text:p/>
            </draw:ellipse>
            <draw:line draw:style-name="gr231" draw:text-style-name="P44" draw:layer="layout" svg:x1="16.899cm" svg:y1="9.029cm" svg:x2="16.499cm" svg:y2="9.029cm">
              <text:p/>
            </draw:line>
          </draw:g>
          <draw:g>
            <draw:ellipse draw:style-name="gr230" draw:text-style-name="P11" draw:layer="layout" svg:width="0.377cm" svg:height="0.482cm" draw:transform="rotate (-3.14159265358979) translate (17.037cm 11.75cm)" draw:kind="arc" draw:start-angle="267.38" draw:end-angle="95.02">
              <text:p/>
            </draw:ellipse>
            <draw:line draw:style-name="gr231" draw:text-style-name="P44" draw:layer="layout" svg:x1="16.899cm" svg:y1="11.509cm" svg:x2="16.499cm" svg:y2="11.509cm">
              <text:p/>
            </draw:line>
          </draw:g>
          <draw:g>
            <draw:ellipse draw:style-name="gr230" draw:text-style-name="P11" draw:layer="layout" svg:width="0.377cm" svg:height="0.482cm" draw:transform="rotate (-3.14159265358979) translate (17.037cm 12.07cm)" draw:kind="arc" draw:start-angle="267.38" draw:end-angle="95.02">
              <text:p/>
            </draw:ellipse>
            <draw:line draw:style-name="gr231" draw:text-style-name="P44" draw:layer="layout" svg:x1="16.899cm" svg:y1="11.829cm" svg:x2="16.499cm" svg:y2="11.829cm">
              <text:p/>
            </draw:line>
          </draw:g>
          <draw:g>
            <draw:ellipse draw:style-name="gr230" draw:text-style-name="P11" draw:layer="layout" svg:width="0.377cm" svg:height="0.478cm" draw:transform="rotate (-3.14159265358979) translate (17.037cm 9.668cm)" draw:kind="arc" draw:start-angle="267.38" draw:end-angle="95.02">
              <text:p/>
            </draw:ellipse>
            <draw:line draw:style-name="gr231" draw:text-style-name="P44" draw:layer="layout" svg:x1="16.899cm" svg:y1="9.429cm" svg:x2="16.499cm" svg:y2="9.429cm">
              <text:p/>
            </draw:line>
          </draw:g>
          <draw:g>
            <draw:ellipse draw:style-name="gr230" draw:text-style-name="P11" draw:layer="layout" svg:width="0.378cm" svg:height="0.474cm" draw:transform="rotate (0.789063354826636) translate (17.46cm 18.565cm)" draw:kind="arc" draw:start-angle="267.38" draw:end-angle="95.02">
              <text:p/>
            </draw:ellipse>
            <draw:line draw:style-name="gr231" draw:text-style-name="P44" draw:layer="layout" svg:x1="17.727cm" svg:y1="18.635cm" svg:x2="18.01cm" svg:y2="18.352cm">
              <text:p/>
            </draw:line>
          </draw:g>
          <draw:g>
            <draw:ellipse draw:style-name="gr230" draw:text-style-name="P11" draw:layer="layout" svg:width="0.378cm" svg:height="0.475cm" draw:transform="skewX (0.0020943951023931) rotate (0.787318025574642) translate (15.46cm 16.563cm)" draw:kind="arc" draw:start-angle="267.38" draw:end-angle="95.02">
              <text:p/>
            </draw:ellipse>
            <draw:line draw:style-name="gr231" draw:text-style-name="P44" draw:layer="layout" svg:x1="15.727cm" svg:y1="16.635cm" svg:x2="16.01cm" svg:y2="16.352cm">
              <text:p/>
            </draw:line>
          </draw:g>
          <draw:g>
            <draw:ellipse draw:style-name="gr230" draw:text-style-name="P11" draw:layer="layout" svg:width="0.377cm" svg:height="0.478cm" draw:transform="skewX (0.00418879020478645) rotate (0.787318025574642) translate (15.177cm 16.279cm)" draw:kind="arc" draw:start-angle="267.38" draw:end-angle="95.02">
              <text:p/>
            </draw:ellipse>
            <draw:line draw:style-name="gr231" draw:text-style-name="P44" draw:layer="layout" svg:x1="15.444cm" svg:y1="16.352cm" svg:x2="15.727cm" svg:y2="16.069cm">
              <text:p/>
            </draw:line>
          </draw:g>
          <draw:g>
            <draw:ellipse draw:style-name="gr230" draw:text-style-name="P11" draw:layer="layout" svg:width="0.378cm" svg:height="0.477cm" draw:transform="skewX (-0.00209439510239324) rotate (0.785398163397448) translate (17.176cm 18.281cm)" draw:kind="arc" draw:start-angle="267.38" draw:end-angle="95.02">
              <text:p/>
            </draw:ellipse>
            <draw:line draw:style-name="gr231" draw:text-style-name="P44" draw:layer="layout" svg:x1="17.444cm" svg:y1="18.352cm" svg:x2="17.727cm" svg:y2="18.069cm">
              <text:p/>
            </draw:line>
          </draw:g>
          <draw:g>
            <draw:ellipse draw:style-name="gr230" draw:text-style-name="P11" draw:layer="layout" svg:width="0.38cm" svg:height="0.481cm" draw:transform="rotate (-3.14159265358979) translate (9.54cm 20.55cm)" draw:kind="arc" draw:start-angle="84.74" draw:end-angle="272.86">
              <text:p/>
            </draw:ellipse>
            <draw:line draw:style-name="gr231" draw:text-style-name="P44" draw:layer="layout" svg:x1="9.299cm" svg:y1="20.309cm" svg:x2="9.699cm" svg:y2="20.309cm">
              <text:p/>
            </draw:line>
          </draw:g>
          <draw:g>
            <draw:ellipse draw:style-name="gr230" draw:text-style-name="P11" draw:layer="layout" svg:width="0.38cm" svg:height="0.478cm" draw:transform="rotate (-3.14159265358979) translate (9.54cm 21.748cm)" draw:kind="arc" draw:start-angle="84.74" draw:end-angle="272.86">
              <text:p/>
            </draw:ellipse>
            <draw:line draw:style-name="gr231" draw:text-style-name="P44" draw:layer="layout" svg:x1="9.299cm" svg:y1="21.509cm" svg:x2="9.699cm" svg:y2="21.509cm">
              <text:p/>
            </draw:line>
          </draw:g>
          <draw:g>
            <draw:ellipse draw:style-name="gr230" draw:text-style-name="P11" draw:layer="layout" svg:width="0.38cm" svg:height="0.481cm" draw:transform="rotate (-3.14159265358979) translate (9.54cm 22.15cm)" draw:kind="arc" draw:start-angle="84.74" draw:end-angle="272.86">
              <text:p/>
            </draw:ellipse>
            <draw:line draw:style-name="gr231" draw:text-style-name="P44" draw:layer="layout" svg:x1="9.299cm" svg:y1="21.909cm" svg:x2="9.699cm" svg:y2="21.909cm">
              <text:p/>
            </draw:line>
          </draw:g>
          <draw:g>
            <draw:ellipse draw:style-name="gr230" draw:text-style-name="P11" draw:layer="layout" svg:width="0.38cm" svg:height="0.482cm" draw:transform="rotate (-3.14159265358979) translate (9.54cm 20.95cm)" draw:kind="arc" draw:start-angle="84.74" draw:end-angle="272.86">
              <text:p/>
            </draw:ellipse>
            <draw:line draw:style-name="gr231" draw:text-style-name="P44" draw:layer="layout" svg:x1="9.299cm" svg:y1="20.709cm" svg:x2="9.699cm" svg:y2="20.70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9.62cm 7.807cm)" draw:kind="arc" draw:start-angle="267.38" draw:end-angle="95.02">
              <text:p/>
            </draw:ellipse>
            <draw:line draw:style-name="gr231" draw:text-style-name="P44" draw:layer="layout" svg:x1="19.859cm" svg:y1="7.669cm" svg:x2="19.859cm" svg:y2="7.2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19.22cm 7.807cm)" draw:kind="arc" draw:start-angle="267.38" draw:end-angle="95.02">
              <text:p/>
            </draw:ellipse>
            <draw:line draw:style-name="gr231" draw:text-style-name="P44" draw:layer="layout" svg:x1="19.459cm" svg:y1="7.669cm" svg:x2="19.459cm" svg:y2="7.269cm">
              <text:p/>
            </draw:line>
          </draw:g>
          <draw:g>
            <draw:ellipse draw:style-name="gr230" draw:text-style-name="P11" draw:layer="layout" svg:width="0.38cm" svg:height="0.482cm" draw:transform="rotate (-3.14159265358979) translate (32.34cm 8.87cm)" draw:kind="arc" draw:start-angle="84.74" draw:end-angle="272.86">
              <text:p/>
            </draw:ellipse>
            <draw:line draw:style-name="gr231" draw:text-style-name="P44" draw:layer="layout" svg:x1="32.099cm" svg:y1="8.629cm" svg:x2="32.499cm" svg:y2="8.629cm">
              <text:p/>
            </draw:line>
          </draw:g>
          <draw:g>
            <draw:ellipse draw:style-name="gr230" draw:text-style-name="P11" draw:layer="layout" svg:width="0.38cm" svg:height="0.479cm" draw:transform="rotate (-3.14159265358979) translate (32.34cm 15.349cm)" draw:kind="arc" draw:start-angle="84.74" draw:end-angle="272.86">
              <text:p/>
            </draw:ellipse>
            <draw:line draw:style-name="gr231" draw:text-style-name="P44" draw:layer="layout" svg:x1="32.099cm" svg:y1="15.109cm" svg:x2="32.499cm" svg:y2="15.109cm">
              <text:p/>
            </draw:line>
          </draw:g>
          <draw:g>
            <draw:ellipse draw:style-name="gr230" draw:text-style-name="P11" draw:layer="layout" svg:width="0.38cm" svg:height="0.478cm" draw:transform="rotate (-3.14159265358979) translate (32.34cm 18.548cm)" draw:kind="arc" draw:start-angle="84.74" draw:end-angle="272.86">
              <text:p/>
            </draw:ellipse>
            <draw:line draw:style-name="gr231" draw:text-style-name="P44" draw:layer="layout" svg:x1="32.099cm" svg:y1="18.309cm" svg:x2="32.499cm" svg:y2="18.309cm">
              <text:p/>
            </draw:line>
          </draw:g>
          <draw:g>
            <draw:ellipse draw:style-name="gr230" draw:text-style-name="P11" draw:layer="layout" svg:width="0.38cm" svg:height="0.479cm" draw:transform="rotate (-3.14159265358979) translate (32.34cm 12.149cm)" draw:kind="arc" draw:start-angle="84.74" draw:end-angle="272.86">
              <text:p/>
            </draw:ellipse>
            <draw:line draw:style-name="gr231" draw:text-style-name="P44" draw:layer="layout" svg:x1="32.099cm" svg:y1="11.909cm" svg:x2="32.499cm" svg:y2="11.909cm">
              <text:p/>
            </draw:line>
          </draw:g>
          <draw:g>
            <draw:ellipse draw:style-name="gr230" draw:text-style-name="P11" draw:layer="layout" svg:width="0.38cm" svg:height="0.478cm" draw:transform="rotate (-3.14159265358979) translate (32.34cm 21.748cm)" draw:kind="arc" draw:start-angle="84.74" draw:end-angle="272.86">
              <text:p/>
            </draw:ellipse>
            <draw:line draw:style-name="gr231" draw:text-style-name="P44" draw:layer="layout" svg:x1="32.099cm" svg:y1="21.509cm" svg:x2="32.499cm" svg:y2="21.509cm">
              <text:p/>
            </draw:line>
          </draw:g>
          <draw:g>
            <draw:ellipse draw:style-name="gr230" draw:text-style-name="P11" draw:layer="layout" svg:width="0.38cm" svg:height="0.481cm" draw:transform="rotate (-3.14159265358979) translate (13.54cm 8.47cm)" draw:kind="arc" draw:start-angle="84.74" draw:end-angle="272.86">
              <text:p/>
            </draw:ellipse>
            <draw:line draw:style-name="gr231" draw:text-style-name="P44" draw:layer="layout" svg:x1="13.299cm" svg:y1="8.229cm" svg:x2="13.699cm" svg:y2="8.229cm">
              <text:p/>
            </draw:line>
          </draw:g>
          <draw:g>
            <draw:ellipse draw:style-name="gr230" draw:text-style-name="P11" draw:layer="layout" svg:width="0.379cm" svg:height="0.48cm" draw:transform="rotate (-1.5707963267949) translate (9.7cm 10.331cm)" draw:kind="arc" draw:start-angle="267.38" draw:end-angle="95.02">
              <text:p/>
            </draw:ellipse>
            <draw:line draw:style-name="gr231" draw:text-style-name="P44" draw:layer="layout" svg:x1="9.459cm" svg:y1="10.469cm" svg:x2="9.459cm" svg:y2="10.869cm">
              <text:p/>
            </draw:line>
          </draw:g>
          <draw:g>
            <draw:ellipse draw:style-name="gr230" draw:text-style-name="P11" draw:layer="layout" svg:width="0.379cm" svg:height="0.48cm" draw:transform="rotate (-1.5707963267949) translate (10.1cm 10.331cm)" draw:kind="arc" draw:start-angle="267.38" draw:end-angle="95.02">
              <text:p/>
            </draw:ellipse>
            <draw:line draw:style-name="gr231" draw:text-style-name="P44" draw:layer="layout" svg:x1="9.859cm" svg:y1="10.469cm" svg:x2="9.859cm" svg:y2="10.869cm">
              <text:p/>
            </draw:line>
          </draw:g>
          <draw:g>
            <draw:ellipse draw:style-name="gr230" draw:text-style-name="P11" draw:layer="layout" svg:width="0.377cm" svg:height="0.479cm" draw:transform="rotate (-3.14159265358979) translate (7.037cm 7.349cm)" draw:kind="arc" draw:start-angle="267.38" draw:end-angle="95.02">
              <text:p/>
            </draw:ellipse>
            <draw:line draw:style-name="gr231" draw:text-style-name="P44" draw:layer="layout" svg:x1="6.899cm" svg:y1="7.109cm" svg:x2="6.499cm" svg:y2="7.109cm">
              <text:p/>
            </draw:line>
          </draw:g>
          <draw:g>
            <draw:ellipse draw:style-name="gr230" draw:text-style-name="P11" draw:layer="layout" svg:width="0.377cm" svg:height="0.478cm" draw:transform="rotate (-3.14159265358979) translate (7.037cm 7.748cm)" draw:kind="arc" draw:start-angle="267.38" draw:end-angle="95.02">
              <text:p/>
            </draw:ellipse>
            <draw:line draw:style-name="gr231" draw:text-style-name="P44" draw:layer="layout" svg:x1="6.899cm" svg:y1="7.509cm" svg:x2="6.499cm" svg:y2="7.509cm">
              <text:p/>
            </draw:line>
          </draw:g>
          <draw:g>
            <draw:ellipse draw:style-name="gr230" draw:text-style-name="P11" draw:layer="layout" svg:width="0.379cm" svg:height="0.481cm" draw:transform="skewX (-0.00418879020478635) rotate (-2.35985968162153) translate (22.25cm 17.48cm)" draw:kind="arc" draw:start-angle="267.14" draw:end-angle="95.02">
              <text:p/>
            </draw:ellipse>
            <draw:line draw:style-name="gr231" draw:text-style-name="P44" draw:layer="layout" svg:x1="21.982cm" svg:y1="17.409cm" svg:x2="21.699cm" svg:y2="17.692cm">
              <text:p/>
            </draw:line>
          </draw:g>
          <draw:g>
            <draw:ellipse draw:style-name="gr230" draw:text-style-name="P11" draw:layer="layout" svg:width="0.38cm" svg:height="0.48cm" draw:transform="skewX (-0.0041887902047865) rotate (-2.35811435236954) translate (22.533cm 17.763cm)" draw:kind="arc" draw:start-angle="267.14" draw:end-angle="95.02">
              <text:p/>
            </draw:ellipse>
            <draw:line draw:style-name="gr231" draw:text-style-name="P44" draw:layer="layout" svg:x1="22.265cm" svg:y1="17.692cm" svg:x2="21.982cm" svg:y2="17.975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2.6cm 19.409cm)" draw:kind="arc" draw:start-angle="267.38" draw:end-angle="95.02">
              <text:p/>
            </draw:ellipse>
            <draw:line draw:style-name="gr231" draw:text-style-name="P44" draw:layer="layout" svg:x1="22.839cm" svg:y1="19.269cm" svg:x2="22.839cm" svg:y2="18.869cm">
              <text:p/>
            </draw:line>
          </draw:g>
          <draw:g>
            <draw:ellipse draw:style-name="gr230" draw:text-style-name="P11" draw:layer="layout" svg:width="0.379cm" svg:height="0.48cm" draw:transform="rotate (1.5707963267949) translate (22.2cm 19.409cm)" draw:kind="arc" draw:start-angle="267.38" draw:end-angle="95.02">
              <text:p/>
            </draw:ellipse>
            <draw:line draw:style-name="gr231" draw:text-style-name="P44" draw:layer="layout" svg:x1="22.439cm" svg:y1="19.269cm" svg:x2="22.439cm" svg:y2="18.869cm">
              <text:p/>
            </draw:line>
          </draw:g>
        </draw:g>
      </draw:page>
      <draw:page draw:name="page4" draw:style-name="dp1" draw:master-page-name="Default">
        <draw:g>
          <draw:custom-shape draw:style-name="gr214" draw:text-style-name="P1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1cm" svg:y1="23.3cm" svg:x2="6.1cm" svg:y2="15.3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32" draw:text-style-name="P4" draw:layer="layout" svg:x1="21.298cm" svg:y1="5.167cm" svg:x2="11.698cm" svg:y2="5.167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33" draw:text-style-name="P4" draw:layer="layout" svg:x1="26.098cm" svg:y1="5.167cm" svg:x2="21.2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34" draw:text-style-name="P4" draw:layer="layout" svg:x1="32.498cm" svg:y1="5.167cm" svg:x2="26.098cm" svg:y2="5.167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35" draw:text-style-name="P4" draw:layer="layout" svg:x1="11.698cm" svg:y1="5.167cm" svg:x2="6.898cm" svg:y2="5.16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15" draw:text-style-name="P7" draw:layer="layout" svg:width="28cm" svg:height="0.8cm" svg:x="5.698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1" draw:text-style-name="P7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2" draw:text-style-name="P7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5" draw:text-style-name="P7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3" draw:text-style-name="P3" draw:layer="layout" svg:x1="5.7cm" svg:y1="24.1cm" svg:x2="5.7cm" svg:y2="6.1cm">
            <text:p text:style-name="P3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36" draw:text-style-name="P4" draw:layer="layout" svg:x1="33.698cm" svg:y1="6.067cm" svg:x2="5.698cm" svg:y2="6.067cm">
            <text:p text:style-name="P4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37" draw:text-style-name="P57" draw:layer="layout" svg:width="4.4cm" svg:height="6.001cm" draw:transform="rotate (1.5707963267949) translate (9.265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17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7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17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3" draw:text-style-name="P27" draw:layer="layout" svg:width="2cm" svg:height="5.603cm" svg:x="6.9cm" svg:y="9.267cm">
            <text:p text:style-name="P26"><text:span text:style-name="T7"/></text:p>
            <text:p text:style-name="P26"><text:span text:style-name="T7">40</text:span></text:p>
            <text:p text:style-name="P26"><text:span text:style-name="T7"/></text:p>
            <text:p text:style-name="P26"><text:span text:style-name="T7">80</text:span></text:p>
            <text:p text:style-name="P26"><text:span text:style-name="T7"/></text:p>
            <text:p text:style-name="P26"><text:span text:style-name="T7">120</text:span></text:p>
            <text:p text:style-name="P26"><text:span text:style-name="T7"/></text:p>
            <text:p text:style-name="P26"><text:span text:style-name="T7">160</text:span></text:p>
            <text:p text:style-name="P26"><text:span text:style-name="T7"/></text:p>
            <text:p text:style-name="P26"><text:span text:style-name="T7">200</text:span></text:p>
            <text:p text:style-name="P26"><text:span text:style-name="T7"/></text:p>
            <text:p text:style-name="P26"><text:span text:style-name="T7">240</text:span></text:p>
            <text:p text:style-name="P26"><text:span text:style-name="T7"/></text:p>
            <text:p text:style-name="P26"><text:span text:style-name="T7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8" draw:layer="layout" svg:width="4.4cm" svg:height="2.4cm" draw:transform="rotate (1.5707963267949) translate (6.9cm 17.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22" draw:text-style-name="P55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3" draw:text-style-name="P19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4" draw:text-style-name="P19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25" draw:text-style-name="P56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34" draw:text-style-name="P16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17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" draw:text-style-name="P16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7" draw:text-style-name="P17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0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17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6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16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6" draw:text-style-name="P17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7" draw:text-style-name="P17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7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16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8" draw:text-style-name="P17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4" draw:text-style-name="P17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17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21" draw:layer="layout" svg:width="0.003cm" svg:height="1.705cm" svg:x="8.1cm" svg:y="12.868cm">
            <draw:text-box>
              <text:p/>
            </draw:text-box>
          </draw:frame>
          <draw:g>
            <draw:custom-shape draw:style-name="gr57" draw:text-style-name="P22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8" draw:text-style-name="P22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59" draw:text-style-name="P23" draw:layer="layout" svg:width="2cm" svg:height="1.381cm" svg:x="14.1cm" svg:y="7.667cm">
              <draw:text-box>
                <text:p text:style-name="P11"><text:span text:style-name="T1">wc</text:span></text:p>
              </draw:text-box>
            </draw:frame>
          </draw:g>
          <draw:custom-shape draw:style-name="gr60" draw:text-style-name="P22" draw:layer="layout" svg:width="0.8cm" svg:height="0.797cm" svg:x="15.3cm" svg:y="10.07cm">
            <text:p text:style-name="P11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1" draw:text-style-name="P24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0" draw:text-style-name="P17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6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4" draw:text-style-name="P16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5" draw:text-style-name="P16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6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16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16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7" draw:text-style-name="P17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68" draw:text-style-name="P25" draw:layer="layout" svg:width="1.6cm" svg:height="0.4cm" svg:x="12.1cm" svg:y="7.267cm">
              <text:p text:style-name="P11"><text:span text:style-name="T6"><text:s text:c="5"/></text:span><text:span text:style-name="T6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7" draw:text-style-name="P16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9" draw:text-style-name="P17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16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1" draw:text-style-name="P16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6" draw:text-style-name="P16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7" draw:text-style-name="P22" draw:layer="layout" svg:width="1.599cm" svg:height="1.198cm" draw:transform="rotate (-2.35619449019235) translate (11.1cm 12.169cm)">
            <text:p text:style-name="P11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path draw:style-name="gr74" draw:text-style-name="P11" draw:layer="layout" svg:width="2.599cm" svg:height="2.599cm" svg:x="7.1cm" svg:y="16.9cm" svg:viewBox="0 0 2600 2600" svg:d="M2600 0h-2600v2600h800l1800-1800zM0 0zM800 800z">
            <text:p text:style-name="P11">bad</text:p>
          </draw:path>
          <draw:g>
            <draw:custom-shape draw:style-name="gr75" draw:text-style-name="P28" draw:layer="layout" svg:width="0.2cm" svg:height="0.2cm" draw:transform="rotate (1.5707963267949) translate (8.9cm 12.1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3cm 12.1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5cm 11.7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7.7cm 11.7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10.1cm 11.7cm)">
              <text:p text:style-name="P11"><text:span text:style-name="T8"><text:s text:c="3"/></text:span><text:span text:style-name="T8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3cm 11.7cm)">
              <text:p text:style-name="P11"><text:span text:style-name="T8"><text:s text:c="3"/></text:span><text:span text:style-name="T8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8.1cm 12.1cm)">
              <text:p text:style-name="P11"><text:span text:style-name="T8"><text:s text:c="3"/></text:span><text:span text:style-name="T8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8" draw:layer="layout" svg:width="0.2cm" svg:height="0.2cm" draw:transform="rotate (1.5707963267949) translate (9.7cm 12.1cm)">
              <text:p text:style-name="P11"><text:span text:style-name="T8"><text:s text:c="3"/></text:span><text:span text:style-name="T8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239" draw:text-style-name="P44" draw:layer="layout" svg:x1="10.3cm" svg:y1="12.1cm" svg:x2="9.3cm" svg:y2="11.3cm">
            <text:p/>
          </draw:line>
          <draw:line draw:style-name="gr239" draw:text-style-name="P44" draw:layer="layout" svg:x1="19.3cm" svg:y1="7.7cm" svg:x2="15.9cm" svg:y2="11.1cm">
            <text:p/>
          </draw:line>
          <draw:line draw:style-name="gr239" draw:text-style-name="P44" draw:layer="layout" svg:x1="14.499cm" svg:y1="8.068cm" svg:x2="14.899cm" svg:y2="7.668cm">
            <text:p/>
          </draw:line>
          <draw:line draw:style-name="gr239" draw:text-style-name="P44" draw:layer="layout" svg:x1="15.9cm" svg:y1="10.7cm" svg:x2="15.5cm" svg:y2="11.1cm">
            <text:p/>
          </draw:line>
          <draw:line draw:style-name="gr239" draw:text-style-name="P44" draw:layer="layout" svg:x1="3.699cm" svg:y1="8.068cm" svg:x2="14.499cm" svg:y2="8.068cm">
            <text:p/>
          </draw:line>
          <draw:line draw:style-name="gr239" draw:text-style-name="P44" draw:layer="layout" svg:x1="7.1cm" svg:y1="18.1cm" svg:x2="6.7cm" svg:y2="18.1cm">
            <text:p/>
          </draw:line>
          <draw:line draw:style-name="gr239" draw:text-style-name="P44" draw:layer="layout" svg:x1="11.699cm" svg:y1="7.268cm" svg:x2="11.699cm" svg:y2="7.668cm">
            <text:p/>
          </draw:line>
          <draw:line draw:style-name="gr239" draw:text-style-name="P44" draw:layer="layout" svg:x1="16.5cm" svg:y1="9.7cm" svg:x2="16.5cm" svg:y2="10.5cm">
            <text:p/>
          </draw:line>
          <draw:line draw:style-name="gr239" draw:text-style-name="P44" draw:layer="layout" svg:x1="11.299cm" svg:y1="8.068cm" svg:x2="11.699cm" svg:y2="7.668cm">
            <text:p/>
          </draw:line>
          <draw:line draw:style-name="gr239" draw:text-style-name="P44" draw:layer="layout" svg:x1="9.3cm" svg:y1="11.3cm" svg:x2="9.1cm" svg:y2="11.1cm">
            <text:p/>
          </draw:line>
          <draw:line draw:style-name="gr239" draw:text-style-name="P44" draw:layer="layout" svg:x1="6.3cm" svg:y1="8.5cm" svg:x2="5.9cm" svg:y2="8.1cm">
            <text:p/>
          </draw:line>
          <draw:line draw:style-name="gr239" draw:text-style-name="P44" draw:layer="layout" svg:x1="6.3cm" svg:y1="8.5cm" svg:x2="6.3cm" svg:y2="17.7cm">
            <text:p/>
          </draw:line>
          <draw:line draw:style-name="gr239" draw:text-style-name="P44" draw:layer="layout" svg:x1="6.7cm" svg:y1="18.1cm" svg:x2="6.3cm" svg:y2="17.7cm">
            <text:p/>
          </draw:line>
          <draw:line draw:style-name="gr239" draw:text-style-name="P44" draw:layer="layout" svg:x1="6.7cm" svg:y1="11.1cm" svg:x2="6.3cm" svg:y2="10.7cm">
            <text:p/>
          </draw:line>
          <draw:line draw:style-name="gr239" draw:text-style-name="P44" draw:layer="layout" svg:x1="15.9cm" svg:y1="11.1cm" svg:x2="6.7cm" svg:y2="11.1cm">
            <text:p/>
          </draw:line>
        </draw:g>
        <draw:custom-shape draw:style-name="gr30" draw:text-style-name="P12" draw:layer="layout" svg:width="2cm" svg:height="1.999cm" svg:x="2.5cm" svg:y="4.468cm">
          <text:p text:style-name="P11"><text:span text:style-name="T3">O</text:span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4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frame draw:style-name="gr32" draw:text-style-name="P14" draw:layer="layout" svg:width="0.717cm" svg:height="1.703cm" svg:x="17.7cm" svg:y="26.067cm">
          <draw:text-box>
            <text:p/>
          </draw:text-box>
        </draw:frame>
        <draw:frame draw:style-name="gr33" draw:text-style-name="P15" draw:layer="layout" svg:width="13.2cm" svg:height="1.673cm" svg:x="5.697cm" svg:y="3.269cm">
          <draw:text-box>
            <text:p><text:span text:style-name="T5">Begane grond, sanitair</text:span></text:p>
          </draw:text-box>
        </draw:frame>
        <draw:g>
          <draw:line draw:style-name="gr240" draw:text-style-name="P44" draw:layer="layout" svg:x1="10.1cm" svg:y1="11.9cm" svg:x2="10.5cm" svg:y2="11.9cm">
            <text:p/>
          </draw:line>
          <draw:line draw:style-name="gr240" draw:text-style-name="P44" draw:layer="layout" svg:x1="6.899cm" svg:y1="12.7cm" svg:x2="16.9cm" svg:y2="12.734cm">
            <text:p/>
          </draw:line>
          <draw:line draw:style-name="gr240" draw:text-style-name="P44" draw:layer="layout" svg:x1="6.9cm" svg:y1="17.9cm" svg:x2="7.3cm" svg:y2="17.9cm">
            <text:p/>
          </draw:line>
          <draw:line draw:style-name="gr240" draw:text-style-name="P44" draw:layer="layout" svg:x1="16.1cm" svg:y1="10.5cm" svg:x2="16.9cm" svg:y2="10.5cm">
            <text:p/>
          </draw:line>
          <draw:line draw:style-name="gr240" draw:text-style-name="P44" draw:layer="layout" svg:x1="16.5cm" svg:y1="9.9cm" svg:x2="16.9cm" svg:y2="9.9cm">
            <text:p/>
          </draw:line>
          <draw:line draw:style-name="gr240" draw:text-style-name="P44" draw:layer="layout" svg:x1="19.699cm" svg:y1="7.666cm" svg:x2="19.699cm" svg:y2="7.266cm">
            <text:p/>
          </draw:line>
          <draw:line draw:style-name="gr240" draw:text-style-name="P44" draw:layer="layout" svg:x1="10.5cm" svg:y1="12.7cm" svg:x2="10.5cm" svg:y2="11.3cm">
            <text:p/>
          </draw:line>
          <draw:line draw:style-name="gr240" draw:text-style-name="P44" draw:layer="layout" svg:x1="16.9cm" svg:y1="12.7cm" svg:x2="16.9cm" svg:y2="7.266cm">
            <text:p/>
          </draw:line>
          <draw:line draw:style-name="gr241" draw:text-style-name="P44" draw:layer="layout" svg:x1="3.699cm" svg:y1="7.666cm" svg:x2="13.299cm" svg:y2="7.666cm">
            <text:p/>
          </draw:line>
          <draw:line draw:style-name="gr240" draw:text-style-name="P44" draw:layer="layout" svg:x1="13.699cm" svg:y1="7.266cm" svg:x2="19.699cm" svg:y2="7.266cm">
            <text:p/>
          </draw:line>
          <draw:line draw:style-name="gr240" draw:text-style-name="P44" draw:layer="layout" svg:x1="15.299cm" svg:y1="7.666cm" svg:x2="15.299cm" svg:y2="7.266cm">
            <text:p/>
          </draw:line>
          <draw:line draw:style-name="gr240" draw:text-style-name="P44" draw:layer="layout" svg:x1="6.9cm" svg:y1="17.9cm" svg:x2="6.9cm" svg:y2="12.7cm">
            <text:p/>
          </draw:line>
          <draw:line draw:style-name="gr240" draw:text-style-name="P44" draw:layer="layout" svg:x1="12.099cm" svg:y1="7.266cm" svg:x2="13.699cm" svg:y2="7.266cm">
            <text:p/>
          </draw:line>
          <draw:line draw:style-name="gr240" draw:text-style-name="P44" draw:layer="layout" svg:x1="9.3cm" svg:y1="11.3cm" svg:x2="10.5cm" svg:y2="11.3cm">
            <text:p/>
          </draw:line>
        </draw:g>
        <draw:g>
          <draw:line draw:style-name="gr242" draw:text-style-name="P44" draw:layer="layout" svg:x1="9.3cm" svg:y1="12.3cm" svg:x2="9.5cm" svg:y2="12.3cm">
            <text:p/>
          </draw:line>
          <draw:line draw:style-name="gr242" draw:text-style-name="P44" draw:layer="layout" svg:x1="9.3cm" svg:y1="12.5cm" svg:x2="9.3cm" svg:y2="11.9cm">
            <text:p/>
          </draw:line>
          <draw:line draw:style-name="gr242" draw:text-style-name="P44" draw:layer="layout" svg:x1="16.7cm" svg:y1="7.7cm" svg:x2="16.7cm" svg:y2="12.5cm">
            <text:p/>
          </draw:line>
          <draw:line draw:style-name="gr242" draw:text-style-name="P44" draw:layer="layout" svg:x1="16.7cm" svg:y1="7.7cm" svg:x2="18.9cm" svg:y2="7.7cm">
            <text:p/>
          </draw:line>
          <draw:line draw:style-name="gr242" draw:text-style-name="P44" draw:layer="layout" svg:x1="6.7cm" svg:y1="18.3cm" svg:x2="6.7cm" svg:y2="12.5cm">
            <text:p/>
          </draw:line>
          <draw:line draw:style-name="gr242" draw:text-style-name="P44" draw:layer="layout" svg:x1="16.7cm" svg:y1="12.5cm" svg:x2="6.7cm" svg:y2="12.5cm">
            <text:p/>
          </draw:line>
          <draw:line draw:style-name="gr242" draw:text-style-name="P44" draw:layer="layout" svg:x1="16.5cm" svg:y1="9.3cm" svg:x2="16.7cm" svg:y2="9.3cm">
            <text:p/>
          </draw:line>
          <draw:line draw:style-name="gr242" draw:text-style-name="P44" draw:layer="layout" svg:x1="6.7cm" svg:y1="18.3cm" svg:x2="7.3cm" svg:y2="18.3cm">
            <text:p/>
          </draw:line>
        </draw:g>
        <draw:g>
          <draw:custom-shape draw:style-name="gr75" draw:text-style-name="P28" draw:layer="layout" svg:width="0.2cm" svg:height="0.2cm" draw:transform="rotate (1.5707963267949) translate (8.9cm 12.1cm)">
            <text:p text:style-name="P11"><text:span text:style-name="T8"><text:s text:c="3"/></text:span><text:span text:style-name="T8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7.3cm 12.1cm)">
            <text:p text:style-name="P11"><text:span text:style-name="T8"><text:s text:c="3"/></text:span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8.5cm 11.7cm)">
            <text:p text:style-name="P11"><text:span text:style-name="T8"><text:s text:c="3"/></text:span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7.7cm 11.7cm)">
            <text:p text:style-name="P11"><text:span text:style-name="T8"><text:s text:c="3"/></text:span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10.1cm 11.7cm)">
            <text:p text:style-name="P11"><text:span text:style-name="T8"><text:s text:c="3"/></text:span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9.3cm 11.7cm)">
            <text:p text:style-name="P11"><text:span text:style-name="T8"><text:s text:c="3"/></text:span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8.1cm 12.1cm)">
            <text:p text:style-name="P11"><text:span text:style-name="T8"><text:s text:c="3"/></text:span><text:span text:style-name="T8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8" draw:layer="layout" svg:width="0.2cm" svg:height="0.2cm" draw:transform="rotate (1.5707963267949) translate (9.7cm 12.1cm)">
            <text:p text:style-name="P11"><text:span text:style-name="T8"><text:s text:c="3"/></text:span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44" draw:text-style-name="P2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3" draw:layer="layout" svg:x1="6.098cm" svg:y1="14.869cm" svg:x2="6.098cm" svg:y2="6.869cm">
            <text:p text:style-name="P3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6.098cm" svg:y1="23.267cm" svg:x2="6.098cm" svg:y2="15.268cm">
            <text:p text:style-name="P3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145" draw:text-style-name="P42" draw:layer="layout" svg:width="28cm" svg:height="0.802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6" draw:text-style-name="P42" draw:layer="layout" svg:width="0.8cm" svg:height="16.398cm" svg:x="5.7cm" svg:y="6.90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5" draw:text-style-name="P42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9" draw:text-style-name="P41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1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1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43" draw:text-style-name="P4" draw:layer="layout" svg:x1="5.698cm" svg:y1="24.067cm" svg:x2="22.498cm" svg:y2="24.067cm">
            <text:p text:style-name="P4"><text:span text:style-name="T2"><text:measure text:kind="gap"/></text:span><text:span text:style-name="T2"><text:measure text:kind="value">8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57" draw:text-style-name="P41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44" draw:text-style-name="P4" draw:layer="layout" svg:x1="12.498cm" svg:y1="5.269cm" svg:x2="9.298cm" svg:y2="5.269cm">
            <text:p text:style-name="P4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5" draw:text-style-name="P4" draw:layer="layout" svg:x1="21.298cm" svg:y1="5.167cm" svg:x2="12.898cm" svg:y2="5.167cm">
            <text:p text:style-name="P4"><text:span text:style-name="T2"><text:measure text:kind="gap"/></text:span><text:span text:style-name="T2"><text:measure text:kind="value">4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6" draw:text-style-name="P4" draw:layer="layout" svg:x1="8.898cm" svg:y1="5.269cm" svg:x2="6.498cm" svg:y2="5.269cm">
            <text:p text:style-name="P4"><text:span text:style-name="T2"><text:measure text:kind="gap"/></text:span><text:span text:style-name="T2"><text:measure text:kind="value">1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47" draw:text-style-name="P46" draw:layer="layout" svg:width="8.4cm" svg:height="7.6cm" svg:x="12.9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48" draw:text-style-name="P46" draw:layer="layout" svg:width="3.2cm" svg:height="7.6cm" svg:x="9.3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9" draw:text-style-name="P54" draw:layer="layout" svg:width="7.2cm" svg:height="15.6cm" svg:x="22.448cm" svg:y="7.268cm">
            <text:p text:style-name="P11"><text:span text:style-name="T11"><text:s/></text:span><text:span text:style-name="T11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45" draw:layer="layout" svg:width="2cm" svg:height="5.601cm" svg:x="6.848cm" svg:y="9.267cm">
            <text:p text:style-name="P11"><text:span text:style-name="T6">Trap</text:span></text:p>
            <text:p text:style-name="P11"><text:span text:style-name="T6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22" draw:layer="layout" svg:width="0.8cm" svg:height="1.201cm" svg:x="9.248cm" svg:y="10.867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46" draw:layer="layout" svg:width="2.4cm" svg:height="0.4cm" svg:x="6.5cm" svg:y="14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1" draw:text-style-name="P47" draw:layer="layout" svg:width="2cm" svg:height="2cm" svg:x="9.248cm" svg:y="12.868cm">
            <text:p text:style-name="P11"><text:span text:style-name="T6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52" draw:text-style-name="P9" draw:layer="layout" svg:width="2cm" svg:height="0.258cm" svg:x="9.248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0" draw:layer="layout" svg:width="0.129cm" svg:height="2cm" draw:transform="rotate (1.5707963267949) translate (9.248cm 10.0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53" draw:text-style-name="P22" draw:layer="layout" svg:width="1.002cm" svg:height="0.8cm" draw:transform="rotate (-1.5707963267949) translate (10.648cm 7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22" draw:layer="layout" svg:width="1.2cm" svg:height="0.399cm" svg:x="9.64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4" draw:text-style-name="P23" draw:layer="layout" svg:width="2cm" svg:height="1.381cm" svg:x="9.248cm" svg:y="7.667cm">
              <draw:text-box>
                <text:p text:style-name="P11"><text:span text:style-name="T1">wc</text:span></text:p>
              </draw:text-box>
            </draw:frame>
          </draw:g>
          <draw:custom-shape draw:style-name="gr255" draw:text-style-name="P17" draw:layer="layout" svg:width="6cm" svg:height="7.6cm" svg:x="15.248cm" svg:y="15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6" draw:text-style-name="P17" draw:layer="layout" svg:width="8cm" svg:height="5.2cm" svg:x="6.84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7" draw:text-style-name="P48" draw:layer="layout" svg:width="0.4cm" svg:height="7.6cm" svg:x="12.5cm" svg:y="7.3cm">
            <text:p/>
            <draw:enhanced-geometry svg:viewBox="0 0 21600 21600" draw:type="rectangle" draw:enhanced-path="M 0 0 L 21600 0 21600 21600 0 21600 0 0 Z N"/>
          </draw:custom-shape>
          <draw:custom-shape draw:style-name="gr258" draw:text-style-name="P48" draw:layer="layout" svg:width="0.4cm" svg:height="7.8cm" svg:x="14.9cm" svg:y="15.1cm">
            <text:p/>
            <draw:enhanced-geometry svg:viewBox="0 0 21600 21600" draw:type="rectangle" draw:enhanced-path="M 0 0 L 21600 0 21600 21600 0 21600 0 0 Z N"/>
          </draw:custom-shape>
          <draw:custom-shape draw:style-name="gr259" draw:text-style-name="P48" draw:layer="layout" svg:width="8cm" svg:height="0.401cm" svg:x="6.848cm" svg:y="17.267cm">
            <text:p/>
            <draw:enhanced-geometry svg:viewBox="0 0 21600 21600" draw:type="rectangle" draw:enhanced-path="M 0 0 L 21600 0 21600 21600 0 21600 0 0 Z N"/>
          </draw:custom-shape>
          <draw:custom-shape draw:style-name="gr260" draw:text-style-name="P48" draw:layer="layout" svg:width="12.6cm" svg:height="0.4cm" svg:x="8.9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46" draw:layer="layout" svg:width="8.4cm" svg:height="2cm" svg:x="6.5cm" svg:y="15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line draw:style-name="gr239" draw:text-style-name="P44" draw:layer="layout" svg:x1="9.3cm" svg:y1="12.9cm" svg:x2="9.3cm" svg:y2="11.3cm">
            <text:p/>
          </draw:line>
          <draw:line draw:style-name="gr239" draw:text-style-name="P44" draw:layer="layout" svg:x1="10.499cm" svg:y1="7.668cm" svg:x2="10.899cm" svg:y2="7.268cm">
            <text:p/>
          </draw:line>
          <draw:line draw:style-name="gr239" draw:text-style-name="P44" draw:layer="layout" svg:x1="9.7cm" svg:y1="11.7cm" svg:x2="9.3cm" svg:y2="11.3cm">
            <text:p/>
          </draw:line>
          <draw:line draw:style-name="gr239" draw:text-style-name="P44" draw:layer="layout" svg:x1="11.299cm" svg:y1="7.268cm" svg:x2="10.899cm" svg:y2="7.268cm">
            <text:p/>
          </draw:line>
          <draw:line draw:style-name="gr239" draw:text-style-name="P44" draw:layer="layout" svg:x1="9.7cm" svg:y1="13.3cm" svg:x2="9.3cm" svg:y2="12.9cm">
            <text:p/>
          </draw:line>
          <draw:g>
            <draw:custom-shape draw:style-name="gr262" draw:text-style-name="P44" draw:layer="layout" svg:width="0.4cm" svg:height="0.398cm" svg:x="9.1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63" draw:text-style-name="P58" draw:layer="layout" svg:width="0.3cm" svg:height="0.302cm" svg:x="9.15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4" draw:text-style-name="P48" draw:layer="layout" svg:width="0.2cm" svg:height="0.2cm" svg:x="9.2cm" svg:y="11.2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0" draw:text-style-name="P12" draw:layer="layout" svg:width="2cm" svg:height="1.999cm" svg:x="2.5cm" svg:y="4.468cm">
          <text:p text:style-name="P11"><text:span text:style-name="T3">O</text:span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g>
          <draw:line draw:style-name="gr240" draw:text-style-name="P44" draw:layer="layout" svg:x1="9.3cm" svg:y1="11.3cm" svg:x2="9.7cm" svg:y2="11.3cm">
            <text:p/>
          </draw:line>
          <draw:line draw:style-name="gr240" draw:text-style-name="P44" draw:layer="layout" svg:x1="9.7cm" svg:y1="12.9cm" svg:x2="9.7cm" svg:y2="11.3cm">
            <text:p/>
          </draw:line>
          <draw:line draw:style-name="gr240" draw:text-style-name="P44" draw:layer="layout" svg:x1="9.7cm" svg:y1="12.9cm" svg:x2="9.3cm" svg:y2="13.3cm">
            <text:p/>
          </draw:line>
          <draw:line draw:style-name="gr240" draw:text-style-name="P44" draw:layer="layout" svg:x1="10.9cm" svg:y1="7.3cm" svg:x2="11.9cm" svg:y2="7.3cm">
            <text:p/>
          </draw:line>
        </draw:g>
        <draw:g>
          <draw:line draw:style-name="gr242" draw:text-style-name="P44" draw:layer="layout" svg:x1="9.5cm" svg:y1="12.9cm" svg:x2="9.5cm" svg:y2="11.7cm">
            <text:p/>
          </draw:line>
          <draw:line draw:style-name="gr242" draw:text-style-name="P44" draw:layer="layout" svg:x1="9.3cm" svg:y1="13.1cm" svg:x2="9.5cm" svg:y2="12.9cm">
            <text:p/>
          </draw:line>
        </draw:g>
        <draw:frame draw:style-name="gr33" draw:text-style-name="P15" draw:layer="layout" svg:width="13.2cm" svg:height="1.673cm" svg:x="5.697cm" svg:y="3.269cm">
          <draw:text-box>
            <text:p><text:span text:style-name="T5">Etage, sanitair</text:span></text:p>
          </draw:text-box>
        </draw:frame>
      </draw:page>
      <draw:page draw:name="page6" draw:style-name="dp1" draw:master-page-name="Default">
        <draw:custom-shape draw:style-name="gr265" draw:text-style-name="P59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1" draw:layer="layout" svg:width="0.717cm" svg:height="1.703cm" svg:x="22.697cm" svg:y="17.668cm">
          <draw:text-box>
            <text:p/>
          </draw:text-box>
        </draw:frame>
        <draw:custom-shape draw:style-name="gr30" draw:text-style-name="P12" draw:layer="layout" svg:width="2cm" svg:height="1.999cm" svg:x="2.5cm" svg:y="4.467cm">
          <text:p text:style-name="P11"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6" draw:text-style-name="P15" draw:layer="layout" svg:width="8.8cm" svg:height="2.401cm" svg:x="5.697cm" svg:y="4.868cm">
          <draw:text-box>
            <text:p><text:span text:style-name="T5">Spanten vanaf Westzijde</text:span></text:p>
          </draw:text-box>
        </draw:frame>
        <draw:g>
          <draw:custom-shape draw:style-name="gr267" draw:text-style-name="P60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8" draw:text-style-name="P60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9" draw:text-style-name="P34" draw:layer="layout" svg:x1="22.897cm" svg:y1="16.868cm" svg:x2="22.897cm" svg:y2="12.468cm">
            <text:p/>
          </draw:line>
          <draw:line draw:style-name="gr270" draw:text-style-name="P34" draw:layer="layout" svg:x1="8.497cm" svg:y1="16.868cm" svg:x2="25.297cm" svg:y2="16.868cm">
            <text:p/>
          </draw:line>
          <draw:line draw:style-name="gr271" draw:text-style-name="P34" draw:layer="layout" svg:x1="25.697cm" svg:y1="16.868cm" svg:x2="31.697cm" svg:y2="16.868cm">
            <text:p/>
          </draw:line>
          <draw:custom-shape draw:style-name="gr272" draw:text-style-name="P61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62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62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62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4" draw:text-style-name="P34" draw:layer="layout" svg:x1="10.097cm" svg:y1="10.868cm" svg:x2="19.697cm" svg:y2="10.868cm">
            <text:p/>
          </draw:line>
          <draw:measure draw:style-name="gr275" draw:text-style-name="P4" draw:layer="layout" svg:x1="7.296cm" svg:y1="12.067cm" svg:x2="7.296cm" svg:y2="8.068cm">
            <text:p text:style-name="P4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76" draw:text-style-name="P4" draw:layer="layout" svg:x1="23.196cm" svg:y1="16.867cm" svg:x2="23.196cm" svg:y2="22.068cm">
            <text:p text:style-name="P4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7" draw:text-style-name="P34" draw:layer="layout" svg:x1="13.297cm" svg:y1="22.468cm" svg:x2="13.297cm" svg:y2="9.268cm">
            <text:p/>
          </draw:line>
          <draw:line draw:style-name="gr278" draw:text-style-name="P34" draw:layer="layout" svg:x1="8.497cm" svg:y1="11.668cm" svg:x2="14.897cm" svg:y2="8.468cm">
            <text:p/>
          </draw:line>
          <draw:measure draw:style-name="gr279" draw:text-style-name="P51" draw:layer="layout" svg:x1="14.896cm" svg:y1="8.468cm" svg:x2="22.896cm" svg:y2="12.468cm">
            <text:p text:style-name="P51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0" draw:text-style-name="P4" draw:layer="layout" svg:x1="35.296cm" svg:y1="18.068cm" svg:x2="35.296cm" svg:y2="22.468cm">
            <text:p text:style-name="P4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8" draw:text-style-name="P34" draw:layer="layout" svg:x1="14.897cm" svg:y1="8.468cm" svg:x2="22.897cm" svg:y2="12.468cm">
            <text:p/>
          </draw:line>
          <draw:line draw:style-name="gr277" draw:text-style-name="P34" draw:layer="layout" svg:x1="22.897cm" svg:y1="22.468cm" svg:x2="22.897cm" svg:y2="16.868cm">
            <text:p/>
          </draw:line>
          <draw:measure draw:style-name="gr281" draw:text-style-name="P4" draw:layer="layout" svg:x1="7.696cm" svg:y1="22.468cm" svg:x2="7.696cm" svg:y2="12.067cm">
            <text:p text:style-name="P4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82" draw:text-style-name="P4" draw:layer="layout" svg:x1="16.572cm" svg:y1="16.468cm" svg:x2="16.572cm" svg:y2="11.268cm">
            <text:p text:style-name="P4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8" draw:text-style-name="P34" draw:layer="layout" svg:x1="31.697cm" svg:y1="16.868cm" svg:x2="34.097cm" svg:y2="18.068cm">
            <text:p/>
          </draw:line>
          <draw:measure draw:style-name="gr283" draw:text-style-name="P51" draw:layer="layout" svg:x1="8.496cm" svg:y1="11.668cm" svg:x2="14.896cm" svg:y2="8.468cm">
            <text:p text:style-name="P51"><text:span text:style-name="T1"><text:measure text:kind="gap"/></text:span><text:span text:style-name="T1"><text:measure text:kind="value">3.577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3" draw:text-style-name="P51" draw:layer="layout" svg:x1="31.696cm" svg:y1="16.867cm" svg:x2="34.896cm" svg:y2="18.467cm">
            <text:p text:style-name="P51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4" draw:text-style-name="P51" draw:layer="layout" svg:x1="22.896cm" svg:y1="12.468cm" svg:x2="31.696cm" svg:y2="16.867cm">
            <text:p text:style-name="P51"><text:span text:style-name="T1"><text:measure text:kind="gap"/></text:span><text:span text:style-name="T1"><text:measure text:kind="value">4.91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5" draw:text-style-name="P4" draw:layer="layout" svg:x1="25.696cm" svg:y1="17.268cm" svg:x2="8.096cm" svg:y2="17.268cm">
            <text:p text:style-name="P4"><text:span text:style-name="T2"><text:measure text:kind="gap"/></text:span><text:span text:style-name="T2"><text:measure text:kind="value">8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86" draw:text-style-name="P4" draw:layer="layout" svg:x1="34.896cm" svg:y1="17.668cm" svg:x2="31.696cm" svg:y2="17.668cm">
            <text:p text:style-name="P4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87" draw:text-style-name="P4" draw:layer="layout" svg:x1="22.496cm" svg:y1="12.468cm" svg:x2="22.496cm" svg:y2="16.867cm">
            <text:p text:style-name="P4"><text:span text:style-name="T2"><text:measure text:kind="gap"/></text:span><text:span text:style-name="T2"><text:measure text:kind="value">2.1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88" draw:text-style-name="P4" draw:layer="layout" svg:x1="22.896cm" svg:y1="22.468cm" svg:x2="13.296cm" svg:y2="22.468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89" draw:text-style-name="P4" draw:layer="layout" svg:x1="34.096cm" svg:y1="22.468cm" svg:x2="27.696cm" svg:y2="22.468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0" draw:text-style-name="P51" draw:layer="layout" svg:x1="35.296cm" svg:y1="23.994cm" svg:x2="7.296cm" svg:y2="23.994cm">
            <text:p text:style-name="P5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91" draw:text-style-name="P4" draw:layer="layout" svg:x1="13.296cm" svg:y1="22.468cm" svg:x2="8.496cm" svg:y2="22.4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2" draw:text-style-name="P4" draw:layer="layout" svg:x1="27.696cm" svg:y1="22.468cm" svg:x2="22.896cm" svg:y2="22.4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73" draw:text-style-name="P62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9" draw:text-style-name="P34" draw:layer="layout" svg:x1="34.097cm" svg:y1="22.468cm" svg:x2="34.097cm" svg:y2="18.068cm">
            <text:p/>
          </draw:line>
          <draw:line draw:style-name="gr277" draw:text-style-name="P34" draw:layer="layout" svg:x1="27.697cm" svg:y1="22.468cm" svg:x2="27.697cm" svg:y2="16.868cm">
            <text:p/>
          </draw:line>
          <draw:measure draw:style-name="gr293" draw:text-style-name="P4" draw:layer="layout" svg:x1="31.696cm" svg:y1="17.268cm" svg:x2="25.696cm" svg:y2="17.268cm">
            <text:p text:style-name="P4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4" draw:text-style-name="P4" draw:layer="layout" svg:x1="19.696cm" svg:y1="11.268cm" svg:x2="10.096cm" svg:y2="11.268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</draw:page>
      <draw:page draw:name="page7" draw:style-name="dp1" draw:master-page-name="Default">
        <draw:g>
          <draw:line draw:style-name="gr295" draw:text-style-name="P34" draw:layer="layout" svg:x1="13.299cm" svg:y1="11.268cm" svg:x2="13.299cm" svg:y2="11.668cm">
            <text:p/>
          </draw:line>
          <draw:line draw:style-name="gr295" draw:text-style-name="P34" draw:layer="layout" svg:x1="13.299cm" svg:y1="17.268cm" svg:x2="13.299cm" svg:y2="17.668cm">
            <text:p/>
          </draw:line>
          <draw:line draw:style-name="gr295" draw:text-style-name="P34" draw:layer="layout" svg:x1="22.899cm" svg:y1="17.268cm" svg:x2="22.899cm" svg:y2="17.668cm">
            <text:p/>
          </draw:line>
          <draw:line draw:style-name="gr295" draw:text-style-name="P34" draw:layer="layout" svg:x1="27.699cm" svg:y1="17.268cm" svg:x2="27.699cm" svg:y2="17.668cm">
            <text:p/>
          </draw:line>
        </draw:g>
        <draw:g>
          <draw:custom-shape draw:style-name="gr296" draw:text-style-name="P63" draw:layer="layout" svg:width="4.003cm" svg:height="8cm" draw:transform="rotate (-1.5707963267949) translate (22.895cm 7.616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7" draw:text-style-name="P63" draw:layer="layout" svg:width="8cm" svg:height="4.003cm" draw:transform="rotate (-3.14159265358979) translate (14.895cm 11.61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8" draw:text-style-name="P63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9" draw:text-style-name="P64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64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64" draw:layer="layout" svg:width="4.401cm" svg:height="4.398cm" draw:transform="rotate (1.5707963267949) translate (30.897cm 22.41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2" draw:text-style-name="P64" draw:layer="layout" svg:width="1.577cm" svg:height="6cm" draw:transform="rotate (1.5707963267949) translate (24.897cm 16.7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3" draw:text-style-name="P64" draw:layer="layout" svg:width="4.001cm" svg:height="1.6cm" draw:transform="rotate (1.5707963267949) translate (23.297cm 16.81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4" draw:text-style-name="P63" draw:layer="layout" svg:width="0.799cm" svg:height="1.6cm" draw:transform="rotate (-1.5707963267949) translate (24.897cm 12.01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7" draw:text-style-name="P60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8" draw:text-style-name="P60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9" draw:text-style-name="P34" draw:layer="layout" svg:x1="22.897cm" svg:y1="16.868cm" svg:x2="22.897cm" svg:y2="12.468cm">
            <text:p/>
          </draw:line>
          <draw:custom-shape draw:style-name="gr305" draw:text-style-name="P65" draw:layer="layout" svg:width="3.999cm" svg:height="0.8cm" draw:transform="rotate (1.5707963267949) translate (23.296cm 16.81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70" draw:text-style-name="P34" draw:layer="layout" svg:x1="8.497cm" svg:y1="16.868cm" svg:x2="25.297cm" svg:y2="16.868cm">
            <text:p/>
          </draw:line>
          <draw:line draw:style-name="gr271" draw:text-style-name="P34" draw:layer="layout" svg:x1="25.697cm" svg:y1="16.868cm" svg:x2="31.697cm" svg:y2="16.868cm">
            <text:p/>
          </draw:line>
          <draw:custom-shape draw:style-name="gr272" draw:text-style-name="P61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6" draw:text-style-name="P65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89" draw:text-style-name="P34" draw:layer="layout" svg:x1="24.897cm" svg:y1="12.468cm" svg:x2="25.297cm" svg:y2="12.068cm">
            <text:p/>
          </draw:line>
          <draw:custom-shape draw:style-name="gr307" draw:text-style-name="P65" draw:layer="layout" svg:width="10.401cm" svg:height="0.8cm" draw:transform="rotate (1.5707963267949) translate (7.296cm 22.41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8" draw:text-style-name="P65" draw:layer="layout" svg:width="0.799cm" svg:height="7.6cm" draw:transform="rotate (1.5707963267949) translate (24.096cm 16.81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9" draw:text-style-name="P65" draw:layer="layout" svg:width="0.799cm" svg:height="15.2cm" draw:transform="rotate (1.5707963267949) translate (8.096cm 16.81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89" draw:text-style-name="P34" draw:layer="layout" svg:x1="30.497cm" svg:y1="14.468cm" svg:x2="24.897cm" svg:y2="14.468cm">
            <text:p/>
          </draw:line>
          <draw:line draw:style-name="gr189" draw:text-style-name="P34" draw:layer="layout" svg:x1="30.497cm" svg:y1="15.268cm" svg:x2="24.897cm" svg:y2="15.268cm">
            <text:p/>
          </draw:line>
          <draw:line draw:style-name="gr189" draw:text-style-name="P34" draw:layer="layout" svg:x1="30.497cm" svg:y1="14.868cm" svg:x2="24.897cm" svg:y2="14.868cm">
            <text:p/>
          </draw:line>
          <draw:line draw:style-name="gr189" draw:text-style-name="P34" draw:layer="layout" svg:x1="30.497cm" svg:y1="14.468cm" svg:x2="30.497cm" svg:y2="15.668cm">
            <text:p/>
          </draw:line>
          <draw:line draw:style-name="gr310" draw:text-style-name="P34" draw:layer="layout" svg:x1="25.697cm" svg:y1="12.068cm" svg:x2="22.897cm" svg:y2="11.668cm">
            <text:p/>
          </draw:line>
          <draw:line draw:style-name="gr189" draw:text-style-name="P34" draw:layer="layout" svg:x1="25.297cm" svg:y1="12.068cm" svg:x2="22.497cm" svg:y2="11.668cm">
            <text:p/>
          </draw:line>
          <draw:custom-shape draw:style-name="gr273" draw:text-style-name="P62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62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62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4" draw:text-style-name="P34" draw:layer="layout" svg:x1="10.097cm" svg:y1="10.868cm" svg:x2="19.697cm" svg:y2="10.868cm">
            <text:p/>
          </draw:line>
          <draw:measure draw:style-name="gr311" draw:text-style-name="P4" draw:layer="measurelines" svg:x1="7.296cm" svg:y1="12.067cm" svg:x2="7.296cm" svg:y2="8.068cm">
            <text:p text:style-name="P4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2" draw:text-style-name="P4" draw:layer="layout" svg:x1="23.196cm" svg:y1="16.867cm" svg:x2="23.196cm" svg:y2="22.068cm">
            <text:p text:style-name="P4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7" draw:text-style-name="P34" draw:layer="layout" svg:x1="13.297cm" svg:y1="22.468cm" svg:x2="13.297cm" svg:y2="9.268cm">
            <text:p/>
          </draw:line>
          <draw:line draw:style-name="gr278" draw:text-style-name="P34" draw:layer="layout" svg:x1="8.497cm" svg:y1="11.668cm" svg:x2="14.897cm" svg:y2="8.468cm">
            <text:p/>
          </draw:line>
          <draw:measure draw:style-name="gr279" draw:text-style-name="P51" draw:layer="layout" svg:x1="14.896cm" svg:y1="8.468cm" svg:x2="23.696cm" svg:y2="12.868cm">
            <text:p text:style-name="P51"><text:span text:style-name="T1"><text:measure text:kind="gap"/></text:span><text:span text:style-name="T1"><text:measure text:kind="value">4.91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3" draw:text-style-name="P4" draw:layer="layout" svg:x1="35.296cm" svg:y1="18.068cm" svg:x2="35.296cm" svg:y2="22.468cm">
            <text:p text:style-name="P4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8" draw:text-style-name="P34" draw:layer="layout" svg:x1="14.897cm" svg:y1="8.468cm" svg:x2="22.897cm" svg:y2="12.468cm">
            <text:p/>
          </draw:line>
          <draw:line draw:style-name="gr314" draw:text-style-name="P34" draw:layer="layout" svg:x1="7.297cm" svg:y1="11.668cm" svg:x2="15.297cm" svg:y2="7.668cm">
            <text:p/>
          </draw:line>
          <draw:line draw:style-name="gr277" draw:text-style-name="P34" draw:layer="layout" svg:x1="22.897cm" svg:y1="22.468cm" svg:x2="22.897cm" svg:y2="16.868cm">
            <text:p/>
          </draw:line>
          <draw:line draw:style-name="gr314" draw:text-style-name="P34" draw:layer="layout" svg:x1="23.697cm" svg:y1="12.868cm" svg:x2="14.897cm" svg:y2="8.468cm">
            <text:p/>
          </draw:line>
          <draw:measure draw:style-name="gr315" draw:text-style-name="P4" draw:layer="layout" svg:x1="7.696cm" svg:y1="22.468cm" svg:x2="7.696cm" svg:y2="12.067cm">
            <text:p text:style-name="P4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4" draw:text-style-name="P34" draw:layer="layout" svg:x1="24.897cm" svg:y1="12.868cm" svg:x2="14.497cm" svg:y2="7.668cm">
            <text:p/>
          </draw:line>
          <draw:line draw:style-name="gr314" draw:text-style-name="P34" draw:layer="layout" svg:x1="7.697cm" svg:y1="12.068cm" svg:x2="14.897cm" svg:y2="8.468cm">
            <text:p/>
          </draw:line>
          <draw:measure draw:style-name="gr316" draw:text-style-name="P4" draw:layer="layout" svg:x1="16.571cm" svg:y1="16.068cm" svg:x2="16.571cm" svg:y2="10.868cm">
            <text:p text:style-name="P4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278" draw:text-style-name="P34" draw:layer="layout" svg:x1="31.697cm" svg:y1="16.868cm" svg:x2="34.097cm" svg:y2="18.068cm">
            <text:p/>
          </draw:line>
          <draw:line draw:style-name="gr314" draw:text-style-name="P34" draw:layer="layout" svg:x1="8.097cm" svg:y1="16.868cm" svg:x2="25.297cm" svg:y2="16.868cm">
            <text:p/>
          </draw:line>
          <draw:line draw:style-name="gr314" draw:text-style-name="P34" draw:layer="layout" svg:x1="8.097cm" svg:y1="16.068cm" svg:x2="25.297cm" svg:y2="16.068cm">
            <text:p/>
          </draw:line>
          <draw:measure draw:style-name="gr283" draw:text-style-name="P51" draw:layer="layout" svg:x1="7.696cm" svg:y1="12.067cm" svg:x2="14.896cm" svg:y2="8.468cm">
            <text:p text:style-name="P51"><text:span text:style-name="T1"><text:measure text:kind="gap"/></text:span><text:span text:style-name="T1"><text:measure text:kind="value">4.024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3" draw:text-style-name="P51" draw:layer="layout" svg:x1="31.696cm" svg:y1="16.867cm" svg:x2="34.896cm" svg:y2="18.467cm">
            <text:p text:style-name="P51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4" draw:text-style-name="P51" draw:layer="layout" svg:x1="23.696cm" svg:y1="12.868cm" svg:x2="31.696cm" svg:y2="16.867cm">
            <text:p text:style-name="P51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7" draw:text-style-name="P4" draw:layer="layout" svg:x1="23.296cm" svg:y1="17.167cm" svg:x2="8.096cm" svg:y2="17.167cm">
            <text:p text:style-name="P4"><text:span text:style-name="T2"><text:measure text:kind="gap"/></text:span><text:span text:style-name="T2"><text:measure text:kind="value">7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4" draw:text-style-name="P34" draw:layer="layout" svg:x1="8.097cm" svg:y1="22.468cm" svg:x2="8.097cm" svg:y2="12.068cm">
            <text:p/>
          </draw:line>
          <draw:measure draw:style-name="gr318" draw:text-style-name="P4" draw:layer="layout" svg:x1="30.496cm" svg:y1="16.53cm" svg:x2="24.096cm" svg:y2="16.53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4" draw:text-style-name="P34" draw:layer="layout" svg:x1="7.297cm" svg:y1="22.468cm" svg:x2="7.297cm" svg:y2="11.668cm">
            <text:p/>
          </draw:line>
          <draw:line draw:style-name="gr314" draw:text-style-name="P34" draw:layer="layout" svg:x1="23.297cm" svg:y1="16.068cm" svg:x2="23.297cm" svg:y2="12.868cm">
            <text:p/>
          </draw:line>
          <draw:line draw:style-name="gr314" draw:text-style-name="P34" draw:layer="layout" svg:x1="25.697cm" svg:y1="16.068cm" svg:x2="31.697cm" svg:y2="16.068cm">
            <text:p/>
          </draw:line>
          <draw:line draw:style-name="gr314" draw:text-style-name="P34" draw:layer="layout" svg:x1="35.297cm" svg:y1="22.468cm" svg:x2="35.297cm" svg:y2="18.068cm">
            <text:p/>
          </draw:line>
          <draw:line draw:style-name="gr314" draw:text-style-name="P34" draw:layer="layout" svg:x1="35.297cm" svg:y1="18.068cm" svg:x2="31.297cm" svg:y2="16.068cm">
            <text:p/>
          </draw:line>
          <draw:measure draw:style-name="gr319" draw:text-style-name="P4" draw:layer="layout" svg:x1="21.788cm" svg:y1="12.067cm" svg:x2="21.788cm" svg:y2="16.068cm">
            <text:p text:style-name="P4"><text:span text:style-name="T2"><text:measure text:kind="gap"/></text:span><text:span text:style-name="T2"><text:measure text:kind="value">2.0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0" draw:text-style-name="P4" draw:layer="layout" svg:x1="34.896cm" svg:y1="17.668cm" svg:x2="31.696cm" svg:y2="17.668cm">
            <text:p text:style-name="P4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1" draw:text-style-name="P4" draw:layer="layout" svg:x1="22.396cm" svg:y1="12.868cm" svg:x2="22.396cm" svg:y2="16.068cm">
            <text:p text:style-name="P4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2" draw:text-style-name="P4" draw:layer="layout" svg:x1="22.896cm" svg:y1="22.468cm" svg:x2="13.296cm" svg:y2="22.468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3" draw:text-style-name="P4" draw:layer="layout" svg:x1="34.096cm" svg:y1="22.468cm" svg:x2="29.296cm" svg:y2="22.4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0" draw:text-style-name="P51" draw:layer="layout" svg:x1="35.296cm" svg:y1="23.994cm" svg:x2="7.296cm" svg:y2="23.994cm">
            <text:p text:style-name="P5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14" draw:text-style-name="P34" draw:layer="layout" svg:x1="24.097cm" svg:y1="16.068cm" svg:x2="24.097cm" svg:y2="12.868cm">
            <text:p/>
          </draw:line>
          <draw:measure draw:style-name="gr324" draw:text-style-name="P4" draw:layer="layout" svg:x1="13.296cm" svg:y1="22.468cm" svg:x2="8.496cm" svg:y2="22.4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4" draw:text-style-name="P34" draw:layer="layout" svg:x1="34.497cm" svg:y1="22.468cm" svg:x2="34.497cm" svg:y2="18.068cm">
            <text:p/>
          </draw:line>
          <draw:measure draw:style-name="gr325" draw:text-style-name="P4" draw:layer="layout" svg:x1="29.296cm" svg:y1="22.468cm" svg:x2="22.896cm" svg:y2="22.468cm">
            <text:p text:style-name="P4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0" draw:text-style-name="P34" draw:layer="layout" svg:x1="36.497cm" svg:y1="18.468cm" svg:x2="14.897cm" svg:y2="7.668cm">
            <text:p/>
          </draw:line>
          <draw:line draw:style-name="gr314" draw:text-style-name="P34" draw:layer="layout" svg:x1="19.297cm" svg:y1="9.668cm" svg:x2="16.097cm" svg:y2="8.068cm">
            <text:p/>
          </draw:line>
          <draw:line draw:style-name="gr314" draw:text-style-name="P34" draw:layer="layout" svg:x1="23.172cm" svg:y1="11.628cm" svg:x2="20.097cm" svg:y2="10.068cm">
            <text:p/>
          </draw:line>
          <draw:line draw:style-name="gr314" draw:text-style-name="P34" draw:layer="layout" svg:x1="34.497cm" svg:y1="17.268cm" svg:x2="31.297cm" svg:y2="15.668cm">
            <text:p/>
          </draw:line>
          <draw:line draw:style-name="gr310" draw:text-style-name="P34" draw:layer="layout" svg:x1="14.897cm" svg:y1="7.668cm" svg:x2="6.097cm" svg:y2="12.068cm">
            <text:p/>
          </draw:line>
          <draw:custom-shape draw:style-name="gr273" draw:text-style-name="P62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9" draw:text-style-name="P34" draw:layer="layout" svg:x1="34.097cm" svg:y1="22.468cm" svg:x2="34.097cm" svg:y2="18.068cm">
            <text:p/>
          </draw:line>
          <draw:line draw:style-name="gr277" draw:text-style-name="P34" draw:layer="layout" svg:x1="29.297cm" svg:y1="22.468cm" svg:x2="29.297cm" svg:y2="16.868cm">
            <text:p/>
          </draw:line>
          <draw:line draw:style-name="gr314" draw:text-style-name="P34" draw:layer="layout" svg:x1="25.697cm" svg:y1="16.868cm" svg:x2="31.697cm" svg:y2="16.868cm">
            <text:p/>
          </draw:line>
          <draw:line draw:style-name="gr314" draw:text-style-name="P34" draw:layer="layout" svg:x1="34.897cm" svg:y1="18.468cm" svg:x2="31.697cm" svg:y2="16.868cm">
            <text:p/>
          </draw:line>
          <draw:measure draw:style-name="gr326" draw:text-style-name="P4" draw:layer="layout" svg:x1="31.696cm" svg:y1="17.167cm" svg:x2="24.096cm" svg:y2="17.167cm">
            <text:p text:style-name="P4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7" draw:text-style-name="P4" draw:layer="layout" svg:x1="19.696cm" svg:y1="11.268cm" svg:x2="10.096cm" svg:y2="11.268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8" draw:text-style-name="P4" draw:layer="layout" svg:x1="22.896cm" svg:y1="22.468cm" svg:x2="22.896cm" svg:y2="12.067cm">
            <text:p text:style-name="P4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14" draw:text-style-name="P34" draw:layer="layout" svg:x1="24.897cm" svg:y1="16.068cm" svg:x2="24.897cm" svg:y2="12.868cm">
            <text:p/>
          </draw:line>
        </draw:g>
        <draw:custom-shape draw:style-name="gr265" draw:text-style-name="P59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9" draw:text-style-name="P66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31" draw:text-style-name="P4" draw:layer="layout" svg:x1="18.9cm" svg:y1="20.868cm" svg:x2="14.1cm" svg:y2="20.8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2" draw:text-style-name="P4" draw:layer="layout" svg:x1="35.3cm" svg:y1="20.868cm" svg:x2="33.3cm" svg:y2="20.868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9" draw:text-style-name="P66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3" draw:text-style-name="P10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34" draw:text-style-name="P4" draw:layer="layout" svg:x1="28.5cm" svg:y1="20.868cm" svg:x2="23.7cm" svg:y2="20.8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5" draw:text-style-name="P4" draw:layer="layout" svg:x1="23.7cm" svg:y1="20.868cm" svg:x2="18.9cm" svg:y2="20.8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6" draw:text-style-name="P4" draw:layer="layout" svg:x1="14.1cm" svg:y1="20.868cm" svg:x2="9.3cm" svg:y2="20.8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7" draw:text-style-name="P4" draw:layer="layout" svg:x1="9.3cm" svg:y1="20.868cm" svg:x2="7.3cm" svg:y2="20.868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8" draw:text-style-name="P4" draw:layer="layout" svg:x1="33.3cm" svg:y1="20.868cm" svg:x2="28.5cm" svg:y2="20.86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39" draw:text-style-name="P66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3" draw:text-style-name="P10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3" draw:text-style-name="P10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40" draw:text-style-name="P67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341" draw:text-style-name="P10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41" draw:text-style-name="P10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30" draw:text-style-name="P12" draw:layer="layout" svg:width="2cm" svg:height="1.999cm" svg:x="2.5cm" svg:y="4.467cm">
          <text:p text:style-name="P11"><text:span text:style-name="T3"><text:line-break/></text:span><text:span text:style-name="T3">N <text:s text:c="2"/>Z</text:span></text:p>
          <text:p text:style-name="P11"><text:span text:style-name="T3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2" draw:text-style-name="P68" draw:layer="layout" svg:width="8.8cm" svg:height="1.6cm" svg:x="5.697cm" svg:y="4.067cm">
          <draw:text-box>
            <text:p><text:span text:style-name="T14">Gevel Westzijde</text:span></text:p>
          </draw:text-box>
        </draw:fram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</draw:page>
      <draw:page draw:name="page8" draw:style-name="dp1" draw:master-page-name="Default">
        <draw:g>
          <draw:line draw:style-name="gr295" draw:text-style-name="P34" draw:layer="layout" svg:x1="29.299cm" svg:y1="11.268cm" svg:x2="29.299cm" svg:y2="11.668cm">
            <text:p/>
          </draw:line>
          <draw:line draw:style-name="gr295" draw:text-style-name="P34" draw:layer="layout" svg:x1="14.899cm" svg:y1="17.268cm" svg:x2="14.899cm" svg:y2="17.668cm">
            <text:p/>
          </draw:line>
          <draw:line draw:style-name="gr295" draw:text-style-name="P34" draw:layer="layout" svg:x1="19.699cm" svg:y1="17.268cm" svg:x2="19.699cm" svg:y2="17.668cm">
            <text:p/>
          </draw:line>
          <draw:line draw:style-name="gr295" draw:text-style-name="P34" draw:layer="layout" svg:x1="29.299cm" svg:y1="17.268cm" svg:x2="29.299cm" svg:y2="17.668cm">
            <text:p/>
          </draw:line>
        </draw:g>
        <draw:g>
          <draw:custom-shape draw:style-name="gr343" draw:text-style-name="P64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4" draw:text-style-name="P63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5" draw:text-style-name="P63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6" draw:text-style-name="P63" draw:layer="layout" svg:width="2.399cm" svg:height="4.798cm" draw:transform="rotate (-1.5707963267949) translate (11.635cm 15.557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0" draw:text-style-name="P64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7" draw:text-style-name="P64" draw:layer="layout" svg:width="4.399cm" svg:height="4.399cm" draw:transform="rotate (1.5707963267949) translate (7.186cm 22.41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8" draw:text-style-name="P64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3" draw:text-style-name="P64" draw:layer="layout" svg:width="4.001cm" svg:height="1.6cm" draw:transform="rotate (1.5707963267949) translate (17.697cm 16.8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9" draw:text-style-name="P63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69" draw:text-style-name="P34" draw:layer="layout" svg:x1="19.697cm" svg:y1="16.867cm" svg:x2="19.697cm" svg:y2="12.467cm">
            <text:p/>
          </draw:line>
          <draw:custom-shape draw:style-name="gr350" draw:text-style-name="P65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70" draw:text-style-name="P34" draw:layer="layout" svg:x1="34.097cm" svg:y1="16.867cm" svg:x2="18.897cm" svg:y2="16.867cm">
            <text:p/>
          </draw:line>
          <draw:line draw:style-name="gr271" draw:text-style-name="P34" draw:layer="layout" svg:x1="18.497cm" svg:y1="16.867cm" svg:x2="10.897cm" svg:y2="16.867cm">
            <text:p/>
          </draw:line>
          <draw:custom-shape draw:style-name="gr351" draw:text-style-name="P61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2" draw:text-style-name="P60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6" draw:text-style-name="P65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89" draw:text-style-name="P34" draw:layer="layout" svg:x1="17.697cm" svg:y1="12.467cm" svg:x2="17.297cm" svg:y2="12.067cm">
            <text:p/>
          </draw:line>
          <draw:custom-shape draw:style-name="gr353" draw:text-style-name="P65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8" draw:text-style-name="P65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9" draw:text-style-name="P65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89" draw:text-style-name="P34" draw:layer="layout" svg:x1="12.097cm" svg:y1="14.467cm" svg:x2="17.697cm" svg:y2="14.467cm">
            <text:p/>
          </draw:line>
          <draw:line draw:style-name="gr189" draw:text-style-name="P34" draw:layer="layout" svg:x1="12.097cm" svg:y1="15.267cm" svg:x2="17.697cm" svg:y2="15.267cm">
            <text:p/>
          </draw:line>
          <draw:line draw:style-name="gr189" draw:text-style-name="P34" draw:layer="layout" svg:x1="12.097cm" svg:y1="14.867cm" svg:x2="17.697cm" svg:y2="14.867cm">
            <text:p/>
          </draw:line>
          <draw:line draw:style-name="gr189" draw:text-style-name="P34" draw:layer="layout" svg:x1="12.097cm" svg:y1="14.467cm" svg:x2="12.097cm" svg:y2="15.667cm">
            <text:p/>
          </draw:line>
          <draw:line draw:style-name="gr310" draw:text-style-name="P34" draw:layer="layout" svg:x1="16.897cm" svg:y1="12.067cm" svg:x2="19.697cm" svg:y2="11.667cm">
            <text:p/>
          </draw:line>
          <draw:line draw:style-name="gr189" draw:text-style-name="P34" draw:layer="layout" svg:x1="17.297cm" svg:y1="12.067cm" svg:x2="20.097cm" svg:y2="11.667cm">
            <text:p/>
          </draw:line>
          <draw:custom-shape draw:style-name="gr354" draw:text-style-name="P62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62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4" draw:text-style-name="P62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4" draw:text-style-name="P34" draw:layer="layout" svg:x1="32.497cm" svg:y1="10.867cm" svg:x2="22.897cm" svg:y2="10.867cm">
            <text:p/>
          </draw:line>
          <draw:custom-shape draw:style-name="gr355" draw:text-style-name="P60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7" draw:text-style-name="P34" draw:layer="layout" svg:x1="29.297cm" svg:y1="22.467cm" svg:x2="29.297cm" svg:y2="9.267cm">
            <text:p/>
          </draw:line>
          <draw:line draw:style-name="gr278" draw:text-style-name="P34" draw:layer="layout" svg:x1="34.097cm" svg:y1="11.667cm" svg:x2="27.697cm" svg:y2="8.467cm">
            <text:p/>
          </draw:line>
          <draw:line draw:style-name="gr278" draw:text-style-name="P34" draw:layer="layout" svg:x1="27.697cm" svg:y1="8.467cm" svg:x2="19.697cm" svg:y2="12.467cm">
            <text:p/>
          </draw:line>
          <draw:line draw:style-name="gr314" draw:text-style-name="P34" draw:layer="layout" svg:x1="35.297cm" svg:y1="11.667cm" svg:x2="27.297cm" svg:y2="7.667cm">
            <text:p/>
          </draw:line>
          <draw:line draw:style-name="gr277" draw:text-style-name="P34" draw:layer="layout" svg:x1="19.697cm" svg:y1="22.467cm" svg:x2="19.697cm" svg:y2="16.867cm">
            <text:p/>
          </draw:line>
          <draw:line draw:style-name="gr314" draw:text-style-name="P34" draw:layer="layout" svg:x1="18.897cm" svg:y1="12.867cm" svg:x2="27.697cm" svg:y2="8.467cm">
            <text:p/>
          </draw:line>
          <draw:line draw:style-name="gr314" draw:text-style-name="P34" draw:layer="layout" svg:x1="17.697cm" svg:y1="12.867cm" svg:x2="28.097cm" svg:y2="7.667cm">
            <text:p/>
          </draw:line>
          <draw:line draw:style-name="gr314" draw:text-style-name="P34" draw:layer="layout" svg:x1="34.897cm" svg:y1="12.067cm" svg:x2="27.697cm" svg:y2="8.467cm">
            <text:p/>
          </draw:line>
          <draw:line draw:style-name="gr278" draw:text-style-name="P34" draw:layer="layout" svg:x1="10.897cm" svg:y1="16.867cm" svg:x2="8.497cm" svg:y2="18.067cm">
            <text:p/>
          </draw:line>
          <draw:line draw:style-name="gr314" draw:text-style-name="P34" draw:layer="layout" svg:x1="34.497cm" svg:y1="16.867cm" svg:x2="19.297cm" svg:y2="16.867cm">
            <text:p/>
          </draw:line>
          <draw:line draw:style-name="gr314" draw:text-style-name="P34" draw:layer="layout" svg:x1="34.497cm" svg:y1="16.067cm" svg:x2="19.297cm" svg:y2="16.067cm">
            <text:p/>
          </draw:line>
          <draw:line draw:style-name="gr314" draw:text-style-name="P34" draw:layer="layout" svg:x1="34.497cm" svg:y1="22.467cm" svg:x2="34.497cm" svg:y2="12.067cm">
            <text:p/>
          </draw:line>
          <draw:line draw:style-name="gr314" draw:text-style-name="P34" draw:layer="layout" svg:x1="35.297cm" svg:y1="22.467cm" svg:x2="35.297cm" svg:y2="11.667cm">
            <text:p/>
          </draw:line>
          <draw:line draw:style-name="gr314" draw:text-style-name="P34" draw:layer="layout" svg:x1="19.297cm" svg:y1="16.867cm" svg:x2="19.297cm" svg:y2="12.867cm">
            <text:p/>
          </draw:line>
          <draw:line draw:style-name="gr314" draw:text-style-name="P34" draw:layer="layout" svg:x1="18.497cm" svg:y1="16.067cm" svg:x2="10.897cm" svg:y2="16.067cm">
            <text:p/>
          </draw:line>
          <draw:line draw:style-name="gr314" draw:text-style-name="P34" draw:layer="layout" svg:x1="7.297cm" svg:y1="22.467cm" svg:x2="7.297cm" svg:y2="18.067cm">
            <text:p/>
          </draw:line>
          <draw:line draw:style-name="gr314" draw:text-style-name="P34" draw:layer="layout" svg:x1="7.297cm" svg:y1="18.067cm" svg:x2="11.297cm" svg:y2="16.067cm">
            <text:p/>
          </draw:line>
          <draw:measure draw:style-name="gr356" draw:text-style-name="P4" draw:layer="layout" svg:x1="19.696cm" svg:y1="22.467cm" svg:x2="29.296cm" svg:y2="22.467cm">
            <text:p text:style-name="P4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90" draw:text-style-name="P51" draw:layer="layout" svg:x1="7.296cm" svg:y1="23.994cm" svg:x2="35.296cm" svg:y2="23.994cm">
            <text:p text:style-name="P5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14" draw:text-style-name="P34" draw:layer="layout" svg:x1="18.497cm" svg:y1="16.067cm" svg:x2="18.497cm" svg:y2="12.867cm">
            <text:p/>
          </draw:line>
          <draw:line draw:style-name="gr314" draw:text-style-name="P34" draw:layer="layout" svg:x1="8.097cm" svg:y1="22.467cm" svg:x2="8.097cm" svg:y2="18.067cm">
            <text:p/>
          </draw:line>
          <draw:line draw:style-name="gr310" draw:text-style-name="P34" draw:layer="layout" svg:x1="6.097cm" svg:y1="18.467cm" svg:x2="27.697cm" svg:y2="7.667cm">
            <text:p/>
          </draw:line>
          <draw:line draw:style-name="gr314" draw:text-style-name="P34" draw:layer="layout" svg:x1="23.297cm" svg:y1="9.667cm" svg:x2="26.497cm" svg:y2="8.067cm">
            <text:p/>
          </draw:line>
          <draw:line draw:style-name="gr314" draw:text-style-name="P34" draw:layer="layout" svg:x1="19.422cm" svg:y1="11.627cm" svg:x2="22.497cm" svg:y2="10.067cm">
            <text:p/>
          </draw:line>
          <draw:line draw:style-name="gr314" draw:text-style-name="P34" draw:layer="layout" svg:x1="8.097cm" svg:y1="17.267cm" svg:x2="11.297cm" svg:y2="15.667cm">
            <text:p/>
          </draw:line>
          <draw:line draw:style-name="gr310" draw:text-style-name="P34" draw:layer="layout" svg:x1="27.697cm" svg:y1="7.667cm" svg:x2="36.497cm" svg:y2="12.067cm">
            <text:p/>
          </draw:line>
          <draw:custom-shape draw:style-name="gr354" draw:text-style-name="P62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69" draw:text-style-name="P34" draw:layer="layout" svg:x1="8.497cm" svg:y1="22.467cm" svg:x2="8.497cm" svg:y2="18.067cm">
            <text:p/>
          </draw:line>
          <draw:line draw:style-name="gr277" draw:text-style-name="P34" draw:layer="layout" svg:x1="14.897cm" svg:y1="22.467cm" svg:x2="14.897cm" svg:y2="16.867cm">
            <text:p/>
          </draw:line>
          <draw:line draw:style-name="gr314" draw:text-style-name="P34" draw:layer="layout" svg:x1="19.297cm" svg:y1="16.867cm" svg:x2="10.897cm" svg:y2="16.867cm">
            <text:p/>
          </draw:line>
          <draw:line draw:style-name="gr314" draw:text-style-name="P34" draw:layer="layout" svg:x1="7.697cm" svg:y1="18.467cm" svg:x2="10.897cm" svg:y2="16.867cm">
            <text:p/>
          </draw:line>
          <draw:line draw:style-name="gr314" draw:text-style-name="P34" draw:layer="layout" svg:x1="17.697cm" svg:y1="16.067cm" svg:x2="17.697cm" svg:y2="12.867cm">
            <text:p/>
          </draw:line>
        </draw:g>
        <draw:custom-shape draw:style-name="gr357" draw:text-style-name="P59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1" draw:layer="layout" svg:width="0.717cm" svg:height="1.703cm" svg:x="22.697cm" svg:y="17.668cm">
          <draw:text-box>
            <text:p/>
          </draw:text-box>
        </draw:frame>
        <draw:custom-shape draw:style-name="gr30" draw:text-style-name="P12" draw:layer="layout" svg:width="2cm" svg:height="1.999cm" svg:x="2.498cm" svg:y="4.467cm">
          <text:p text:style-name="P11"><text:span text:style-name="T3"><text:line-break/></text:span><text:span text:style-name="T3">Z <text:s text:c="2"/>N</text:span></text:p>
          <text:p text:style-name="P11"><text:span text:style-name="T3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2" draw:text-style-name="P68" draw:layer="layout" svg:width="8.8cm" svg:height="1.6cm" svg:x="5.697cm" svg:y="4.067cm">
          <draw:text-box>
            <text:p><text:span text:style-name="T14">Gevel Oostzijde</text:span></text:p>
          </draw:text-box>
        </draw:fram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g>
          <draw:g>
            <draw:custom-shape draw:style-name="gr329" draw:text-style-name="P66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0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9" draw:text-style-name="P66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10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0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61" draw:text-style-name="P10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1" draw:text-style-name="P10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67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63" draw:text-style-name="P10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0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64" draw:text-style-name="P4" draw:layer="layout" svg:x1="33.298cm" svg:y1="20.97cm" svg:x2="35.298cm" svg:y2="20.97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5" draw:text-style-name="P4" draw:layer="layout" svg:x1="9.298cm" svg:y1="20.97cm" svg:x2="14.098cm" svg:y2="20.9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6" draw:text-style-name="P4" draw:layer="layout" svg:x1="7.298cm" svg:y1="20.97cm" svg:x2="9.298cm" svg:y2="20.97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9" draw:text-style-name="P66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67" draw:text-style-name="P4" draw:layer="layout" svg:x1="14.098cm" svg:y1="20.97cm" svg:x2="18.898cm" svg:y2="20.9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8" draw:text-style-name="P4" draw:layer="layout" svg:x1="18.898cm" svg:y1="20.97cm" svg:x2="23.698cm" svg:y2="20.9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9" draw:text-style-name="P4" draw:layer="layout" svg:x1="23.698cm" svg:y1="20.97cm" svg:x2="28.498cm" svg:y2="20.9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70" draw:text-style-name="P4" draw:layer="layout" svg:x1="28.498cm" svg:y1="20.97cm" svg:x2="33.298cm" svg:y2="20.97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9" draw:style-name="dp1" draw:master-page-name="Default">
        <draw:g>
          <draw:custom-shape draw:style-name="gr371" draw:text-style-name="P69" draw:layer="layout" svg:width="7cm" svg:height="16.4cm" svg:x="27.5cm" svg:y="6.1cm">
            <text:p text:style-name="P11">3.5×</text:p>
            <text:p text:style-name="P11">(6.5+8.2+6.5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371" draw:text-style-name="P69" draw:layer="layout" svg:width="7cm" svg:height="16.4cm" svg:x="20.5cm" svg:y="6.1cm">
            <text:p text:style-name="P11">3.5×</text:p>
            <text:p text:style-name="P11">(6.5+8.2+6.5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372" draw:text-style-name="P69" draw:layer="layout" svg:width="0.8cm" svg:height="16.4cm" svg:x="34.5cm" svg:y="6.1cm">
            <text:p text:style-name="P11">0</text:p>
            <text:p text:style-name="P11"/>
            <text:p text:style-name="P11"/>
            <text:p text:style-name="P11">5.4×</text:p>
            <text:p text:style-name="P11">9</text:p>
            <draw:enhanced-geometry svg:viewBox="0 0 21600 21600" draw:type="rectangle" draw:enhanced-path="M 0 0 L 21600 0 21600 21600 0 21600 0 0 Z N"/>
          </draw:custom-shape>
          <draw:custom-shape draw:style-name="gr372" draw:text-style-name="P69" draw:layer="layout" svg:width="0.8cm" svg:height="16.4cm" svg:x="7.3cm" svg:y="6.1cm">
            <text:p text:style-name="P11">0</text:p>
            <text:p text:style-name="P11"/>
            <text:p text:style-name="P11"/>
            <text:p text:style-name="P11">3×</text:p>
            <text:p text:style-name="P11">9</text:p>
            <draw:enhanced-geometry svg:viewBox="0 0 21600 21600" draw:type="rectangle" draw:enhanced-path="M 0 0 L 21600 0 21600 21600 0 21600 0 0 Z N"/>
          </draw:custom-shape>
          <draw:custom-shape draw:style-name="gr373" draw:text-style-name="P69" draw:layer="layout" svg:width="3.2cm" svg:height="16.4cm" svg:x="8.1cm" svg:y="6.1cm">
            <text:p text:style-name="P11">1.6×</text:p>
            <text:p text:style-name="P11">(2.8+8.2+2.8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374" draw:text-style-name="P69" draw:layer="layout" svg:width="4.4cm" svg:height="16.4cm" svg:x="16.1cm" svg:y="6.1cm">
            <text:p text:style-name="P11">2.2×</text:p>
            <text:p text:style-name="P11">(5+8.2+5)</text:p>
            <text:p text:style-name="P11"/>
            <text:p text:style-name="P11">(2+2.6)×</text:p>
            <text:p text:style-name="P11">8.2</text:p>
            <draw:enhanced-geometry svg:viewBox="0 0 21600 21600" draw:type="rectangle" draw:enhanced-path="M 0 0 L 21600 0 21600 21600 0 21600 0 0 Z N"/>
          </draw:custom-shape>
          <draw:custom-shape draw:style-name="gr375" draw:text-style-name="P69" draw:layer="layout" svg:width="4.8cm" svg:height="16.4cm" svg:x="11.3cm" svg:y="6.1cm">
            <text:p text:style-name="P11">2.4×</text:p>
            <text:p text:style-name="P11">(3.4+8.2+3.4)</text:p>
            <text:p text:style-name="P11"/>
            <text:p text:style-name="P11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43" draw:text-style-name="P64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4" draw:text-style-name="P63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5" draw:text-style-name="P63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6" draw:text-style-name="P63" draw:layer="layout" svg:width="2.399cm" svg:height="4.798cm" draw:transform="rotate (-1.5707963267949) translate (11.635cm 15.557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0" draw:text-style-name="P64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7" draw:text-style-name="P64" draw:layer="layout" svg:width="4.399cm" svg:height="4.399cm" draw:transform="rotate (1.5707963267949) translate (7.186cm 22.41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6" draw:text-style-name="P64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3" draw:text-style-name="P64" draw:layer="layout" svg:width="4.001cm" svg:height="1.6cm" draw:transform="rotate (1.5707963267949) translate (17.697cm 16.8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9" draw:text-style-name="P63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77" draw:text-style-name="P65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50" draw:text-style-name="P65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51" draw:text-style-name="P61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6" draw:text-style-name="P65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89" draw:text-style-name="P34" draw:layer="layout" svg:x1="17.697cm" svg:y1="12.467cm" svg:x2="17.297cm" svg:y2="12.067cm">
            <text:p/>
          </draw:line>
          <draw:custom-shape draw:style-name="gr353" draw:text-style-name="P65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8" draw:text-style-name="P65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9" draw:text-style-name="P65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89" draw:text-style-name="P34" draw:layer="layout" svg:x1="12.097cm" svg:y1="14.467cm" svg:x2="17.697cm" svg:y2="14.467cm">
            <text:p/>
          </draw:line>
          <draw:line draw:style-name="gr189" draw:text-style-name="P34" draw:layer="layout" svg:x1="12.097cm" svg:y1="15.267cm" svg:x2="17.697cm" svg:y2="15.267cm">
            <text:p/>
          </draw:line>
          <draw:line draw:style-name="gr189" draw:text-style-name="P34" draw:layer="layout" svg:x1="12.097cm" svg:y1="14.867cm" svg:x2="17.697cm" svg:y2="14.867cm">
            <text:p/>
          </draw:line>
          <draw:line draw:style-name="gr189" draw:text-style-name="P34" draw:layer="layout" svg:x1="12.097cm" svg:y1="14.467cm" svg:x2="12.097cm" svg:y2="15.667cm">
            <text:p/>
          </draw:line>
          <draw:line draw:style-name="gr310" draw:text-style-name="P34" draw:layer="layout" svg:x1="16.897cm" svg:y1="12.067cm" svg:x2="19.697cm" svg:y2="11.667cm">
            <text:p/>
          </draw:line>
          <draw:line draw:style-name="gr189" draw:text-style-name="P34" draw:layer="layout" svg:x1="17.297cm" svg:y1="12.067cm" svg:x2="20.097cm" svg:y2="11.667cm">
            <text:p/>
          </draw:line>
          <draw:line draw:style-name="gr314" draw:text-style-name="P34" draw:layer="layout" svg:x1="35.297cm" svg:y1="11.667cm" svg:x2="27.297cm" svg:y2="7.667cm">
            <text:p/>
          </draw:line>
          <draw:line draw:style-name="gr314" draw:text-style-name="P34" draw:layer="layout" svg:x1="18.897cm" svg:y1="12.867cm" svg:x2="27.697cm" svg:y2="8.467cm">
            <text:p/>
          </draw:line>
          <draw:line draw:style-name="gr314" draw:text-style-name="P34" draw:layer="layout" svg:x1="17.697cm" svg:y1="12.867cm" svg:x2="28.097cm" svg:y2="7.667cm">
            <text:p/>
          </draw:line>
          <draw:line draw:style-name="gr314" draw:text-style-name="P34" draw:layer="layout" svg:x1="34.897cm" svg:y1="12.067cm" svg:x2="27.697cm" svg:y2="8.467cm">
            <text:p/>
          </draw:line>
          <draw:line draw:style-name="gr314" draw:text-style-name="P34" draw:layer="layout" svg:x1="34.497cm" svg:y1="16.067cm" svg:x2="19.297cm" svg:y2="16.067cm">
            <text:p/>
          </draw:line>
          <draw:line draw:style-name="gr314" draw:text-style-name="P34" draw:layer="layout" svg:x1="34.497cm" svg:y1="22.467cm" svg:x2="34.497cm" svg:y2="12.067cm">
            <text:p/>
          </draw:line>
          <draw:line draw:style-name="gr314" draw:text-style-name="P34" draw:layer="layout" svg:x1="35.297cm" svg:y1="22.467cm" svg:x2="35.297cm" svg:y2="11.667cm">
            <text:p/>
          </draw:line>
          <draw:line draw:style-name="gr314" draw:text-style-name="P34" draw:layer="layout" svg:x1="19.297cm" svg:y1="16.867cm" svg:x2="19.297cm" svg:y2="12.867cm">
            <text:p/>
          </draw:line>
          <draw:line draw:style-name="gr314" draw:text-style-name="P34" draw:layer="layout" svg:x1="18.497cm" svg:y1="16.067cm" svg:x2="10.897cm" svg:y2="16.067cm">
            <text:p/>
          </draw:line>
          <draw:line draw:style-name="gr314" draw:text-style-name="P34" draw:layer="layout" svg:x1="7.297cm" svg:y1="22.467cm" svg:x2="7.297cm" svg:y2="18.067cm">
            <text:p/>
          </draw:line>
          <draw:line draw:style-name="gr314" draw:text-style-name="P34" draw:layer="layout" svg:x1="7.297cm" svg:y1="18.067cm" svg:x2="11.297cm" svg:y2="16.067cm">
            <text:p/>
          </draw:line>
          <draw:measure draw:style-name="gr290" draw:text-style-name="P51" draw:layer="layout" svg:x1="7.296cm" svg:y1="23.994cm" svg:x2="35.296cm" svg:y2="23.994cm">
            <text:p text:style-name="P51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14" draw:text-style-name="P34" draw:layer="layout" svg:x1="18.497cm" svg:y1="16.067cm" svg:x2="18.497cm" svg:y2="12.867cm">
            <text:p/>
          </draw:line>
          <draw:line draw:style-name="gr314" draw:text-style-name="P34" draw:layer="layout" svg:x1="8.097cm" svg:y1="22.467cm" svg:x2="8.097cm" svg:y2="18.067cm">
            <text:p/>
          </draw:line>
          <draw:line draw:style-name="gr310" draw:text-style-name="P34" draw:layer="layout" svg:x1="6.097cm" svg:y1="18.467cm" svg:x2="27.697cm" svg:y2="7.667cm">
            <text:p/>
          </draw:line>
          <draw:line draw:style-name="gr314" draw:text-style-name="P34" draw:layer="layout" svg:x1="23.297cm" svg:y1="9.667cm" svg:x2="26.497cm" svg:y2="8.067cm">
            <text:p/>
          </draw:line>
          <draw:line draw:style-name="gr314" draw:text-style-name="P34" draw:layer="layout" svg:x1="19.422cm" svg:y1="11.627cm" svg:x2="22.497cm" svg:y2="10.067cm">
            <text:p/>
          </draw:line>
          <draw:line draw:style-name="gr314" draw:text-style-name="P34" draw:layer="layout" svg:x1="8.097cm" svg:y1="17.267cm" svg:x2="11.297cm" svg:y2="15.667cm">
            <text:p/>
          </draw:line>
          <draw:line draw:style-name="gr310" draw:text-style-name="P34" draw:layer="layout" svg:x1="27.697cm" svg:y1="7.667cm" svg:x2="36.497cm" svg:y2="12.067cm">
            <text:p/>
          </draw:line>
          <draw:line draw:style-name="gr314" draw:text-style-name="P34" draw:layer="layout" svg:x1="18.497cm" svg:y1="16.867cm" svg:x2="10.897cm" svg:y2="16.867cm">
            <text:p/>
          </draw:line>
          <draw:line draw:style-name="gr314" draw:text-style-name="P34" draw:layer="layout" svg:x1="7.697cm" svg:y1="18.467cm" svg:x2="10.897cm" svg:y2="16.867cm">
            <text:p/>
          </draw:line>
          <draw:custom-shape draw:style-name="gr378" draw:text-style-name="P65" draw:layer="layout" svg:width="11.172cm" svg:height="0.798cm" draw:transform="skewX (0.001221730476396) rotate (0.462686784703697) translate (17.651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9" draw:text-style-name="P65" draw:layer="layout" svg:width="5.592cm" svg:height="0.801cm" draw:transform="skewX (-0.00244346095279199) rotate (0.462686784703697) translate (6.89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80" draw:text-style-name="P65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81" draw:text-style-name="P70" draw:layer="layout" svg:width="29.6cm" svg:height="0.401cm" svg:x="6.496cm" svg:y="22.01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14" draw:text-style-name="P34" draw:layer="layout" svg:x1="34.497cm" svg:y1="16.867cm" svg:x2="18.097cm" svg:y2="16.867cm">
            <text:p/>
          </draw:line>
        </draw:g>
        <draw:custom-shape draw:style-name="gr357" draw:text-style-name="P59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9" draw:text-style-name="P66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0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9" draw:text-style-name="P66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10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8" draw:text-style-name="P10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61" draw:text-style-name="P10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1" draw:text-style-name="P10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67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63" draw:text-style-name="P10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0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82" draw:text-style-name="P4" draw:layer="layout" svg:x1="33.397cm" svg:y1="21.801cm" svg:x2="35.397cm" svg:y2="21.801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3" draw:text-style-name="P4" draw:layer="layout" svg:x1="9.397cm" svg:y1="21.801cm" svg:x2="14.197cm" svg:y2="21.801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4" draw:text-style-name="P4" draw:layer="layout" svg:x1="7.397cm" svg:y1="21.801cm" svg:x2="9.397cm" svg:y2="21.801cm">
            <text:p text:style-name="P4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29" draw:text-style-name="P66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9" draw:text-style-name="P66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0" draw:text-style-name="P10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85" draw:text-style-name="P4" draw:layer="layout" svg:x1="14.197cm" svg:y1="21.801cm" svg:x2="18.997cm" svg:y2="21.801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6" draw:text-style-name="P4" draw:layer="layout" svg:x1="18.997cm" svg:y1="21.8cm" svg:x2="23.797cm" svg:y2="21.8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7" draw:text-style-name="P4" draw:layer="layout" svg:x1="23.797cm" svg:y1="21.801cm" svg:x2="28.597cm" svg:y2="21.801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8" draw:text-style-name="P4" draw:layer="layout" svg:x1="28.597cm" svg:y1="21.801cm" svg:x2="33.397cm" svg:y2="21.801cm">
            <text:p text:style-name="P4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89" draw:text-style-name="P4" draw:layer="layout" svg:x1="7.7cm" svg:y1="22.1cm" svg:x2="7.7cm" svg:y2="17.5cm">
            <text:p text:style-name="P4"><text:span text:style-name="T2"><text:measure text:kind="gap"/></text:span><text:span text:style-name="T2"><text:measure text:kind="value">2.3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0" draw:text-style-name="P4" draw:layer="layout" svg:x1="17.7cm" svg:y1="22.1cm" svg:x2="17.7cm" svg:y2="12.1cm">
            <text:p text:style-name="P4"><text:span text:style-name="T2"><text:measure text:kind="gap"/></text:span><text:span text:style-name="T2"><text:measure text:kind="value">5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1" draw:text-style-name="P4" draw:layer="layout" svg:x1="14.1cm" svg:y1="22.1cm" svg:x2="14.1cm" svg:y2="15.3cm">
            <text:p text:style-name="P4"><text:span text:style-name="T2"><text:measure text:kind="gap"/></text:span><text:span text:style-name="T2"><text:measure text:kind="value">3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2" draw:text-style-name="P4" draw:layer="layout" svg:x1="23.3cm" svg:y1="22.1cm" svg:x2="23.3cm" svg:y2="9.1cm">
            <text:p text:style-name="P4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3" draw:text-style-name="P4" draw:layer="layout" svg:x1="34.9cm" svg:y1="22.1cm" svg:x2="34.9cm" svg:y2="11.3cm">
            <text:p text:style-name="P4"><text:span text:style-name="T2"><text:measure text:kind="gap"/></text:span><text:span text:style-name="T2"><text:measure text:kind="value">5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4" draw:text-style-name="P4" draw:layer="layout" svg:x1="9.4cm" svg:y1="22.1cm" svg:x2="9.4cm" svg:y2="16.5cm">
            <text:p text:style-name="P4"><text:span text:style-name="T2"><text:measure text:kind="gap"/></text:span><text:span text:style-name="T2"><text:measure text:kind="value">2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5" draw:text-style-name="P4" draw:layer="layout" svg:x1="30.9cm" svg:y1="22.1cm" svg:x2="30.9cm" svg:y2="9.1cm">
            <text:p text:style-name="P4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line draw:style-name="gr277" draw:text-style-name="P34" draw:layer="layout" svg:x1="30.499cm" svg:y1="22.467cm" svg:x2="30.499cm" svg:y2="16.467cm">
            <text:p/>
          </draw:line>
          <draw:line draw:style-name="gr310" draw:text-style-name="P34" draw:layer="layout" svg:x1="24.899cm" svg:y1="18.867cm" svg:x2="32.899cm" svg:y2="14.867cm">
            <text:p/>
          </draw:line>
          <draw:line draw:style-name="gr310" draw:text-style-name="P34" draw:layer="layout" svg:x1="32.899cm" svg:y1="14.867cm" svg:x2="37.699cm" svg:y2="17.267cm">
            <text:p/>
          </draw:line>
          <draw:line draw:style-name="gr277" draw:text-style-name="P34" draw:layer="layout" svg:x1="28.899cm" svg:y1="17.267cm" svg:x2="36.899cm" svg:y2="17.267cm">
            <text:p/>
          </draw:line>
          <draw:line draw:style-name="gr277" draw:text-style-name="P34" draw:layer="layout" svg:x1="32.899cm" svg:y1="15.267cm" svg:x2="37.699cm" svg:y2="17.667cm">
            <text:p/>
          </draw:line>
          <draw:line draw:style-name="gr277" draw:text-style-name="P34" draw:layer="layout" svg:x1="24.899cm" svg:y1="19.267cm" svg:x2="32.899cm" svg:y2="15.267cm">
            <text:p/>
          </draw:line>
          <draw:line draw:style-name="gr277" draw:text-style-name="P34" draw:layer="layout" svg:x1="26.499cm" svg:y1="22.467cm" svg:x2="26.499cm" svg:y2="18.467cm">
            <text:p/>
          </draw:line>
          <draw:line draw:style-name="gr277" draw:text-style-name="P34" draw:layer="layout" svg:x1="25.699cm" svg:y1="18.867cm" svg:x2="26.499cm" svg:y2="19.267cm">
            <text:p/>
          </draw:line>
        </draw:g>
        <draw:frame draw:style-name="gr32" draw:text-style-name="P21" draw:layer="layout" svg:width="0.717cm" svg:height="1.703cm" svg:x="22.697cm" svg:y="17.668cm">
          <draw:text-box>
            <text:p/>
          </draw:text-box>
        </draw:frame>
        <draw:custom-shape draw:style-name="gr30" draw:text-style-name="P12" draw:layer="layout" svg:width="2cm" svg:height="1.999cm" svg:x="2.498cm" svg:y="4.467cm">
          <text:p text:style-name="P11"><text:span text:style-name="T3"><text:line-break/></text:span><text:span text:style-name="T3">Z <text:s text:c="2"/>N</text:span></text:p>
          <text:p text:style-name="P11"><text:span text:style-name="T3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2" draw:text-style-name="P68" draw:layer="layout" svg:width="8.8cm" svg:height="1.6cm" svg:x="5.697cm" svg:y="4.067cm">
          <draw:text-box>
            <text:p><text:span text:style-name="T14">Gevel Oostzijde met car port</text:span></text:p>
          </draw:text-box>
        </draw:fram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</draw:page>
      <draw:page draw:name="page10" draw:style-name="dp1" draw:master-page-name="Default">
        <draw:custom-shape draw:style-name="gr396" draw:text-style-name="P60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61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59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9" draw:text-style-name="P38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38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38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0" draw:text-style-name="P4" draw:layer="measurelines" svg:x1="24.596cm" svg:y1="16.869cm" svg:x2="24.596cm" svg:y2="10.869cm">
            <text:p text:style-name="P4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1" draw:text-style-name="P4" draw:layer="layout" svg:x1="24.596cm" svg:y1="22.47cm" svg:x2="24.596cm" svg:y2="16.869cm">
            <text:p text:style-name="P4"><text:span text:style-name="T2"><text:measure text:kind="gap"/></text:span><text:span text:style-name="T2"><text:measure text:kind="value">2.8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2" draw:text-style-name="P4" draw:layer="layout" svg:x1="23.696cm" svg:y1="22.47cm" svg:x2="8.096cm" svg:y2="22.47cm">
            <text:p text:style-name="P4"><text:span text:style-name="T2"><text:measure text:kind="gap"/></text:span><text:span text:style-name="T2"><text:measure text:kind="value">7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403" draw:text-style-name="P71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3" draw:text-style-name="P71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4" draw:text-style-name="P71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71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4" draw:text-style-name="P71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6" draw:text-style-name="P71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6" draw:text-style-name="P71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71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71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6" draw:text-style-name="P71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7" draw:text-style-name="P4" draw:layer="layout" svg:x1="24.596cm" svg:y1="10.869cm" svg:x2="24.596cm" svg:y2="6.87cm">
            <text:p text:style-name="P4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8" draw:text-style-name="P4" draw:layer="layout" svg:x1="15.696cm" svg:y1="7.27cm" svg:x2="8.096cm" svg:y2="7.27cm">
            <text:p text:style-name="P4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09" draw:text-style-name="P4" draw:layer="layout" svg:x1="23.696cm" svg:y1="7.27cm" svg:x2="16.096cm" svg:y2="7.27cm">
            <text:p text:style-name="P4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0" draw:text-style-name="P4" draw:layer="layout" svg:x1="7.696cm" svg:y1="22.47cm" svg:x2="7.696cm" svg:y2="8.87cm">
            <text:p text:style-name="P4"><text:span text:style-name="T2"><text:measure text:kind="gap"/></text:span><text:span text:style-name="T2"><text:measure text:kind="value">6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32" draw:text-style-name="P21" draw:layer="layout" svg:width="0.717cm" svg:height="1.703cm" svg:x="21.497cm" svg:y="17.668cm">
          <draw:text-box>
            <text:p/>
          </draw:text-box>
        </draw:frame>
        <draw:frame draw:style-name="gr266" draw:text-style-name="P15" draw:layer="layout" svg:width="8.8cm" svg:height="2.401cm" svg:x="6.9cm" svg:y="4.868cm">
          <draw:text-box>
            <text:p><text:span text:style-name="T5">Spanten vanaf Noordzijde</text:span></text:p>
          </draw:text-box>
        </draw:frame>
        <draw:custom-shape draw:style-name="gr411" draw:text-style-name="P62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1" draw:text-style-name="P62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cm" svg:height="1.999cm" svg:x="2.5cm" svg:y="4.467cm">
          <text:p text:style-name="P11"><text:span text:style-name="T3"><text:line-break/></text:span><text:span text:style-name="T3">O <text:s text:c="2"/>W</text:span></text:p>
          <text:p text:style-name="P11"><text:span text:style-name="T3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</draw:page>
      <draw:page draw:name="page11" draw:style-name="dp1" draw:master-page-name="Default">
        <draw:custom-shape draw:style-name="gr412" draw:text-style-name="P64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13" draw:text-style-name="P72" draw:layer="layout" svg:width="6.8cm" svg:height="4.402cm" svg:x="14.1cm" svg:y="17.266cm">
            <text:p text:style-name="P11"><text:span text:style-name="T10">Bad-</text:span></text:p>
            <text:p text:style-name="P11"><text:span text:style-name="T10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4" draw:text-style-name="P72" draw:layer="layout" svg:width="4.4cm" svg:height="4.402cm" svg:x="7.7cm" svg:y="17.266cm">
            <text:p text:style-name="P11"><text:span text:style-name="T10">Entree</text:span></text:p>
            <text:p text:style-name="P1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5" draw:text-style-name="P72" draw:layer="layout" svg:width="7.2cm" svg:height="4.4cm" svg:x="7.7cm" svg:y="11.667cm">
            <text:p text:style-name="P11"><text:span text:style-name="T10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6" draw:text-style-name="P72" draw:layer="layout" svg:width="6cm" svg:height="4.4cm" svg:x="18.1cm" svg:y="11.667cm">
            <text:p text:style-name="P11"><text:span text:style-name="T10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7" draw:text-style-name="P72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8" draw:text-style-name="P72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9" draw:text-style-name="P72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72" draw:layer="layout" svg:width="3.2cm" svg:height="4.402cm" svg:x="20.9cm" svg:y="17.266cm">
            <text:p text:style-name="P11"><text:span text:style-name="T10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1" draw:text-style-name="P21" draw:layer="layout" svg:width="0.717cm" svg:height="1.704cm" svg:x="14.5cm" svg:y="20.466cm">
            <draw:text-box>
              <text:p/>
            </draw:text-box>
          </draw:frame>
        </draw:g>
        <draw:g>
          <draw:line draw:style-name="gr314" draw:text-style-name="P34" draw:layer="layout" svg:x1="7.698cm" svg:y1="16.868cm" svg:x2="24.098cm" svg:y2="16.868cm">
            <text:p/>
          </draw:line>
          <draw:custom-shape draw:style-name="gr422" draw:text-style-name="P65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65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61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4" draw:text-style-name="P60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425" draw:text-style-name="P73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5" draw:text-style-name="P73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5" draw:text-style-name="P73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6" draw:text-style-name="P65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65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4" draw:text-style-name="P34" draw:layer="layout" svg:x1="7.698cm" svg:y1="16.068cm" svg:x2="24.098cm" svg:y2="16.068cm">
            <text:p/>
          </draw:line>
          <draw:custom-shape draw:style-name="gr427" draw:text-style-name="P39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7" draw:text-style-name="P39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7" draw:text-style-name="P39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1" draw:text-style-name="P10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10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10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10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0" draw:text-style-name="P10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28" draw:text-style-name="P74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1" draw:layer="layout" svg:width="0.717cm" svg:height="1.703cm" svg:x="22.897cm" svg:y="18.067cm">
          <draw:text-box>
            <text:p/>
          </draw:text-box>
        </draw:frame>
        <draw:frame draw:style-name="gr32" draw:text-style-name="P21" draw:layer="layout" svg:width="0.717cm" svg:height="1.703cm" svg:x="20.9cm" svg:y="13.667cm">
          <draw:text-box>
            <text:p/>
          </draw:text-box>
        </draw:frame>
        <draw:measure draw:style-name="gr429" draw:text-style-name="P75" draw:layer="layout" svg:x1="5.961cm" svg:y1="12.065cm" svg:x2="5.961cm" svg:y2="8.067cm">
          <text:p text:style-name="P75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30" draw:text-style-name="P75" draw:layer="layout" svg:x1="6.363cm" svg:y1="22.468cm" svg:x2="6.363cm" svg:y2="12.068cm">
          <text:p text:style-name="P75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431" draw:text-style-name="P65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2" draw:text-style-name="P68" draw:layer="layout" svg:width="8.8cm" svg:height="1.6cm" svg:x="4.5cm" svg:y="4.067cm">
          <draw:text-box>
            <text:p><text:span text:style-name="T14">Gevel Noordzijde</text:span></text:p>
          </draw:text-box>
        </draw:frame>
        <draw:custom-shape draw:style-name="gr432" draw:text-style-name="P59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cm" svg:height="1.999cm" svg:x="2.5cm" svg:y="4.467cm">
          <text:p text:style-name="P11"><text:span text:style-name="T3"><text:line-break/></text:span><text:span text:style-name="T3">O <text:s text:c="2"/>W</text:span></text:p>
          <text:p text:style-name="P11"><text:span text:style-name="T3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  <draw:g>
          <draw:line draw:style-name="gr433" draw:text-style-name="P34" draw:layer="layout" svg:x1="11.297cm" svg:y1="20.468cm" svg:x2="12.097cm" svg:y2="20.468cm">
            <text:p/>
          </draw:line>
          <draw:line draw:style-name="gr433" draw:text-style-name="P34" draw:layer="layout" svg:x1="10.897cm" svg:y1="20.868cm" svg:x2="11.697cm" svg:y2="20.868cm">
            <text:p/>
          </draw:line>
          <draw:line draw:style-name="gr433" draw:text-style-name="P34" draw:layer="layout" svg:x1="10.497cm" svg:y1="21.268cm" svg:x2="11.297cm" svg:y2="21.268cm">
            <text:p/>
          </draw:line>
          <draw:line draw:style-name="gr433" draw:text-style-name="P34" draw:layer="layout" svg:x1="10.097cm" svg:y1="21.668cm" svg:x2="10.897cm" svg:y2="21.668cm">
            <text:p/>
          </draw:line>
          <draw:line draw:style-name="gr433" draw:text-style-name="P34" draw:layer="layout" svg:x1="12.897cm" svg:y1="18.868cm" svg:x2="13.697cm" svg:y2="18.868cm">
            <text:p/>
          </draw:line>
          <draw:line draw:style-name="gr433" draw:text-style-name="P34" draw:layer="layout" svg:x1="12.497cm" svg:y1="19.268cm" svg:x2="13.297cm" svg:y2="19.268cm">
            <text:p/>
          </draw:line>
          <draw:line draw:style-name="gr433" draw:text-style-name="P34" draw:layer="layout" svg:x1="12.097cm" svg:y1="19.668cm" svg:x2="12.897cm" svg:y2="19.668cm">
            <text:p/>
          </draw:line>
          <draw:line draw:style-name="gr433" draw:text-style-name="P34" draw:layer="layout" svg:x1="11.697cm" svg:y1="20.068cm" svg:x2="12.497cm" svg:y2="20.068cm">
            <text:p/>
          </draw:line>
          <draw:line draw:style-name="gr433" draw:text-style-name="P34" draw:layer="layout" svg:x1="14.497cm" svg:y1="17.268cm" svg:x2="15.297cm" svg:y2="17.268cm">
            <text:p/>
          </draw:line>
          <draw:line draw:style-name="gr433" draw:text-style-name="P34" draw:layer="layout" svg:x1="14.097cm" svg:y1="17.668cm" svg:x2="14.897cm" svg:y2="17.668cm">
            <text:p/>
          </draw:line>
          <draw:line draw:style-name="gr433" draw:text-style-name="P34" draw:layer="layout" svg:x1="13.697cm" svg:y1="18.068cm" svg:x2="14.497cm" svg:y2="18.068cm">
            <text:p/>
          </draw:line>
          <draw:line draw:style-name="gr433" draw:text-style-name="P34" draw:layer="layout" svg:x1="13.297cm" svg:y1="18.468cm" svg:x2="14.097cm" svg:y2="18.468cm">
            <text:p/>
          </draw:line>
          <draw:line draw:style-name="gr433" draw:text-style-name="P34" draw:layer="layout" svg:x1="15.297cm" svg:y1="16.468cm" svg:x2="16.097cm" svg:y2="16.468cm">
            <text:p/>
          </draw:line>
          <draw:line draw:style-name="gr433" draw:text-style-name="P34" draw:layer="layout" svg:x1="14.897cm" svg:y1="16.868cm" svg:x2="15.697cm" svg:y2="16.868cm">
            <text:p/>
          </draw:line>
        </draw:g>
      </draw:page>
      <draw:page draw:name="page12" draw:style-name="dp1" draw:master-page-name="Default">
        <draw:custom-shape draw:style-name="gr434" draw:text-style-name="P64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14" draw:text-style-name="P34" draw:layer="layout" svg:x1="7.698cm" svg:y1="16.868cm" svg:x2="24.098cm" svg:y2="16.868cm">
            <text:p/>
          </draw:line>
          <draw:custom-shape draw:style-name="gr422" draw:text-style-name="P65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65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61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35" draw:text-style-name="P60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62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36" draw:text-style-name="P62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62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6" draw:text-style-name="P65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65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4" draw:text-style-name="P34" draw:layer="layout" svg:x1="7.698cm" svg:y1="16.068cm" svg:x2="24.098cm" svg:y2="16.068cm">
            <text:p/>
          </draw:line>
        </draw:g>
        <draw:frame draw:style-name="gr32" draw:text-style-name="P21" draw:layer="layout" svg:width="0.717cm" svg:height="1.703cm" svg:x="24.795cm" svg:y="18.067cm">
          <draw:text-box>
            <text:p/>
          </draw:text-box>
        </draw:frame>
        <draw:measure draw:style-name="gr437" draw:text-style-name="P75" draw:layer="layout" svg:x1="5.961cm" svg:y1="12.065cm" svg:x2="5.961cm" svg:y2="8.067cm">
          <text:p text:style-name="P75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38" draw:text-style-name="P75" draw:layer="layout" svg:x1="6.363cm" svg:y1="22.468cm" svg:x2="6.363cm" svg:y2="12.068cm">
          <text:p text:style-name="P75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g>
          <draw:custom-shape draw:style-name="gr439" draw:text-style-name="P10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0" draw:text-style-name="P10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1" draw:text-style-name="P10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2" draw:text-style-name="P10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3" draw:text-style-name="P10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4" draw:text-style-name="P10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5" draw:text-style-name="P74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5" draw:text-style-name="P74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76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74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8" draw:text-style-name="P74" draw:layer="layout" svg:width="3.701cm" svg:height="0.801cm" svg:x="19.651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6" draw:text-style-name="P76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74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74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1" draw:text-style-name="P74" draw:layer="layout" svg:width="18.8cm" svg:height="0.433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74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2" draw:text-style-name="P74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74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74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54" draw:text-style-name="P74" draw:layer="layout" svg:width="6cm" svg:height="2.032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5" draw:text-style-name="P74" draw:layer="layout" svg:width="6cm" svg:height="2cm" svg:x="18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6" draw:text-style-name="P77" draw:layer="layout" svg:width="5.6cm" svg:height="2cm" svg:x="19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7" draw:text-style-name="P74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8" draw:text-style-name="P77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9" draw:text-style-name="P74" draw:layer="layout" svg:width="6cm" svg:height="1.999cm" svg:x="12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5" draw:text-style-name="P74" draw:layer="layout" svg:width="6cm" svg:height="2cm" svg:x="6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6" draw:text-style-name="P77" draw:layer="layout" svg:width="5.6cm" svg:height="2cm" svg:x="7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5" draw:text-style-name="P74" draw:layer="layout" svg:width="6cm" svg:height="2cm" svg:x="18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6" draw:text-style-name="P77" draw:layer="layout" svg:width="5.6cm" svg:height="2cm" svg:x="19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5" draw:text-style-name="P74" draw:layer="layout" svg:width="6cm" svg:height="2cm" svg:x="6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6" draw:text-style-name="P77" draw:layer="layout" svg:width="5.6cm" svg:height="2cm" svg:x="7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89" draw:text-style-name="P34" draw:layer="layout" svg:x1="23.299cm" svg:y1="14.469cm" svg:x2="8.499cm" svg:y2="14.469cm">
            <text:p/>
          </draw:line>
          <draw:line draw:style-name="gr189" draw:text-style-name="P34" draw:layer="layout" svg:x1="23.299cm" svg:y1="15.269cm" svg:x2="8.499cm" svg:y2="15.269cm">
            <text:p/>
          </draw:line>
          <draw:line draw:style-name="gr189" draw:text-style-name="P34" draw:layer="layout" svg:x1="23.299cm" svg:y1="14.869cm" svg:x2="8.499cm" svg:y2="14.869cm">
            <text:p/>
          </draw:line>
          <draw:line draw:style-name="gr189" draw:text-style-name="P34" draw:layer="layout" svg:x1="23.299cm" svg:y1="14.469cm" svg:x2="23.299cm" svg:y2="15.669cm">
            <text:p/>
          </draw:line>
          <draw:line draw:style-name="gr189" draw:text-style-name="P34" draw:layer="layout" svg:x1="12.099cm" svg:y1="12.869cm" svg:x2="12.099cm" svg:y2="12.069cm">
            <text:p/>
          </draw:line>
          <draw:line draw:style-name="gr189" draw:text-style-name="P34" draw:layer="layout" svg:x1="8.499cm" svg:y1="14.469cm" svg:x2="8.499cm" svg:y2="15.669cm">
            <text:p/>
          </draw:line>
          <draw:line draw:style-name="gr189" draw:text-style-name="P34" draw:layer="layout" svg:x1="13.299cm" svg:y1="14.469cm" svg:x2="13.299cm" svg:y2="15.669cm">
            <text:p/>
          </draw:line>
          <draw:line draw:style-name="gr189" draw:text-style-name="P34" draw:layer="layout" svg:x1="18.499cm" svg:y1="14.469cm" svg:x2="18.499cm" svg:y2="15.669cm">
            <text:p/>
          </draw:line>
          <draw:line draw:style-name="gr189" draw:text-style-name="P34" draw:layer="layout" svg:x1="19.699cm" svg:y1="12.869cm" svg:x2="19.699cm" svg:y2="12.069cm">
            <text:p/>
          </draw:line>
          <draw:line draw:style-name="gr189" draw:text-style-name="P34" draw:layer="layout" svg:x1="19.699cm" svg:y1="12.069cm" svg:x2="12.099cm" svg:y2="12.069cm">
            <text:p/>
          </draw:line>
        </draw:g>
        <draw:custom-shape draw:style-name="gr30" draw:text-style-name="P12" draw:layer="layout" svg:width="2cm" svg:height="1.999cm" svg:x="2.5cm" svg:y="4.467cm">
          <text:p text:style-name="P11"><text:span text:style-name="T3"><text:line-break/></text:span><text:span text:style-name="T3">W <text:s text:c="2"/>O</text:span></text:p>
          <text:p text:style-name="P11"><text:span text:style-name="T3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2" draw:text-style-name="P68" draw:layer="layout" svg:width="8.8cm" svg:height="1.6cm" svg:x="4.5cm" svg:y="4.067cm">
          <draw:text-box>
            <text:p><text:span text:style-name="T14">Gevel Zuidzijde</text:span></text:p>
          </draw:text-box>
        </draw:frame>
        <draw:custom-shape draw:style-name="gr432" draw:text-style-name="P59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3" draw:layer="layout" svg:width="9.58cm" svg:height="5.462cm" svg:x="5.717cm" svg:y="24.886cm">
          <draw:text-box>
            <text:p><text:span text:style-name="T4"><text:file-name text:display="name">julianapark-k31-13</text:file-name></text:span><text:span text:style-name="T4"><text:s text:c="2"/></text:span><text:span text:style-name="T4"><text:date style:data-style-name="D4" text:date-value="2017-10-23">23-10-2017</text:date></text:span></text:p>
            <text:p><text:span text:style-name="T4">Arend Freije</text:span></text:p>
            <text:p><text:span text:style-name="T4">afreije@inn.nl</text:span></text:p>
            <text:p><text:span text:style-name="T4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betonplaat" draw:display-name="Hatching betonplaat" draw:style="single" draw:color="#808080" draw:distance="0.102cm" draw:rotation="450"/>
    <draw:hatch draw:name="Houtvezelwand" draw:style="single" draw:color="#b84700" draw:distance="0.102cm" draw:rotation="13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hatch draw:name="Trap2" draw:style="single" draw:color="#000000" draw:distance="0.3cm" draw:rotation="900"/>
    <draw:hatch draw:name="Trap3" draw:style="single" draw:color="#000000" draw:distance="0.3cm" draw:rotation="1350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1DT1H48M48S</meta:editing-duration>
    <meta:editing-cycles>560</meta:editing-cycles>
    <meta:generator>LibreOffice/5.4.0.3$Linux_X86_64 LibreOffice_project/40m0$Build-3</meta:generator>
    <dc:date>2017-10-23T07:07:55.086635078</dc:date>
    <meta:print-date>2017-03-14T08:27:27.604361285</meta:print-date>
    <meta:document-statistic meta:object-count="1614"/>
  </office:meta>
</office:document-meta>
</file>